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ce10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004" table:default-cell-style-name="Default"/>
        <table:table-row table:style-name="ro1">
          <table:table-cell table:style-name="ce1" office:value-type="string">
            <text:p>Dato</text:p>
          </table:table-cell>
          <table:table-cell table:style-name="ce3" office:value-type="string">
            <text:p>År</text:p>
          </table:table-cell>
          <table:table-cell table:style-name="ce6" office:value-type="string">
            <text:p>1 måned</text:p>
          </table:table-cell>
          <table:table-cell table:style-name="ce8" office:value-type="string">
            <text:p>3 måneder</text:p>
          </table:table-cell>
          <table:table-cell table:style-name="ce8" office:value-type="string">
            <text:p>6 måneder</text:p>
          </table:table-cell>
          <table:table-cell table:style-name="ce8" office:value-type="string">
            <text:p>12 måneder</text:p>
          </table:table-cell>
          <table:table-cell table:style-name="ce8" office:value-type="string">
            <text:p>Årlig endring</text:p>
          </table:table-cell>
          <table:table-cell table:style-name="ce3" office:value-type="string">
            <text:p>År</text:p>
          </table:table-cell>
          <table:table-cell table:style-name="ce6" office:value-type="string">
            <text:p>1 måned</text:p>
          </table:table-cell>
          <table:table-cell table:style-name="ce8" office:value-type="string">
            <text:p>3 måneder</text:p>
          </table:table-cell>
          <table:table-cell table:style-name="ce8" office:value-type="string">
            <text:p>6 måneder</text:p>
          </table:table-cell>
          <table:table-cell table:style-name="ce8" office:value-type="string">
            <text:p>12 måneder</text:p>
            <draw:frame table:end-cell-address="Sheet1.S21" table:end-x="2.157cm" table:end-y="0.102cm" draw:z-index="0" draw:style-name="gr1" svg:width="15.999cm" svg:height="8.999cm" svg:x="1.965cm" svg:y="0.1cm">
              <draw:object draw:notify-on-update-of-ranges="Sheet1.T1:Sheet1.T1 Sheet1.T2:Sheet1.T69 Sheet1.U1:Sheet1.U1 Sheet1.U2:Sheet1.U69 Sheet1.V1:Sheet1.V1 Sheet1.V2:Sheet1.V69 Sheet1.W1:Sheet1.W1 Sheet1.W2:Sheet1.W69 Sheet1.X1:Sheet1.X1 Sheet1.X2:Sheet1.X69 Sheet1.Y1:Sheet1.Y1 Sheet1.Y2:Sheet1.Y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" office:value-type="string">
            <text:p>Årlig endring</text:p>
          </table:table-cell>
          <table:table-cell table:style-name="ce3" office:value-type="string">
            <text:p>År</text:p>
          </table:table-cell>
          <table:table-cell table:style-name="ce6" office:value-type="string">
            <text:p>1 måned</text:p>
          </table:table-cell>
          <table:table-cell table:style-name="ce6" office:value-type="string">
            <text:p>3 måneder</text:p>
          </table:table-cell>
          <table:table-cell table:style-name="ce9" office:value-type="string">
            <text:p>6 måneder</text:p>
          </table:table-cell>
          <table:table-cell table:style-name="ce9" office:value-type="string">
            <text:p>12 måneder</text:p>
          </table:table-cell>
          <table:table-cell table:style-name="ce9" office:value-type="string">
            <text:p>Årlig endring</text:p>
          </table:table-cell>
          <table:table-cell table:style-name="ce3" office:value-type="string">
            <text:p>År</text:p>
          </table:table-cell>
          <table:table-cell table:style-name="ce6" office:value-type="string">
            <text:p>1 måned</text:p>
          </table:table-cell>
          <table:table-cell table:style-name="ce6" office:value-type="string">
            <text:p>3 måneder</text:p>
          </table:table-cell>
          <table:table-cell table:style-name="ce6" office:value-type="string">
            <text:p>6 måneder</text:p>
          </table:table-cell>
          <table:table-cell table:style-name="ce6" office:value-type="string">
            <text:p>12 måneder</text:p>
          </table:table-cell>
          <table:table-cell table:style-name="ce6" office:value-type="string">
            <text:p>Årlig endring</text:p>
          </table:table-cell>
          <table:table-cell table:style-name="ce6" table:number-columns-repeated="3"/>
          <table:table-cell table:style-name="ce8" table:number-columns-repeated="996"/>
        </table:table-row>
        <table:table-row table:style-name="ro1">
          <table:table-cell table:style-name="ce2" office:value-type="date" office:date-value="2006-01-01">
            <text:p>01.01.06</text:p>
          </table:table-cell>
          <table:table-cell table:style-name="ce4" office:value-type="float" office:value="2006">
            <text:p>2006</text:p>
          </table:table-cell>
          <table:table-cell table:style-name="ce7" office:value-type="float" office:value="79">
            <text:p>79</text:p>
          </table:table-cell>
          <table:table-cell table:formula="of:=SUM([.C#REF!:.C2])/3" office:value-type="float" office:value="0">
            <text:p>#REF!</text:p>
          </table:table-cell>
          <table:table-cell table:formula="of:=SUM([.C#REF!:.C2])/6" office:value-type="float" office:value="0">
            <text:p>#REF!</text:p>
          </table:table-cell>
          <table:table-cell table:formula="of:=SUM([.C#REF!:.C2])/12" office:value-type="float" office:value="0">
            <text:p>#REF!</text:p>
          </table:table-cell>
          <table:table-cell table:formula="of:=[.F2]-[.F#REF!]" office:value-type="float" office:value="0">
            <text:p>#REF!</text:p>
          </table:table-cell>
          <table:table-cell table:style-name="ce4" office:value-type="float" office:value="2006">
            <text:p>2006</text:p>
          </table:table-cell>
          <table:table-cell table:style-name="ce7" office:value-type="float" office:value="296">
            <text:p>296</text:p>
          </table:table-cell>
          <table:table-cell table:formula="of:=SUM([.I#REF!:.I2])/3" office:value-type="float" office:value="0">
            <text:p>#REF!</text:p>
          </table:table-cell>
          <table:table-cell table:formula="of:=SUM([.I#REF!:.I2])/6" office:value-type="float" office:value="0">
            <text:p>#REF!</text:p>
          </table:table-cell>
          <table:table-cell table:formula="of:=SUM([.I#REF!:.I2])/12" office:value-type="float" office:value="0">
            <text:p>#REF!</text:p>
          </table:table-cell>
          <table:table-cell table:formula="of:=[.L2]-[.L#REF!]" office:value-type="float" office:value="0">
            <text:p>#REF!</text:p>
          </table:table-cell>
          <table:table-cell table:style-name="ce4" office:value-type="float" office:value="2006">
            <text:p>2006</text:p>
          </table:table-cell>
          <table:table-cell table:style-name="ce7" office:value-type="float" office:value="68">
            <text:p>68</text:p>
          </table:table-cell>
          <table:table-cell table:style-name="ce7" table:formula="of:=SUM([.O#REF!:.O2])/3" office:value-type="float" office:value="0">
            <text:p>#REF!</text:p>
          </table:table-cell>
          <table:table-cell table:formula="of:=SUM([.O#REF!:.O2])/6" office:value-type="float" office:value="0">
            <text:p>#REF!</text:p>
          </table:table-cell>
          <table:table-cell table:style-name="ce10" table:formula="of:=SUM([.O#REF!:.O2])/12" office:value-type="float" office:value="0">
            <text:p>#REF!</text:p>
          </table:table-cell>
          <table:table-cell table:style-name="ce10" table:formula="of:=[.R2]-[.R#REF!]" office:value-type="float" office:value="0">
            <text:p>#REF!</text:p>
          </table:table-cell>
          <table:table-cell table:style-name="ce4" office:value-type="float" office:value="2006">
            <text:p>2006</text:p>
          </table:table-cell>
          <table:table-cell table:style-name="ce7" office:value-type="float" office:value="118">
            <text:p>118</text:p>
          </table:table-cell>
          <table:table-cell table:style-name="ce7" table:formula="of:=SUM([.U#REF!:.U2])/3" office:value-type="float" office:value="0">
            <text:p>#REF!</text:p>
          </table:table-cell>
          <table:table-cell table:style-name="ce7" table:formula="of:=SUM([.U#REF!:.U2])/6" office:value-type="float" office:value="0">
            <text:p>#REF!</text:p>
          </table:table-cell>
          <table:table-cell table:style-name="ce7" table:formula="of:=SUM([.U#REF!:.U2])/12" office:value-type="float" office:value="0">
            <text:p>#REF!</text:p>
          </table:table-cell>
          <table:table-cell table:style-name="ce7" table:formula="of:=[.X2]-[.X#REF!]" office:value-type="float" office:value="0">
            <text:p>#REF!</text:p>
          </table:table-cell>
          <table:table-cell table:style-name="ce7" office:value-type="float" office:value="9.3">
            <text:p>9,3</text:p>
          </table:table-cell>
          <table:table-cell table:style-name="ce7" office:value-type="string">
            <text:p>56 k</text:p>
          </table:table-cell>
          <table:table-cell table:style-name="ce7" office:value-type="string">
            <text:p>19 k</text:p>
          </table:table-cell>
          <table:table-cell table:formula="of:=SUM([.C2:.C7])/6" office:value-type="float" office:value="100.833333333333">
            <text:p>100,8333333333</text:p>
          </table:table-cell>
          <table:table-cell table:formula="of:=[.L2]-[.L13]" office:value-type="float" office:value="0">
            <text:p>#REF!</text:p>
          </table:table-cell>
          <table:table-cell table:formula="of:=[.R2]-[.R13]" office:value-type="float" office:value="0">
            <text:p>#REF!</text:p>
          </table:table-cell>
          <table:table-cell table:formula="of:=[.Q2]/[.K2]" office:value-type="float" office:value="0">
            <text:p>#REF!</text:p>
          </table:table-cell>
          <table:table-cell table:formula="of:=[.K2]-[.K13]" office:value-type="float" office:value="0">
            <text:p>#REF!</text:p>
          </table:table-cell>
          <table:table-cell table:formula="of:=[.Q2]-[.Q13]" office:value-type="float" office:value="0">
            <text:p>#REF!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2-01">
            <text:p>01.02.06</text:p>
          </table:table-cell>
          <table:table-cell table:style-name="ce4"/>
          <table:table-cell table:style-name="ce7" office:value-type="float" office:value="77">
            <text:p>77</text:p>
          </table:table-cell>
          <table:table-cell table:formula="of:=SUM([.C1:.C3])/3" office:value-type="float" office:value="52">
            <text:p>52</text:p>
          </table:table-cell>
          <table:table-cell table:formula="of:=SUM([.C#REF!:.C3])/6" office:value-type="float" office:value="0">
            <text:p>#REF!</text:p>
          </table:table-cell>
          <table:table-cell table:formula="of:=SUM([.C#REF!:.C3])/12" office:value-type="float" office:value="0">
            <text:p>#REF!</text:p>
          </table:table-cell>
          <table:table-cell table:formula="of:=[.F3]-[.F#REF!]" office:value-type="float" office:value="0">
            <text:p>#REF!</text:p>
          </table:table-cell>
          <table:table-cell table:style-name="ce4"/>
          <table:table-cell table:style-name="ce7" office:value-type="float" office:value="311">
            <text:p>311</text:p>
          </table:table-cell>
          <table:table-cell table:formula="of:=SUM([.I1:.I3])/3" office:value-type="float" office:value="202.333333333333">
            <text:p>202,3333333333</text:p>
          </table:table-cell>
          <table:table-cell table:formula="of:=SUM([.I#REF!:.I3])/6" office:value-type="float" office:value="0">
            <text:p>#REF!</text:p>
          </table:table-cell>
          <table:table-cell table:formula="of:=SUM([.I#REF!:.I3])/12" office:value-type="float" office:value="0">
            <text:p>#REF!</text:p>
          </table:table-cell>
          <table:table-cell table:formula="of:=[.L3]-[.L#REF!]" office:value-type="float" office:value="0">
            <text:p>#REF!</text:p>
          </table:table-cell>
          <table:table-cell table:style-name="ce4"/>
          <table:table-cell table:style-name="ce7" office:value-type="float" office:value="68">
            <text:p>68</text:p>
          </table:table-cell>
          <table:table-cell table:style-name="ce7" table:formula="of:=SUM([.O1:.O3])/3" office:value-type="float" office:value="45.3333333333333">
            <text:p>45,3333333333</text:p>
          </table:table-cell>
          <table:table-cell table:formula="of:=SUM([.O#REF!:.O3])/6" office:value-type="float" office:value="0">
            <text:p>#REF!</text:p>
          </table:table-cell>
          <table:table-cell table:style-name="ce10" table:formula="of:=SUM([.O#REF!:.O3])/12" office:value-type="float" office:value="0">
            <text:p>#REF!</text:p>
          </table:table-cell>
          <table:table-cell table:style-name="ce10" table:formula="of:=[.R3]-[.R#REF!]" office:value-type="float" office:value="0">
            <text:p>#REF!</text:p>
          </table:table-cell>
          <table:table-cell table:style-name="ce4"/>
          <table:table-cell table:style-name="ce7" office:value-type="float" office:value="105">
            <text:p>105</text:p>
          </table:table-cell>
          <table:table-cell table:style-name="ce7" table:formula="of:=SUM([.U1:.U3])/3" office:value-type="float" office:value="74.3333333333333">
            <text:p>74,3333333333</text:p>
          </table:table-cell>
          <table:table-cell table:style-name="ce7" table:formula="of:=SUM([.U#REF!:.U3])/6" office:value-type="float" office:value="0">
            <text:p>#REF!</text:p>
          </table:table-cell>
          <table:table-cell table:style-name="ce7" table:formula="of:=SUM([.U#REF!:.U3])/12" office:value-type="float" office:value="0">
            <text:p>#REF!</text:p>
          </table:table-cell>
          <table:table-cell table:style-name="ce7" table:formula="of:=[.X3]-[.X#REF!]" office:value-type="float" office:value="0">
            <text:p>#REF!</text:p>
          </table:table-cell>
          <table:table-cell table:style-name="ce7" office:value-type="float" office:value="9.6">
            <text:p>9,6</text:p>
          </table:table-cell>
          <table:table-cell table:style-name="ce7" office:value-type="string">
            <text:p>45 k</text:p>
          </table:table-cell>
          <table:table-cell table:style-name="ce7" office:value-type="string">
            <text:p>20 k</text:p>
          </table:table-cell>
          <table:table-cell table:formula="of:=SUM([.C3:.C8])/6" office:value-type="float" office:value="106.833333333333">
            <text:p>106,8333333333</text:p>
          </table:table-cell>
          <table:table-cell table:formula="of:=[.L3]-[.L14]" office:value-type="float" office:value="0">
            <text:p>#REF!</text:p>
          </table:table-cell>
          <table:table-cell table:formula="of:=[.R3]-[.R14]" office:value-type="float" office:value="0">
            <text:p>#REF!</text:p>
          </table:table-cell>
          <table:table-cell table:formula="of:=[.Q3]/[.K3]" office:value-type="float" office:value="0">
            <text:p>#REF!</text:p>
          </table:table-cell>
          <table:table-cell table:formula="of:=[.K3]-[.K14]" office:value-type="float" office:value="0">
            <text:p>#REF!</text:p>
          </table:table-cell>
          <table:table-cell table:formula="of:=[.Q3]-[.Q14]" office:value-type="float" office:value="0">
            <text:p>#REF!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3-01">
            <text:p>01.03.06</text:p>
          </table:table-cell>
          <table:table-cell table:style-name="ce4"/>
          <table:table-cell table:style-name="ce7" office:value-type="float" office:value="102">
            <text:p>102</text:p>
          </table:table-cell>
          <table:table-cell table:formula="of:=SUM([.C2:.C4])/3" office:value-type="float" office:value="86">
            <text:p>86</text:p>
          </table:table-cell>
          <table:table-cell table:formula="of:=SUM([.C#REF!:.C4])/6" office:value-type="float" office:value="0">
            <text:p>#REF!</text:p>
          </table:table-cell>
          <table:table-cell table:formula="of:=SUM([.C#REF!:.C4])/12" office:value-type="float" office:value="0">
            <text:p>#REF!</text:p>
          </table:table-cell>
          <table:table-cell table:formula="of:=[.F4]-[.F#REF!]" office:value-type="float" office:value="0">
            <text:p>#REF!</text:p>
          </table:table-cell>
          <table:table-cell table:style-name="ce4"/>
          <table:table-cell table:style-name="ce7" office:value-type="float" office:value="372">
            <text:p>372</text:p>
          </table:table-cell>
          <table:table-cell table:formula="of:=SUM([.I2:.I4])/3" office:value-type="float" office:value="326.333333333333">
            <text:p>326,3333333333</text:p>
          </table:table-cell>
          <table:table-cell table:formula="of:=SUM([.I#REF!:.I4])/6" office:value-type="float" office:value="0">
            <text:p>#REF!</text:p>
          </table:table-cell>
          <table:table-cell table:formula="of:=SUM([.I#REF!:.I4])/12" office:value-type="float" office:value="0">
            <text:p>#REF!</text:p>
          </table:table-cell>
          <table:table-cell table:formula="of:=[.L4]-[.L#REF!]" office:value-type="float" office:value="0">
            <text:p>#REF!</text:p>
          </table:table-cell>
          <table:table-cell table:style-name="ce4"/>
          <table:table-cell table:style-name="ce7" office:value-type="float" office:value="68">
            <text:p>68</text:p>
          </table:table-cell>
          <table:table-cell table:style-name="ce7" table:formula="of:=SUM([.O2:.O4])/3" office:value-type="float" office:value="68">
            <text:p>68</text:p>
          </table:table-cell>
          <table:table-cell table:formula="of:=SUM([.O#REF!:.O4])/6" office:value-type="float" office:value="0">
            <text:p>#REF!</text:p>
          </table:table-cell>
          <table:table-cell table:style-name="ce10" table:formula="of:=SUM([.O#REF!:.O4])/12" office:value-type="float" office:value="0">
            <text:p>#REF!</text:p>
          </table:table-cell>
          <table:table-cell table:style-name="ce10" table:formula="of:=[.R4]-[.R#REF!]" office:value-type="float" office:value="0">
            <text:p>#REF!</text:p>
          </table:table-cell>
          <table:table-cell table:style-name="ce4"/>
          <table:table-cell table:style-name="ce7" office:value-type="float" office:value="120">
            <text:p>120</text:p>
          </table:table-cell>
          <table:table-cell table:style-name="ce7" table:formula="of:=SUM([.U2:.U4])/3" office:value-type="float" office:value="114.333333333333">
            <text:p>114,3333333333</text:p>
          </table:table-cell>
          <table:table-cell table:style-name="ce7" table:formula="of:=SUM([.U#REF!:.U4])/6" office:value-type="float" office:value="0">
            <text:p>#REF!</text:p>
          </table:table-cell>
          <table:table-cell table:style-name="ce7" table:formula="of:=SUM([.U#REF!:.U4])/12" office:value-type="float" office:value="0">
            <text:p>#REF!</text:p>
          </table:table-cell>
          <table:table-cell table:style-name="ce7" table:formula="of:=[.X4]-[.X#REF!]" office:value-type="float" office:value="0">
            <text:p>#REF!</text:p>
          </table:table-cell>
          <table:table-cell table:style-name="ce7" office:value-type="float" office:value="10.3">
            <text:p>10,3</text:p>
          </table:table-cell>
          <table:table-cell table:style-name="ce7" office:value-type="string">
            <text:p>72 k</text:p>
          </table:table-cell>
          <table:table-cell table:style-name="ce7" office:value-type="string">
            <text:p>22 k</text:p>
          </table:table-cell>
          <table:table-cell table:formula="of:=SUM([.C4:.C9])/6" office:value-type="float" office:value="115.333333333333">
            <text:p>115,3333333333</text:p>
          </table:table-cell>
          <table:table-cell table:formula="of:=[.L4]-[.L15]" office:value-type="float" office:value="0">
            <text:p>#REF!</text:p>
          </table:table-cell>
          <table:table-cell table:formula="of:=[.R4]-[.R15]" office:value-type="float" office:value="0">
            <text:p>#REF!</text:p>
          </table:table-cell>
          <table:table-cell table:formula="of:=[.Q4]/[.K4]" office:value-type="float" office:value="0">
            <text:p>#REF!</text:p>
          </table:table-cell>
          <table:table-cell table:formula="of:=[.K4]-[.K15]" office:value-type="float" office:value="0">
            <text:p>#REF!</text:p>
          </table:table-cell>
          <table:table-cell table:formula="of:=[.Q4]-[.Q15]" office:value-type="float" office:value="0">
            <text:p>#REF!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4-01">
            <text:p>01.04.06</text:p>
          </table:table-cell>
          <table:table-cell table:style-name="ce4"/>
          <table:table-cell table:style-name="ce7" office:value-type="float" office:value="94">
            <text:p>94</text:p>
          </table:table-cell>
          <table:table-cell table:formula="of:=SUM([.C3:.C5])/3" office:value-type="float" office:value="91">
            <text:p>91</text:p>
          </table:table-cell>
          <table:table-cell table:formula="of:=SUM([.C#REF!:.C5])/6" office:value-type="float" office:value="0">
            <text:p>#REF!</text:p>
          </table:table-cell>
          <table:table-cell table:formula="of:=SUM([.C#REF!:.C5])/12" office:value-type="float" office:value="0">
            <text:p>#REF!</text:p>
          </table:table-cell>
          <table:table-cell table:formula="of:=[.F5]-[.F#REF!]" office:value-type="float" office:value="0">
            <text:p>#REF!</text:p>
          </table:table-cell>
          <table:table-cell table:style-name="ce4"/>
          <table:table-cell table:style-name="ce7" office:value-type="float" office:value="376">
            <text:p>376</text:p>
          </table:table-cell>
          <table:table-cell table:formula="of:=SUM([.I3:.I5])/3" office:value-type="float" office:value="353">
            <text:p>353</text:p>
          </table:table-cell>
          <table:table-cell table:formula="of:=SUM([.I#REF!:.I5])/6" office:value-type="float" office:value="0">
            <text:p>#REF!</text:p>
          </table:table-cell>
          <table:table-cell table:formula="of:=SUM([.I#REF!:.I5])/12" office:value-type="float" office:value="0">
            <text:p>#REF!</text:p>
          </table:table-cell>
          <table:table-cell table:formula="of:=[.L5]-[.L#REF!]" office:value-type="float" office:value="0">
            <text:p>#REF!</text:p>
          </table:table-cell>
          <table:table-cell table:style-name="ce4"/>
          <table:table-cell table:style-name="ce7" office:value-type="float" office:value="74">
            <text:p>74</text:p>
          </table:table-cell>
          <table:table-cell table:style-name="ce7" table:formula="of:=SUM([.O3:.O5])/3" office:value-type="float" office:value="70">
            <text:p>70</text:p>
          </table:table-cell>
          <table:table-cell table:formula="of:=SUM([.O#REF!:.O5])/6" office:value-type="float" office:value="0">
            <text:p>#REF!</text:p>
          </table:table-cell>
          <table:table-cell table:style-name="ce10" table:formula="of:=SUM([.O#REF!:.O5])/12" office:value-type="float" office:value="0">
            <text:p>#REF!</text:p>
          </table:table-cell>
          <table:table-cell table:style-name="ce10" table:formula="of:=[.R5]-[.R#REF!]" office:value-type="float" office:value="0">
            <text:p>#REF!</text:p>
          </table:table-cell>
          <table:table-cell table:style-name="ce4"/>
          <table:table-cell table:style-name="ce7" office:value-type="float" office:value="108">
            <text:p>108</text:p>
          </table:table-cell>
          <table:table-cell table:style-name="ce7" table:formula="of:=SUM([.U3:.U5])/3" office:value-type="float" office:value="111">
            <text:p>111</text:p>
          </table:table-cell>
          <table:table-cell table:style-name="ce7" table:formula="of:=SUM([.U#REF!:.U5])/6" office:value-type="float" office:value="0">
            <text:p>#REF!</text:p>
          </table:table-cell>
          <table:table-cell table:style-name="ce7" table:formula="of:=SUM([.U#REF!:.U5])/12" office:value-type="float" office:value="0">
            <text:p>#REF!</text:p>
          </table:table-cell>
          <table:table-cell table:style-name="ce7" table:formula="of:=[.X5]-[.X#REF!]" office:value-type="float" office:value="0">
            <text:p>#REF!</text:p>
          </table:table-cell>
          <table:table-cell table:style-name="ce7" office:value-type="float" office:value="10.8">
            <text:p>10,8</text:p>
          </table:table-cell>
          <table:table-cell table:style-name="ce7" office:value-type="string">
            <text:p>67 k</text:p>
          </table:table-cell>
          <table:table-cell table:style-name="ce7" office:value-type="string">
            <text:p>24 k</text:p>
          </table:table-cell>
          <table:table-cell table:formula="of:=SUM([.C5:.C10])/6" office:value-type="float" office:value="124.5">
            <text:p>124,5</text:p>
          </table:table-cell>
          <table:table-cell table:formula="of:=[.L5]-[.L16]" office:value-type="float" office:value="0">
            <text:p>#REF!</text:p>
          </table:table-cell>
          <table:table-cell table:formula="of:=[.R5]-[.R16]" office:value-type="float" office:value="0">
            <text:p>#REF!</text:p>
          </table:table-cell>
          <table:table-cell table:formula="of:=[.Q5]/[.K5]" office:value-type="float" office:value="0">
            <text:p>#REF!</text:p>
          </table:table-cell>
          <table:table-cell table:formula="of:=[.K5]-[.K16]" office:value-type="float" office:value="0">
            <text:p>#REF!</text:p>
          </table:table-cell>
          <table:table-cell table:formula="of:=[.Q5]-[.Q16]" office:value-type="float" office:value="0">
            <text:p>#REF!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5-01">
            <text:p>01.05.06</text:p>
          </table:table-cell>
          <table:table-cell table:style-name="ce4"/>
          <table:table-cell table:style-name="ce7" office:value-type="float" office:value="135">
            <text:p>135</text:p>
          </table:table-cell>
          <table:table-cell table:formula="of:=SUM([.C4:.C6])/3" office:value-type="float" office:value="110.333333333333">
            <text:p>110,3333333333</text:p>
          </table:table-cell>
          <table:table-cell table:formula="of:=SUM([.C1:.C6])/6" office:value-type="float" office:value="81.1666666666667">
            <text:p>81,1666666667</text:p>
          </table:table-cell>
          <table:table-cell table:formula="of:=SUM([.C#REF!:.C6])/12" office:value-type="float" office:value="0">
            <text:p>#REF!</text:p>
          </table:table-cell>
          <table:table-cell table:formula="of:=[.F6]-[.F#REF!]" office:value-type="float" office:value="0">
            <text:p>#REF!</text:p>
          </table:table-cell>
          <table:table-cell table:style-name="ce4"/>
          <table:table-cell table:style-name="ce7" office:value-type="float" office:value="417">
            <text:p>417</text:p>
          </table:table-cell>
          <table:table-cell table:formula="of:=SUM([.I4:.I6])/3" office:value-type="float" office:value="388.333333333333">
            <text:p>388,3333333333</text:p>
          </table:table-cell>
          <table:table-cell table:formula="of:=SUM([.I1:.I6])/6" office:value-type="float" office:value="295.333333333333">
            <text:p>295,3333333333</text:p>
          </table:table-cell>
          <table:table-cell table:formula="of:=SUM([.I#REF!:.I6])/12" office:value-type="float" office:value="0">
            <text:p>#REF!</text:p>
          </table:table-cell>
          <table:table-cell table:formula="of:=[.L6]-[.L#REF!]" office:value-type="float" office:value="0">
            <text:p>#REF!</text:p>
          </table:table-cell>
          <table:table-cell table:style-name="ce4"/>
          <table:table-cell table:style-name="ce7" office:value-type="float" office:value="89">
            <text:p>89</text:p>
          </table:table-cell>
          <table:table-cell table:style-name="ce7" table:formula="of:=SUM([.O4:.O6])/3" office:value-type="float" office:value="77">
            <text:p>77</text:p>
          </table:table-cell>
          <table:table-cell table:formula="of:=SUM([.O1:.O6])/6" office:value-type="float" office:value="61.1666666666667">
            <text:p>61,1666666667</text:p>
          </table:table-cell>
          <table:table-cell table:style-name="ce10" table:formula="of:=SUM([.O#REF!:.O6])/12" office:value-type="float" office:value="0">
            <text:p>#REF!</text:p>
          </table:table-cell>
          <table:table-cell table:style-name="ce10" table:formula="of:=[.R6]-[.R#REF!]" office:value-type="float" office:value="0">
            <text:p>#REF!</text:p>
          </table:table-cell>
          <table:table-cell table:style-name="ce4"/>
          <table:table-cell table:style-name="ce7" office:value-type="float" office:value="115">
            <text:p>115</text:p>
          </table:table-cell>
          <table:table-cell table:style-name="ce7" table:formula="of:=SUM([.U4:.U6])/3" office:value-type="float" office:value="114.333333333333">
            <text:p>114,3333333333</text:p>
          </table:table-cell>
          <table:table-cell table:style-name="ce7" table:formula="of:=SUM([.U1:.U6])/6" office:value-type="float" office:value="94.3333333333333">
            <text:p>94,3333333333</text:p>
          </table:table-cell>
          <table:table-cell table:style-name="ce7" table:formula="of:=SUM([.U#REF!:.U6])/12" office:value-type="float" office:value="0">
            <text:p>#REF!</text:p>
          </table:table-cell>
          <table:table-cell table:style-name="ce7" table:formula="of:=[.X6]-[.X#REF!]" office:value-type="float" office:value="0">
            <text:p>#REF!</text:p>
          </table:table-cell>
          <table:table-cell table:style-name="ce7" office:value-type="float" office:value="11.4">
            <text:p>11,4</text:p>
          </table:table-cell>
          <table:table-cell table:style-name="ce7" office:value-type="string">
            <text:p>76 k</text:p>
          </table:table-cell>
          <table:table-cell table:style-name="ce7" office:value-type="string">
            <text:p>26 k</text:p>
          </table:table-cell>
          <table:table-cell table:formula="of:=SUM([.C6:.C11])/6" office:value-type="float" office:value="132.666666666667">
            <text:p>132,6666666667</text:p>
          </table:table-cell>
          <table:table-cell table:formula="of:=[.L6]-[.L17]" office:value-type="float" office:value="0">
            <text:p>#REF!</text:p>
          </table:table-cell>
          <table:table-cell table:formula="of:=[.R6]-[.R17]" office:value-type="float" office:value="0">
            <text:p>#REF!</text:p>
          </table:table-cell>
          <table:table-cell table:formula="of:=[.Q6]/[.K6]" office:value-type="float" office:value="0.207110609480813">
            <text:p>0,2071106095</text:p>
          </table:table-cell>
          <table:table-cell table:formula="of:=[.K6]-[.K17]" office:value-type="float" office:value="-397">
            <text:p>-397</text:p>
          </table:table-cell>
          <table:table-cell table:formula="of:=[.Q6]-[.Q17]" office:value-type="float" office:value="-45.3333333333333">
            <text:p>-45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6-01">
            <text:p>01.06.06</text:p>
          </table:table-cell>
          <table:table-cell table:style-name="ce4"/>
          <table:table-cell table:style-name="ce7" office:value-type="float" office:value="118">
            <text:p>118</text:p>
          </table:table-cell>
          <table:table-cell table:formula="of:=SUM([.C5:.C7])/3" office:value-type="float" office:value="115.666666666667">
            <text:p>115,6666666667</text:p>
          </table:table-cell>
          <table:table-cell table:formula="of:=SUM([.C2:.C7])/6" office:value-type="float" office:value="100.833333333333">
            <text:p>100,8333333333</text:p>
          </table:table-cell>
          <table:table-cell table:formula="of:=SUM([.C#REF!:.C7])/12" office:value-type="float" office:value="0">
            <text:p>#REF!</text:p>
          </table:table-cell>
          <table:table-cell table:formula="of:=[.F7]-[.F#REF!]" office:value-type="float" office:value="0">
            <text:p>#REF!</text:p>
          </table:table-cell>
          <table:table-cell table:style-name="ce4"/>
          <table:table-cell table:style-name="ce7" office:value-type="float" office:value="420">
            <text:p>420</text:p>
          </table:table-cell>
          <table:table-cell table:formula="of:=SUM([.I5:.I7])/3" office:value-type="float" office:value="404.333333333333">
            <text:p>404,3333333333</text:p>
          </table:table-cell>
          <table:table-cell table:formula="of:=SUM([.I2:.I7])/6" office:value-type="float" office:value="365.333333333333">
            <text:p>365,3333333333</text:p>
          </table:table-cell>
          <table:table-cell table:formula="of:=SUM([.I#REF!:.I7])/12" office:value-type="float" office:value="0">
            <text:p>#REF!</text:p>
          </table:table-cell>
          <table:table-cell table:formula="of:=[.L7]-[.L#REF!]" office:value-type="float" office:value="0">
            <text:p>#REF!</text:p>
          </table:table-cell>
          <table:table-cell table:style-name="ce4"/>
          <table:table-cell table:style-name="ce7" office:value-type="float" office:value="89">
            <text:p>89</text:p>
          </table:table-cell>
          <table:table-cell table:style-name="ce7" table:formula="of:=SUM([.O5:.O7])/3" office:value-type="float" office:value="84">
            <text:p>84</text:p>
          </table:table-cell>
          <table:table-cell table:formula="of:=SUM([.O2:.O7])/6" office:value-type="float" office:value="76">
            <text:p>76</text:p>
          </table:table-cell>
          <table:table-cell table:style-name="ce10" table:formula="of:=SUM([.O#REF!:.O7])/12" office:value-type="float" office:value="0">
            <text:p>#REF!</text:p>
          </table:table-cell>
          <table:table-cell table:style-name="ce10" table:formula="of:=[.R7]-[.R#REF!]" office:value-type="float" office:value="0">
            <text:p>#REF!</text:p>
          </table:table-cell>
          <table:table-cell table:style-name="ce4"/>
          <table:table-cell table:style-name="ce7" office:value-type="float" office:value="128">
            <text:p>128</text:p>
          </table:table-cell>
          <table:table-cell table:style-name="ce7" table:formula="of:=SUM([.U5:.U7])/3" office:value-type="float" office:value="117">
            <text:p>117</text:p>
          </table:table-cell>
          <table:table-cell table:style-name="ce7" table:formula="of:=SUM([.U2:.U7])/6" office:value-type="float" office:value="115.666666666667">
            <text:p>115,6666666667</text:p>
          </table:table-cell>
          <table:table-cell table:style-name="ce7" table:formula="of:=SUM([.U#REF!:.U7])/12" office:value-type="float" office:value="0">
            <text:p>#REF!</text:p>
          </table:table-cell>
          <table:table-cell table:style-name="ce7" table:formula="of:=[.X7]-[.X#REF!]" office:value-type="float" office:value="0">
            <text:p>#REF!</text:p>
          </table:table-cell>
          <table:table-cell table:style-name="ce7" office:value-type="float" office:value="11.8">
            <text:p>11,8</text:p>
          </table:table-cell>
          <table:table-cell table:style-name="ce7" office:value-type="string">
            <text:p>70 k</text:p>
          </table:table-cell>
          <table:table-cell table:style-name="ce7" office:value-type="string">
            <text:p>28 k</text:p>
          </table:table-cell>
          <table:table-cell table:formula="of:=SUM([.C7:.C12])/6" office:value-type="float" office:value="142.666666666667">
            <text:p>142,6666666667</text:p>
          </table:table-cell>
          <table:table-cell table:formula="of:=[.L7]-[.L18]" office:value-type="float" office:value="0">
            <text:p>#REF!</text:p>
          </table:table-cell>
          <table:table-cell table:formula="of:=[.R7]-[.R18]" office:value-type="float" office:value="0">
            <text:p>#REF!</text:p>
          </table:table-cell>
          <table:table-cell table:formula="of:=[.Q7]/[.K7]" office:value-type="float" office:value="0.208029197080292">
            <text:p>0,2080291971</text:p>
          </table:table-cell>
          <table:table-cell table:formula="of:=[.K7]-[.K18]" office:value-type="float" office:value="-338.666666666667">
            <text:p>-338,6666666667</text:p>
          </table:table-cell>
          <table:table-cell table:formula="of:=[.Q7]-[.Q18]" office:value-type="float" office:value="-32">
            <text:p>-32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7-01">
            <text:p>01.07.06</text:p>
          </table:table-cell>
          <table:table-cell table:style-name="ce4"/>
          <table:table-cell table:style-name="ce7" office:value-type="float" office:value="115">
            <text:p>115</text:p>
          </table:table-cell>
          <table:table-cell table:formula="of:=SUM([.C6:.C8])/3" office:value-type="float" office:value="122.666666666667">
            <text:p>122,6666666667</text:p>
          </table:table-cell>
          <table:table-cell table:formula="of:=SUM([.C3:.C8])/6" office:value-type="float" office:value="106.833333333333">
            <text:p>106,8333333333</text:p>
          </table:table-cell>
          <table:table-cell table:formula="of:=SUM([.C#REF!:.C8])/12" office:value-type="float" office:value="0">
            <text:p>#REF!</text:p>
          </table:table-cell>
          <table:table-cell table:formula="of:=[.F8]-[.F#REF!]" office:value-type="float" office:value="0">
            <text:p>#REF!</text:p>
          </table:table-cell>
          <table:table-cell table:style-name="ce4"/>
          <table:table-cell table:style-name="ce7" office:value-type="float" office:value="399">
            <text:p>399</text:p>
          </table:table-cell>
          <table:table-cell table:formula="of:=SUM([.I6:.I8])/3" office:value-type="float" office:value="412">
            <text:p>412</text:p>
          </table:table-cell>
          <table:table-cell table:formula="of:=SUM([.I3:.I8])/6" office:value-type="float" office:value="382.5">
            <text:p>382,5</text:p>
          </table:table-cell>
          <table:table-cell table:formula="of:=SUM([.I#REF!:.I8])/12" office:value-type="float" office:value="0">
            <text:p>#REF!</text:p>
          </table:table-cell>
          <table:table-cell table:formula="of:=[.L8]-[.L#REF!]" office:value-type="float" office:value="0">
            <text:p>#REF!</text:p>
          </table:table-cell>
          <table:table-cell table:style-name="ce4"/>
          <table:table-cell table:style-name="ce7" office:value-type="float" office:value="83">
            <text:p>83</text:p>
          </table:table-cell>
          <table:table-cell table:style-name="ce7" table:formula="of:=SUM([.O6:.O8])/3" office:value-type="float" office:value="87">
            <text:p>87</text:p>
          </table:table-cell>
          <table:table-cell table:formula="of:=SUM([.O3:.O8])/6" office:value-type="float" office:value="78.5">
            <text:p>78,5</text:p>
          </table:table-cell>
          <table:table-cell table:style-name="ce10" table:formula="of:=SUM([.O#REF!:.O8])/12" office:value-type="float" office:value="0">
            <text:p>#REF!</text:p>
          </table:table-cell>
          <table:table-cell table:style-name="ce10" table:formula="of:=[.R8]-[.R#REF!]" office:value-type="float" office:value="0">
            <text:p>#REF!</text:p>
          </table:table-cell>
          <table:table-cell table:style-name="ce4"/>
          <table:table-cell table:style-name="ce7" office:value-type="float" office:value="90">
            <text:p>90</text:p>
          </table:table-cell>
          <table:table-cell table:style-name="ce7" table:formula="of:=SUM([.U6:.U8])/3" office:value-type="float" office:value="111">
            <text:p>111</text:p>
          </table:table-cell>
          <table:table-cell table:style-name="ce7" table:formula="of:=SUM([.U3:.U8])/6" office:value-type="float" office:value="111">
            <text:p>111</text:p>
          </table:table-cell>
          <table:table-cell table:style-name="ce7" table:formula="of:=SUM([.U#REF!:.U8])/12" office:value-type="float" office:value="0">
            <text:p>#REF!</text:p>
          </table:table-cell>
          <table:table-cell table:style-name="ce7" table:formula="of:=[.X8]-[.X#REF!]" office:value-type="float" office:value="0">
            <text:p>#REF!</text:p>
          </table:table-cell>
          <table:table-cell table:style-name="ce7" office:value-type="float" office:value="12.3">
            <text:p>12,3</text:p>
          </table:table-cell>
          <table:table-cell table:style-name="ce7" office:value-type="string">
            <text:p>64 k</text:p>
          </table:table-cell>
          <table:table-cell table:style-name="ce7" office:value-type="string">
            <text:p>29 k</text:p>
          </table:table-cell>
          <table:table-cell table:formula="of:=SUM([.C8:.C13])/6" office:value-type="float" office:value="154.166666666667">
            <text:p>154,1666666667</text:p>
          </table:table-cell>
          <table:table-cell table:formula="of:=[.L8]-[.L19]" office:value-type="float" office:value="0">
            <text:p>#REF!</text:p>
          </table:table-cell>
          <table:table-cell table:formula="of:=[.R8]-[.R19]" office:value-type="float" office:value="0">
            <text:p>#REF!</text:p>
          </table:table-cell>
          <table:table-cell table:formula="of:=[.Q8]/[.K8]" office:value-type="float" office:value="0.205228758169935">
            <text:p>0,2052287582</text:p>
          </table:table-cell>
          <table:table-cell table:formula="of:=[.K8]-[.K19]" office:value-type="float" office:value="-313.333333333333">
            <text:p>-313,3333333333</text:p>
          </table:table-cell>
          <table:table-cell table:formula="of:=[.Q8]-[.Q19]" office:value-type="float" office:value="-29.5">
            <text:p>-29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8-01">
            <text:p>01.08.06</text:p>
          </table:table-cell>
          <table:table-cell table:style-name="ce4"/>
          <table:table-cell table:style-name="ce7" office:value-type="float" office:value="128">
            <text:p>128</text:p>
          </table:table-cell>
          <table:table-cell table:formula="of:=SUM([.C7:.C9])/3" office:value-type="float" office:value="120.333333333333">
            <text:p>120,3333333333</text:p>
          </table:table-cell>
          <table:table-cell table:formula="of:=SUM([.C4:.C9])/6" office:value-type="float" office:value="115.333333333333">
            <text:p>115,3333333333</text:p>
          </table:table-cell>
          <table:table-cell table:formula="of:=SUM([.C#REF!:.C9])/12" office:value-type="float" office:value="0">
            <text:p>#REF!</text:p>
          </table:table-cell>
          <table:table-cell table:formula="of:=[.F9]-[.F#REF!]" office:value-type="float" office:value="0">
            <text:p>#REF!</text:p>
          </table:table-cell>
          <table:table-cell table:style-name="ce4"/>
          <table:table-cell table:style-name="ce7" office:value-type="float" office:value="442">
            <text:p>442</text:p>
          </table:table-cell>
          <table:table-cell table:formula="of:=SUM([.I7:.I9])/3" office:value-type="float" office:value="420.333333333333">
            <text:p>420,3333333333</text:p>
          </table:table-cell>
          <table:table-cell table:formula="of:=SUM([.I4:.I9])/6" office:value-type="float" office:value="404.333333333333">
            <text:p>404,3333333333</text:p>
          </table:table-cell>
          <table:table-cell table:formula="of:=SUM([.I#REF!:.I9])/12" office:value-type="float" office:value="0">
            <text:p>#REF!</text:p>
          </table:table-cell>
          <table:table-cell table:formula="of:=[.L9]-[.L#REF!]" office:value-type="float" office:value="0">
            <text:p>#REF!</text:p>
          </table:table-cell>
          <table:table-cell table:style-name="ce4"/>
          <table:table-cell table:style-name="ce7" office:value-type="float" office:value="86">
            <text:p>86</text:p>
          </table:table-cell>
          <table:table-cell table:style-name="ce7" table:formula="of:=SUM([.O7:.O9])/3" office:value-type="float" office:value="86">
            <text:p>86</text:p>
          </table:table-cell>
          <table:table-cell table:formula="of:=SUM([.O4:.O9])/6" office:value-type="float" office:value="81.5">
            <text:p>81,5</text:p>
          </table:table-cell>
          <table:table-cell table:style-name="ce10" table:formula="of:=SUM([.O#REF!:.O9])/12" office:value-type="float" office:value="0">
            <text:p>#REF!</text:p>
          </table:table-cell>
          <table:table-cell table:style-name="ce10" table:formula="of:=[.R9]-[.R#REF!]" office:value-type="float" office:value="0">
            <text:p>#REF!</text:p>
          </table:table-cell>
          <table:table-cell table:style-name="ce4"/>
          <table:table-cell table:style-name="ce7" office:value-type="float" office:value="105">
            <text:p>105</text:p>
          </table:table-cell>
          <table:table-cell table:style-name="ce7" table:formula="of:=SUM([.U7:.U9])/3" office:value-type="float" office:value="107.666666666667">
            <text:p>107,6666666667</text:p>
          </table:table-cell>
          <table:table-cell table:style-name="ce7" table:formula="of:=SUM([.U4:.U9])/6" office:value-type="float" office:value="111">
            <text:p>111</text:p>
          </table:table-cell>
          <table:table-cell table:style-name="ce7" table:formula="of:=SUM([.U#REF!:.U9])/12" office:value-type="float" office:value="0">
            <text:p>#REF!</text:p>
          </table:table-cell>
          <table:table-cell table:style-name="ce7" table:formula="of:=[.X9]-[.X#REF!]" office:value-type="float" office:value="0">
            <text:p>#REF!</text:p>
          </table:table-cell>
          <table:table-cell table:style-name="ce7" office:value-type="float" office:value="12.6">
            <text:p>12,6</text:p>
          </table:table-cell>
          <table:table-cell table:style-name="ce7" office:value-type="string">
            <text:p>66 k</text:p>
          </table:table-cell>
          <table:table-cell table:style-name="ce7" office:value-type="string">
            <text:p>32 k</text:p>
          </table:table-cell>
          <table:table-cell table:formula="of:=SUM([.C9:.C14])/6" office:value-type="float" office:value="172.166666666667">
            <text:p>172,1666666667</text:p>
          </table:table-cell>
          <table:table-cell table:formula="of:=[.L9]-[.L20]" office:value-type="float" office:value="0">
            <text:p>#REF!</text:p>
          </table:table-cell>
          <table:table-cell table:formula="of:=[.R9]-[.R20]" office:value-type="float" office:value="0">
            <text:p>#REF!</text:p>
          </table:table-cell>
          <table:table-cell table:formula="of:=[.Q9]/[.K9]" office:value-type="float" office:value="0.20156636438582">
            <text:p>0,2015663644</text:p>
          </table:table-cell>
          <table:table-cell table:formula="of:=[.K9]-[.K20]" office:value-type="float" office:value="-273.333333333333">
            <text:p>-273,3333333333</text:p>
          </table:table-cell>
          <table:table-cell table:formula="of:=[.Q9]-[.Q20]" office:value-type="float" office:value="-25.6666666666667">
            <text:p>-25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09-01">
            <text:p>01.09.06</text:p>
          </table:table-cell>
          <table:table-cell table:style-name="ce4"/>
          <table:table-cell table:style-name="ce7" office:value-type="float" office:value="157">
            <text:p>157</text:p>
          </table:table-cell>
          <table:table-cell table:formula="of:=SUM([.C8:.C10])/3" office:value-type="float" office:value="133.333333333333">
            <text:p>133,3333333333</text:p>
          </table:table-cell>
          <table:table-cell table:formula="of:=SUM([.C5:.C10])/6" office:value-type="float" office:value="124.5">
            <text:p>124,5</text:p>
          </table:table-cell>
          <table:table-cell table:formula="of:=SUM([.C#REF!:.C10])/12" office:value-type="float" office:value="0">
            <text:p>#REF!</text:p>
          </table:table-cell>
          <table:table-cell table:formula="of:=[.F10]-[.F#REF!]" office:value-type="float" office:value="0">
            <text:p>#REF!</text:p>
          </table:table-cell>
          <table:table-cell table:style-name="ce4"/>
          <table:table-cell table:style-name="ce7" office:value-type="float" office:value="505">
            <text:p>505</text:p>
          </table:table-cell>
          <table:table-cell table:formula="of:=SUM([.I8:.I10])/3" office:value-type="float" office:value="448.666666666667">
            <text:p>448,6666666667</text:p>
          </table:table-cell>
          <table:table-cell table:formula="of:=SUM([.I5:.I10])/6" office:value-type="float" office:value="426.5">
            <text:p>426,5</text:p>
          </table:table-cell>
          <table:table-cell table:formula="of:=SUM([.I#REF!:.I10])/12" office:value-type="float" office:value="0">
            <text:p>#REF!</text:p>
          </table:table-cell>
          <table:table-cell table:formula="of:=[.L10]-[.L#REF!]" office:value-type="float" office:value="0">
            <text:p>#REF!</text:p>
          </table:table-cell>
          <table:table-cell table:style-name="ce4"/>
          <table:table-cell table:style-name="ce7" office:value-type="float" office:value="90">
            <text:p>90</text:p>
          </table:table-cell>
          <table:table-cell table:style-name="ce7" table:formula="of:=SUM([.O8:.O10])/3" office:value-type="float" office:value="86.3333333333333">
            <text:p>86,3333333333</text:p>
          </table:table-cell>
          <table:table-cell table:formula="of:=SUM([.O5:.O10])/6" office:value-type="float" office:value="85.1666666666667">
            <text:p>85,1666666667</text:p>
          </table:table-cell>
          <table:table-cell table:style-name="ce10" table:formula="of:=SUM([.O#REF!:.O10])/12" office:value-type="float" office:value="0">
            <text:p>#REF!</text:p>
          </table:table-cell>
          <table:table-cell table:style-name="ce10" table:formula="of:=[.R10]-[.R#REF!]" office:value-type="float" office:value="0">
            <text:p>#REF!</text:p>
          </table:table-cell>
          <table:table-cell table:style-name="ce4"/>
          <table:table-cell table:style-name="ce7" office:value-type="float" office:value="130">
            <text:p>130</text:p>
          </table:table-cell>
          <table:table-cell table:style-name="ce7" table:formula="of:=SUM([.U8:.U10])/3" office:value-type="float" office:value="108.333333333333">
            <text:p>108,3333333333</text:p>
          </table:table-cell>
          <table:table-cell table:style-name="ce7" table:formula="of:=SUM([.U5:.U10])/6" office:value-type="float" office:value="112.666666666667">
            <text:p>112,6666666667</text:p>
          </table:table-cell>
          <table:table-cell table:style-name="ce7" table:formula="of:=SUM([.U#REF!:.U10])/12" office:value-type="float" office:value="0">
            <text:p>#REF!</text:p>
          </table:table-cell>
          <table:table-cell table:style-name="ce7" table:formula="of:=[.X10]-[.X#REF!]" office:value-type="float" office:value="0">
            <text:p>#REF!</text:p>
          </table:table-cell>
          <table:table-cell table:style-name="ce7" office:value-type="float" office:value="12.9">
            <text:p>12,9</text:p>
          </table:table-cell>
          <table:table-cell table:style-name="ce7" office:value-type="string">
            <text:p>72 k</text:p>
          </table:table-cell>
          <table:table-cell table:style-name="ce7" office:value-type="string">
            <text:p>34 k</text:p>
          </table:table-cell>
          <table:table-cell table:formula="of:=SUM([.C10:.C15])/6" office:value-type="float" office:value="188.166666666667">
            <text:p>188,1666666667</text:p>
          </table:table-cell>
          <table:table-cell table:formula="of:=[.L10]-[.L21]" office:value-type="float" office:value="0">
            <text:p>#REF!</text:p>
          </table:table-cell>
          <table:table-cell table:formula="of:=[.R10]-[.R21]" office:value-type="float" office:value="0">
            <text:p>#REF!</text:p>
          </table:table-cell>
          <table:table-cell table:formula="of:=[.Q10]/[.K10]" office:value-type="float" office:value="0.199687377881985">
            <text:p>0,1996873779</text:p>
          </table:table-cell>
          <table:table-cell table:formula="of:=[.K10]-[.K21]" office:value-type="float" office:value="-225">
            <text:p>-225</text:p>
          </table:table-cell>
          <table:table-cell table:formula="of:=[.Q10]-[.Q21]" office:value-type="float" office:value="-22.6666666666667">
            <text:p>-22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10-01">
            <text:p>01.10.06</text:p>
          </table:table-cell>
          <table:table-cell table:style-name="ce4"/>
          <table:table-cell table:style-name="ce7" office:value-type="float" office:value="143">
            <text:p>143</text:p>
          </table:table-cell>
          <table:table-cell table:formula="of:=SUM([.C9:.C11])/3" office:value-type="float" office:value="142.666666666667">
            <text:p>142,6666666667</text:p>
          </table:table-cell>
          <table:table-cell table:formula="of:=SUM([.C6:.C11])/6" office:value-type="float" office:value="132.666666666667">
            <text:p>132,6666666667</text:p>
          </table:table-cell>
          <table:table-cell table:formula="of:=SUM([.C#REF!:.C11])/12" office:value-type="float" office:value="0">
            <text:p>#REF!</text:p>
          </table:table-cell>
          <table:table-cell table:formula="of:=[.F11]-[.F#REF!]" office:value-type="float" office:value="0">
            <text:p>#REF!</text:p>
          </table:table-cell>
          <table:table-cell table:style-name="ce4"/>
          <table:table-cell table:style-name="ce7" office:value-type="float" office:value="511">
            <text:p>511</text:p>
          </table:table-cell>
          <table:table-cell table:formula="of:=SUM([.I9:.I11])/3" office:value-type="float" office:value="486">
            <text:p>486</text:p>
          </table:table-cell>
          <table:table-cell table:formula="of:=SUM([.I6:.I11])/6" office:value-type="float" office:value="449">
            <text:p>449</text:p>
          </table:table-cell>
          <table:table-cell table:formula="of:=SUM([.I#REF!:.I11])/12" office:value-type="float" office:value="0">
            <text:p>#REF!</text:p>
          </table:table-cell>
          <table:table-cell table:formula="of:=[.L11]-[.L#REF!]" office:value-type="float" office:value="0">
            <text:p>#REF!</text:p>
          </table:table-cell>
          <table:table-cell table:style-name="ce4"/>
          <table:table-cell table:style-name="ce7" office:value-type="float" office:value="97">
            <text:p>97</text:p>
          </table:table-cell>
          <table:table-cell table:style-name="ce7" table:formula="of:=SUM([.O9:.O11])/3" office:value-type="float" office:value="91">
            <text:p>91</text:p>
          </table:table-cell>
          <table:table-cell table:formula="of:=SUM([.O6:.O11])/6" office:value-type="float" office:value="89">
            <text:p>89</text:p>
          </table:table-cell>
          <table:table-cell table:style-name="ce10" table:formula="of:=SUM([.O#REF!:.O11])/12" office:value-type="float" office:value="0">
            <text:p>#REF!</text:p>
          </table:table-cell>
          <table:table-cell table:style-name="ce10" table:formula="of:=[.R11]-[.R#REF!]" office:value-type="float" office:value="0">
            <text:p>#REF!</text:p>
          </table:table-cell>
          <table:table-cell table:style-name="ce4"/>
          <table:table-cell table:style-name="ce7" office:value-type="float" office:value="148">
            <text:p>148</text:p>
          </table:table-cell>
          <table:table-cell table:style-name="ce7" table:formula="of:=SUM([.U9:.U11])/3" office:value-type="float" office:value="127.666666666667">
            <text:p>127,6666666667</text:p>
          </table:table-cell>
          <table:table-cell table:style-name="ce7" table:formula="of:=SUM([.U6:.U11])/6" office:value-type="float" office:value="119.333333333333">
            <text:p>119,3333333333</text:p>
          </table:table-cell>
          <table:table-cell table:style-name="ce7" table:formula="of:=SUM([.U#REF!:.U11])/12" office:value-type="float" office:value="0">
            <text:p>#REF!</text:p>
          </table:table-cell>
          <table:table-cell table:style-name="ce7" table:formula="of:=[.X11]-[.X#REF!]" office:value-type="float" office:value="0">
            <text:p>#REF!</text:p>
          </table:table-cell>
          <table:table-cell table:style-name="ce7" office:value-type="float" office:value="13.1">
            <text:p>13,1</text:p>
          </table:table-cell>
          <table:table-cell table:style-name="ce7" office:value-type="string">
            <text:p>76 k</text:p>
          </table:table-cell>
          <table:table-cell table:style-name="ce7" office:value-type="string">
            <text:p>38 k</text:p>
          </table:table-cell>
          <table:table-cell table:formula="of:=SUM([.C11:.C16])/6" office:value-type="float" office:value="198.333333333333">
            <text:p>198,3333333333</text:p>
          </table:table-cell>
          <table:table-cell table:formula="of:=[.L11]-[.L22]" office:value-type="float" office:value="0">
            <text:p>#REF!</text:p>
          </table:table-cell>
          <table:table-cell table:formula="of:=[.R11]-[.R22]" office:value-type="float" office:value="0">
            <text:p>#REF!</text:p>
          </table:table-cell>
          <table:table-cell table:formula="of:=[.Q11]/[.K11]" office:value-type="float" office:value="0.198218262806236">
            <text:p>0,1982182628</text:p>
          </table:table-cell>
          <table:table-cell table:formula="of:=[.K11]-[.K22]" office:value-type="float" office:value="-172.666666666667">
            <text:p>-172,6666666667</text:p>
          </table:table-cell>
          <table:table-cell table:formula="of:=[.Q11]-[.Q22]" office:value-type="float" office:value="-17">
            <text:p>-1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11-01">
            <text:p>01.11.06</text:p>
          </table:table-cell>
          <table:table-cell table:style-name="ce4"/>
          <table:table-cell table:style-name="ce7" office:value-type="float" office:value="195">
            <text:p>195</text:p>
          </table:table-cell>
          <table:table-cell table:formula="of:=SUM([.C10:.C12])/3" office:value-type="float" office:value="165">
            <text:p>165</text:p>
          </table:table-cell>
          <table:table-cell table:formula="of:=SUM([.C7:.C12])/6" office:value-type="float" office:value="142.666666666667">
            <text:p>142,6666666667</text:p>
          </table:table-cell>
          <table:table-cell table:formula="of:=SUM([.C1:.C12])/12" office:value-type="float" office:value="111.916666666667">
            <text:p>111,9166666667</text:p>
          </table:table-cell>
          <table:table-cell table:formula="of:=[.F12]-[.F#REF!]" office:value-type="float" office:value="0">
            <text:p>#VERDI!</text:p>
          </table:table-cell>
          <table:table-cell table:style-name="ce4"/>
          <table:table-cell table:style-name="ce7" office:value-type="float" office:value="626">
            <text:p>626</text:p>
          </table:table-cell>
          <table:table-cell table:formula="of:=SUM([.I10:.I12])/3" office:value-type="float" office:value="547.333333333333">
            <text:p>547,3333333333</text:p>
          </table:table-cell>
          <table:table-cell table:formula="of:=SUM([.I7:.I12])/6" office:value-type="float" office:value="483.833333333333">
            <text:p>483,8333333333</text:p>
          </table:table-cell>
          <table:table-cell table:formula="of:=SUM([.I1:.I12])/12" office:value-type="float" office:value="389.583333333333">
            <text:p>389,5833333333</text:p>
          </table:table-cell>
          <table:table-cell table:formula="of:=[.L12]-[.L#REF!]" office:value-type="float" office:value="0">
            <text:p>#VERDI!</text:p>
          </table:table-cell>
          <table:table-cell table:style-name="ce4"/>
          <table:table-cell table:style-name="ce7" office:value-type="float" office:value="96">
            <text:p>96</text:p>
          </table:table-cell>
          <table:table-cell table:style-name="ce7" table:formula="of:=SUM([.O10:.O12])/3" office:value-type="float" office:value="94.3333333333333">
            <text:p>94,3333333333</text:p>
          </table:table-cell>
          <table:table-cell table:formula="of:=SUM([.O7:.O12])/6" office:value-type="float" office:value="90.1666666666667">
            <text:p>90,1666666667</text:p>
          </table:table-cell>
          <table:table-cell table:style-name="ce10" table:formula="of:=SUM([.O1:.O12])/12" office:value-type="float" office:value="75.6666666666667">
            <text:p>75,6666666667</text:p>
          </table:table-cell>
          <table:table-cell table:style-name="ce10" table:formula="of:=[.R12]-[.R#REF!]" office:value-type="float" office:value="0">
            <text:p>#VERDI!</text:p>
          </table:table-cell>
          <table:table-cell table:style-name="ce4"/>
          <table:table-cell table:style-name="ce7" office:value-type="float" office:value="211">
            <text:p>211</text:p>
          </table:table-cell>
          <table:table-cell table:style-name="ce7" table:formula="of:=SUM([.U10:.U12])/3" office:value-type="float" office:value="163">
            <text:p>163</text:p>
          </table:table-cell>
          <table:table-cell table:style-name="ce7" table:formula="of:=SUM([.U7:.U12])/6" office:value-type="float" office:value="135.333333333333">
            <text:p>135,3333333333</text:p>
          </table:table-cell>
          <table:table-cell table:style-name="ce7" table:formula="of:=SUM([.U1:.U12])/12" office:value-type="float" office:value="114.833333333333">
            <text:p>114,8333333333</text:p>
          </table:table-cell>
          <table:table-cell table:style-name="ce7" table:formula="of:=[.X12]-[.X#REF!]" office:value-type="float" office:value="0">
            <text:p>#VERDI!</text:p>
          </table:table-cell>
          <table:table-cell table:style-name="ce7" office:value-type="float" office:value="13.2">
            <text:p>13,2</text:p>
          </table:table-cell>
          <table:table-cell table:style-name="ce7" office:value-type="string">
            <text:p>91 k</text:p>
          </table:table-cell>
          <table:table-cell table:style-name="ce7" office:value-type="string">
            <text:p>41 k</text:p>
          </table:table-cell>
          <table:table-cell table:formula="of:=SUM([.C12:.C17])/6" office:value-type="float" office:value="208.5">
            <text:p>208,5</text:p>
          </table:table-cell>
          <table:table-cell table:formula="of:=[.L12]-[.L23]" office:value-type="float" office:value="-261.416666666667">
            <text:p>-261,4166666667</text:p>
          </table:table-cell>
          <table:table-cell table:formula="of:=[.R12]-[.R23]" office:value-type="float" office:value="-30.75">
            <text:p>-30,75</text:p>
          </table:table-cell>
          <table:table-cell table:formula="of:=[.Q12]/[.K12]" office:value-type="float" office:value="0.186358939028591">
            <text:p>0,186358939</text:p>
          </table:table-cell>
          <table:table-cell table:formula="of:=[.K12]-[.K23]" office:value-type="float" office:value="-125.833333333333">
            <text:p>-125,8333333333</text:p>
          </table:table-cell>
          <table:table-cell table:formula="of:=[.Q12]-[.Q23]" office:value-type="float" office:value="-16.1666666666667">
            <text:p>-16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6-12-01">
            <text:p>01.12.06</text:p>
          </table:table-cell>
          <table:table-cell table:style-name="ce4"/>
          <table:table-cell table:style-name="ce7" office:value-type="float" office:value="187">
            <text:p>187</text:p>
          </table:table-cell>
          <table:table-cell table:formula="of:=SUM([.C11:.C13])/3" office:value-type="float" office:value="175">
            <text:p>175</text:p>
          </table:table-cell>
          <table:table-cell table:formula="of:=SUM([.C8:.C13])/6" office:value-type="float" office:value="154.166666666667">
            <text:p>154,1666666667</text:p>
          </table:table-cell>
          <table:table-cell table:formula="of:=SUM([.C2:.C13])/12" office:value-type="float" office:value="127.5">
            <text:p>127,5</text:p>
          </table:table-cell>
          <table:table-cell table:formula="of:=[.F13]-[.F1]" office:value-type="float" office:value="0">
            <text:p>#VERDI!</text:p>
          </table:table-cell>
          <table:table-cell table:style-name="ce4"/>
          <table:table-cell table:style-name="ce7" office:value-type="float" office:value="651">
            <text:p>651</text:p>
          </table:table-cell>
          <table:table-cell table:formula="of:=SUM([.I11:.I13])/3" office:value-type="float" office:value="596">
            <text:p>596</text:p>
          </table:table-cell>
          <table:table-cell table:formula="of:=SUM([.I8:.I13])/6" office:value-type="float" office:value="522.333333333333">
            <text:p>522,3333333333</text:p>
          </table:table-cell>
          <table:table-cell table:formula="of:=SUM([.I2:.I13])/12" office:value-type="float" office:value="443.833333333333">
            <text:p>443,8333333333</text:p>
          </table:table-cell>
          <table:table-cell table:formula="of:=[.L13]-[.L1]" office:value-type="float" office:value="0">
            <text:p>#VERDI!</text:p>
          </table:table-cell>
          <table:table-cell table:style-name="ce4"/>
          <table:table-cell table:style-name="ce7" office:value-type="float" office:value="103">
            <text:p>103</text:p>
          </table:table-cell>
          <table:table-cell table:style-name="ce7" table:formula="of:=SUM([.O11:.O13])/3" office:value-type="float" office:value="98.6666666666667">
            <text:p>98,6666666667</text:p>
          </table:table-cell>
          <table:table-cell table:formula="of:=SUM([.O8:.O13])/6" office:value-type="float" office:value="92.5">
            <text:p>92,5</text:p>
          </table:table-cell>
          <table:table-cell table:style-name="ce10" table:formula="of:=SUM([.O2:.O13])/12" office:value-type="float" office:value="84.25">
            <text:p>84,25</text:p>
          </table:table-cell>
          <table:table-cell table:style-name="ce10" table:formula="of:=[.R13]-[.R1]" office:value-type="float" office:value="0">
            <text:p>#VERDI!</text:p>
          </table:table-cell>
          <table:table-cell table:style-name="ce4"/>
          <table:table-cell table:style-name="ce7" office:value-type="float" office:value="139">
            <text:p>139</text:p>
          </table:table-cell>
          <table:table-cell table:style-name="ce7" table:formula="of:=SUM([.U11:.U13])/3" office:value-type="float" office:value="166">
            <text:p>166</text:p>
          </table:table-cell>
          <table:table-cell table:style-name="ce7" table:formula="of:=SUM([.U8:.U13])/6" office:value-type="float" office:value="137.166666666667">
            <text:p>137,1666666667</text:p>
          </table:table-cell>
          <table:table-cell table:style-name="ce7" table:formula="of:=SUM([.U2:.U13])/12" office:value-type="float" office:value="126.416666666667">
            <text:p>126,4166666667</text:p>
          </table:table-cell>
          <table:table-cell table:style-name="ce7" table:formula="of:=[.X13]-[.X1]" office:value-type="float" office:value="0">
            <text:p>#VERDI!</text:p>
          </table:table-cell>
          <table:table-cell table:style-name="ce7" office:value-type="float" office:value="13.5">
            <text:p>13,5</text:p>
          </table:table-cell>
          <table:table-cell table:style-name="ce7" office:value-type="string">
            <text:p>84 k</text:p>
          </table:table-cell>
          <table:table-cell table:style-name="ce7" office:value-type="string">
            <text:p>43 k</text:p>
          </table:table-cell>
          <table:table-cell table:formula="of:=SUM([.C13:.C18])/6" office:value-type="float" office:value="208.333333333333">
            <text:p>208,3333333333</text:p>
          </table:table-cell>
          <table:table-cell table:formula="of:=[.L13]-[.L24]" office:value-type="float" office:value="-207.333333333333">
            <text:p>-207,3333333333</text:p>
          </table:table-cell>
          <table:table-cell table:formula="of:=[.R13]-[.R24]" office:value-type="float" office:value="-21.9166666666667">
            <text:p>-21,9166666667</text:p>
          </table:table-cell>
          <table:table-cell table:formula="of:=[.Q13]/[.K13]" office:value-type="float" office:value="0.177089980855137">
            <text:p>0,1770899809</text:p>
          </table:table-cell>
          <table:table-cell table:formula="of:=[.K13]-[.K24]" office:value-type="float" office:value="-76">
            <text:p>-76</text:p>
          </table:table-cell>
          <table:table-cell table:formula="of:=[.Q13]-[.Q24]" office:value-type="float" office:value="-11.8333333333333">
            <text:p>-11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1-01">
            <text:p>01.01.07</text:p>
          </table:table-cell>
          <table:table-cell table:style-name="ce4" office:value-type="float" office:value="2007">
            <text:p>2007</text:p>
          </table:table-cell>
          <table:table-cell table:style-name="ce7" office:value-type="float" office:value="223">
            <text:p>223</text:p>
          </table:table-cell>
          <table:table-cell table:formula="of:=SUM([.C12:.C14])/3" office:value-type="float" office:value="201.666666666667">
            <text:p>201,6666666667</text:p>
          </table:table-cell>
          <table:table-cell table:formula="of:=SUM([.C9:.C14])/6" office:value-type="float" office:value="172.166666666667">
            <text:p>172,1666666667</text:p>
          </table:table-cell>
          <table:table-cell table:formula="of:=SUM([.C3:.C14])/12" office:value-type="float" office:value="139.5">
            <text:p>139,5</text:p>
          </table:table-cell>
          <table:table-cell table:formula="of:=[.F14]-[.F2]" office:value-type="float" office:value="0">
            <text:p>#REF!</text:p>
          </table:table-cell>
          <table:table-cell table:style-name="ce4" office:value-type="float" office:value="2007">
            <text:p>2007</text:p>
          </table:table-cell>
          <table:table-cell table:style-name="ce7" office:value-type="float" office:value="687">
            <text:p>687</text:p>
          </table:table-cell>
          <table:table-cell table:formula="of:=SUM([.I12:.I14])/3" office:value-type="float" office:value="654.666666666667">
            <text:p>654,6666666667</text:p>
          </table:table-cell>
          <table:table-cell table:formula="of:=SUM([.I9:.I14])/6" office:value-type="float" office:value="570.333333333333">
            <text:p>570,3333333333</text:p>
          </table:table-cell>
          <table:table-cell table:formula="of:=SUM([.I3:.I14])/12" office:value-type="float" office:value="476.416666666667">
            <text:p>476,4166666667</text:p>
          </table:table-cell>
          <table:table-cell table:formula="of:=[.L14]-[.L2]" office:value-type="float" office:value="0">
            <text:p>#REF!</text:p>
          </table:table-cell>
          <table:table-cell table:style-name="ce4" office:value-type="float" office:value="2007">
            <text:p>2007</text:p>
          </table:table-cell>
          <table:table-cell table:style-name="ce7" office:value-type="float" office:value="111">
            <text:p>111</text:p>
          </table:table-cell>
          <table:table-cell table:style-name="ce7" table:formula="of:=SUM([.O12:.O14])/3" office:value-type="float" office:value="103.333333333333">
            <text:p>103,3333333333</text:p>
          </table:table-cell>
          <table:table-cell table:formula="of:=SUM([.O9:.O14])/6" office:value-type="float" office:value="97.1666666666667">
            <text:p>97,1666666667</text:p>
          </table:table-cell>
          <table:table-cell table:style-name="ce10" table:formula="of:=SUM([.O3:.O14])/12" office:value-type="float" office:value="87.8333333333333">
            <text:p>87,8333333333</text:p>
          </table:table-cell>
          <table:table-cell table:style-name="ce10" table:formula="of:=[.R14]-[.R2]" office:value-type="float" office:value="0">
            <text:p>#REF!</text:p>
          </table:table-cell>
          <table:table-cell table:style-name="ce4" office:value-type="float" office:value="2007">
            <text:p>2007</text:p>
          </table:table-cell>
          <table:table-cell table:style-name="ce7" office:value-type="float" office:value="137">
            <text:p>137</text:p>
          </table:table-cell>
          <table:table-cell table:style-name="ce7" table:formula="of:=SUM([.U12:.U14])/3" office:value-type="float" office:value="162.333333333333">
            <text:p>162,3333333333</text:p>
          </table:table-cell>
          <table:table-cell table:style-name="ce7" table:formula="of:=SUM([.U9:.U14])/6" office:value-type="float" office:value="145">
            <text:p>145</text:p>
          </table:table-cell>
          <table:table-cell table:style-name="ce7" table:formula="of:=SUM([.U3:.U14])/12" office:value-type="float" office:value="128">
            <text:p>128</text:p>
          </table:table-cell>
          <table:table-cell table:style-name="ce7" table:formula="of:=[.X14]-[.X2]" office:value-type="float" office:value="0">
            <text:p>#REF!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103 k</text:p>
          </table:table-cell>
          <table:table-cell table:style-name="ce7" office:value-type="string">
            <text:p>46 k</text:p>
          </table:table-cell>
          <table:table-cell table:formula="of:=SUM([.C14:.C19])/6" office:value-type="float" office:value="203.666666666667">
            <text:p>203,6666666667</text:p>
          </table:table-cell>
          <table:table-cell table:formula="of:=[.L14]-[.L25]" office:value-type="float" office:value="-170.083333333333">
            <text:p>-170,0833333333</text:p>
          </table:table-cell>
          <table:table-cell table:formula="of:=[.R14]-[.R25]" office:value-type="float" office:value="-17.0833333333333">
            <text:p>-17,0833333333</text:p>
          </table:table-cell>
          <table:table-cell table:formula="of:=[.Q14]/[.K14]" office:value-type="float" office:value="0.170368205727645">
            <text:p>0,1703682057</text:p>
          </table:table-cell>
          <table:table-cell table:formula="of:=[.K14]-[.K25]" office:value-type="float" office:value="-26.8333333333333">
            <text:p>-26,8333333333</text:p>
          </table:table-cell>
          <table:table-cell table:formula="of:=[.Q14]-[.Q25]" office:value-type="float" office:value="-4.66666666666666">
            <text:p>-4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2-01">
            <text:p>01.02.07</text:p>
          </table:table-cell>
          <table:table-cell table:style-name="ce4"/>
          <table:table-cell table:style-name="ce7" office:value-type="float" office:value="224">
            <text:p>224</text:p>
          </table:table-cell>
          <table:table-cell table:formula="of:=SUM([.C13:.C15])/3" office:value-type="float" office:value="211.333333333333">
            <text:p>211,3333333333</text:p>
          </table:table-cell>
          <table:table-cell table:formula="of:=SUM([.C10:.C15])/6" office:value-type="float" office:value="188.166666666667">
            <text:p>188,1666666667</text:p>
          </table:table-cell>
          <table:table-cell table:formula="of:=SUM([.C4:.C15])/12" office:value-type="float" office:value="151.75">
            <text:p>151,75</text:p>
          </table:table-cell>
          <table:table-cell table:formula="of:=[.F15]-[.F3]" office:value-type="float" office:value="0">
            <text:p>#REF!</text:p>
          </table:table-cell>
          <table:table-cell table:style-name="ce4"/>
          <table:table-cell table:style-name="ce7" office:value-type="float" office:value="723">
            <text:p>723</text:p>
          </table:table-cell>
          <table:table-cell table:formula="of:=SUM([.I13:.I15])/3" office:value-type="float" office:value="687">
            <text:p>687</text:p>
          </table:table-cell>
          <table:table-cell table:formula="of:=SUM([.I10:.I15])/6" office:value-type="float" office:value="617.166666666667">
            <text:p>617,1666666667</text:p>
          </table:table-cell>
          <table:table-cell table:formula="of:=SUM([.I4:.I15])/12" office:value-type="float" office:value="510.75">
            <text:p>510,75</text:p>
          </table:table-cell>
          <table:table-cell table:formula="of:=[.L15]-[.L3]" office:value-type="float" office:value="0">
            <text:p>#REF!</text:p>
          </table:table-cell>
          <table:table-cell table:style-name="ce4"/>
          <table:table-cell table:style-name="ce7" office:value-type="float" office:value="109">
            <text:p>109</text:p>
          </table:table-cell>
          <table:table-cell table:style-name="ce7" table:formula="of:=SUM([.O13:.O15])/3" office:value-type="float" office:value="107.666666666667">
            <text:p>107,6666666667</text:p>
          </table:table-cell>
          <table:table-cell table:formula="of:=SUM([.O10:.O15])/6" office:value-type="float" office:value="101">
            <text:p>101</text:p>
          </table:table-cell>
          <table:table-cell table:style-name="ce10" table:formula="of:=SUM([.O4:.O15])/12" office:value-type="float" office:value="91.25">
            <text:p>91,25</text:p>
          </table:table-cell>
          <table:table-cell table:style-name="ce10" table:formula="of:=[.R15]-[.R3]" office:value-type="float" office:value="0">
            <text:p>#REF!</text:p>
          </table:table-cell>
          <table:table-cell table:style-name="ce4"/>
          <table:table-cell table:style-name="ce7" office:value-type="float" office:value="173">
            <text:p>173</text:p>
          </table:table-cell>
          <table:table-cell table:style-name="ce7" table:formula="of:=SUM([.U13:.U15])/3" office:value-type="float" office:value="149.666666666667">
            <text:p>149,6666666667</text:p>
          </table:table-cell>
          <table:table-cell table:style-name="ce7" table:formula="of:=SUM([.U10:.U15])/6" office:value-type="float" office:value="156.333333333333">
            <text:p>156,3333333333</text:p>
          </table:table-cell>
          <table:table-cell table:style-name="ce7" table:formula="of:=SUM([.U4:.U15])/12" office:value-type="float" office:value="133.666666666667">
            <text:p>133,6666666667</text:p>
          </table:table-cell>
          <table:table-cell table:style-name="ce7" table:formula="of:=[.X15]-[.X3]" office:value-type="float" office:value="0">
            <text:p>#REF!</text:p>
          </table:table-cell>
          <table:table-cell table:style-name="ce7" office:value-type="float" office:value="14.2">
            <text:p>14,2</text:p>
          </table:table-cell>
          <table:table-cell table:style-name="ce7" office:value-type="string">
            <text:p>87 k</text:p>
          </table:table-cell>
          <table:table-cell table:style-name="ce7" office:value-type="string">
            <text:p>48 k</text:p>
          </table:table-cell>
          <table:table-cell table:formula="of:=SUM([.C15:.C20])/6" office:value-type="float" office:value="187.833333333333">
            <text:p>187,8333333333</text:p>
          </table:table-cell>
          <table:table-cell table:formula="of:=[.L15]-[.L26]" office:value-type="float" office:value="-135.25">
            <text:p>-135,25</text:p>
          </table:table-cell>
          <table:table-cell table:formula="of:=[.R15]-[.R26]" office:value-type="float" office:value="-13.4166666666667">
            <text:p>-13,4166666667</text:p>
          </table:table-cell>
          <table:table-cell table:formula="of:=[.Q15]/[.K15]" office:value-type="float" office:value="0.163651093707804">
            <text:p>0,1636510937</text:p>
          </table:table-cell>
          <table:table-cell table:formula="of:=[.K15]-[.K26]" office:value-type="float" office:value="2.83333333333326">
            <text:p>2,8333333333</text:p>
          </table:table-cell>
          <table:table-cell table:formula="of:=[.Q15]-[.Q26]" office:value-type="float" office:value="-1.16666666666667">
            <text:p>-1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3-01">
            <text:p>01.03.07</text:p>
          </table:table-cell>
          <table:table-cell table:style-name="ce4"/>
          <table:table-cell table:style-name="ce7" office:value-type="float" office:value="218">
            <text:p>218</text:p>
          </table:table-cell>
          <table:table-cell table:formula="of:=SUM([.C14:.C16])/3" office:value-type="float" office:value="221.666666666667">
            <text:p>221,6666666667</text:p>
          </table:table-cell>
          <table:table-cell table:formula="of:=SUM([.C11:.C16])/6" office:value-type="float" office:value="198.333333333333">
            <text:p>198,3333333333</text:p>
          </table:table-cell>
          <table:table-cell table:formula="of:=SUM([.C5:.C16])/12" office:value-type="float" office:value="161.416666666667">
            <text:p>161,4166666667</text:p>
          </table:table-cell>
          <table:table-cell table:formula="of:=[.F16]-[.F4]" office:value-type="float" office:value="0">
            <text:p>#REF!</text:p>
          </table:table-cell>
          <table:table-cell table:style-name="ce4"/>
          <table:table-cell table:style-name="ce7" office:value-type="float" office:value="782">
            <text:p>782</text:p>
          </table:table-cell>
          <table:table-cell table:formula="of:=SUM([.I14:.I16])/3" office:value-type="float" office:value="730.666666666667">
            <text:p>730,6666666667</text:p>
          </table:table-cell>
          <table:table-cell table:formula="of:=SUM([.I11:.I16])/6" office:value-type="float" office:value="663.333333333333">
            <text:p>663,3333333333</text:p>
          </table:table-cell>
          <table:table-cell table:formula="of:=SUM([.I5:.I16])/12" office:value-type="float" office:value="544.916666666667">
            <text:p>544,9166666667</text:p>
          </table:table-cell>
          <table:table-cell table:formula="of:=[.L16]-[.L4]" office:value-type="float" office:value="0">
            <text:p>#REF!</text:p>
          </table:table-cell>
          <table:table-cell table:style-name="ce4"/>
          <table:table-cell table:style-name="ce7" office:value-type="float" office:value="114">
            <text:p>114</text:p>
          </table:table-cell>
          <table:table-cell table:style-name="ce7" table:formula="of:=SUM([.O14:.O16])/3" office:value-type="float" office:value="111.333333333333">
            <text:p>111,3333333333</text:p>
          </table:table-cell>
          <table:table-cell table:formula="of:=SUM([.O11:.O16])/6" office:value-type="float" office:value="105">
            <text:p>105</text:p>
          </table:table-cell>
          <table:table-cell table:style-name="ce10" table:formula="of:=SUM([.O5:.O16])/12" office:value-type="float" office:value="95.0833333333333">
            <text:p>95,0833333333</text:p>
          </table:table-cell>
          <table:table-cell table:style-name="ce10" table:formula="of:=[.R16]-[.R4]" office:value-type="float" office:value="0">
            <text:p>#REF!</text:p>
          </table:table-cell>
          <table:table-cell table:style-name="ce4"/>
          <table:table-cell table:style-name="ce7" office:value-type="float" office:value="163">
            <text:p>163</text:p>
          </table:table-cell>
          <table:table-cell table:style-name="ce7" table:formula="of:=SUM([.U14:.U16])/3" office:value-type="float" office:value="157.666666666667">
            <text:p>157,6666666667</text:p>
          </table:table-cell>
          <table:table-cell table:style-name="ce7" table:formula="of:=SUM([.U11:.U16])/6" office:value-type="float" office:value="161.833333333333">
            <text:p>161,8333333333</text:p>
          </table:table-cell>
          <table:table-cell table:style-name="ce7" table:formula="of:=SUM([.U5:.U16])/12" office:value-type="float" office:value="137.25">
            <text:p>137,25</text:p>
          </table:table-cell>
          <table:table-cell table:style-name="ce7" table:formula="of:=[.X16]-[.X4]" office:value-type="float" office:value="0">
            <text:p>#REF!</text:p>
          </table:table-cell>
          <table:table-cell table:style-name="ce7" office:value-type="float" office:value="14.5">
            <text:p>14,5</text:p>
          </table:table-cell>
          <table:table-cell table:style-name="ce7" office:value-type="string">
            <text:p>111 k</text:p>
          </table:table-cell>
          <table:table-cell table:style-name="ce7" office:value-type="string">
            <text:p>51 k</text:p>
          </table:table-cell>
          <table:table-cell table:formula="of:=SUM([.C16:.C21])/6" office:value-type="float" office:value="173.166666666667">
            <text:p>173,1666666667</text:p>
          </table:table-cell>
          <table:table-cell table:formula="of:=[.L16]-[.L27]" office:value-type="float" office:value="-99.1666666666668">
            <text:p>-99,1666666667</text:p>
          </table:table-cell>
          <table:table-cell table:formula="of:=[.R16]-[.R27]" office:value-type="float" office:value="-9.58333333333334">
            <text:p>-9,5833333333</text:p>
          </table:table-cell>
          <table:table-cell table:formula="of:=[.Q16]/[.K16]" office:value-type="float" office:value="0.158291457286432">
            <text:p>0,1582914573</text:p>
          </table:table-cell>
          <table:table-cell table:formula="of:=[.K16]-[.K27]" office:value-type="float" office:value="26.6666666666667">
            <text:p>26,6666666667</text:p>
          </table:table-cell>
          <table:table-cell table:formula="of:=[.Q16]-[.Q27]" office:value-type="float" office:value="3.5">
            <text:p>3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4-01">
            <text:p>01.04.07</text:p>
          </table:table-cell>
          <table:table-cell table:style-name="ce4"/>
          <table:table-cell table:style-name="ce7" office:value-type="float" office:value="204">
            <text:p>204</text:p>
          </table:table-cell>
          <table:table-cell table:formula="of:=SUM([.C15:.C17])/3" office:value-type="float" office:value="215.333333333333">
            <text:p>215,3333333333</text:p>
          </table:table-cell>
          <table:table-cell table:formula="of:=SUM([.C12:.C17])/6" office:value-type="float" office:value="208.5">
            <text:p>208,5</text:p>
          </table:table-cell>
          <table:table-cell table:formula="of:=SUM([.C6:.C17])/12" office:value-type="float" office:value="170.583333333333">
            <text:p>170,5833333333</text:p>
          </table:table-cell>
          <table:table-cell table:formula="of:=[.F17]-[.F5]" office:value-type="float" office:value="0">
            <text:p>#REF!</text:p>
          </table:table-cell>
          <table:table-cell table:style-name="ce4"/>
          <table:table-cell table:style-name="ce7" office:value-type="float" office:value="685">
            <text:p>685</text:p>
          </table:table-cell>
          <table:table-cell table:formula="of:=SUM([.I15:.I17])/3" office:value-type="float" office:value="730">
            <text:p>730</text:p>
          </table:table-cell>
          <table:table-cell table:formula="of:=SUM([.I12:.I17])/6" office:value-type="float" office:value="692.333333333333">
            <text:p>692,3333333333</text:p>
          </table:table-cell>
          <table:table-cell table:formula="of:=SUM([.I6:.I17])/12" office:value-type="float" office:value="570.666666666667">
            <text:p>570,6666666667</text:p>
          </table:table-cell>
          <table:table-cell table:formula="of:=[.L17]-[.L5]" office:value-type="float" office:value="0">
            <text:p>#REF!</text:p>
          </table:table-cell>
          <table:table-cell table:style-name="ce4"/>
          <table:table-cell table:style-name="ce7" office:value-type="float" office:value="106">
            <text:p>106</text:p>
          </table:table-cell>
          <table:table-cell table:style-name="ce7" table:formula="of:=SUM([.O15:.O17])/3" office:value-type="float" office:value="109.666666666667">
            <text:p>109,6666666667</text:p>
          </table:table-cell>
          <table:table-cell table:formula="of:=SUM([.O12:.O17])/6" office:value-type="float" office:value="106.5">
            <text:p>106,5</text:p>
          </table:table-cell>
          <table:table-cell table:style-name="ce10" table:formula="of:=SUM([.O6:.O17])/12" office:value-type="float" office:value="97.75">
            <text:p>97,75</text:p>
          </table:table-cell>
          <table:table-cell table:style-name="ce10" table:formula="of:=[.R17]-[.R5]" office:value-type="float" office:value="0">
            <text:p>#REF!</text:p>
          </table:table-cell>
          <table:table-cell table:style-name="ce4"/>
          <table:table-cell table:style-name="ce7" office:value-type="float" office:value="122">
            <text:p>122</text:p>
          </table:table-cell>
          <table:table-cell table:style-name="ce7" table:formula="of:=SUM([.U15:.U17])/3" office:value-type="float" office:value="152.666666666667">
            <text:p>152,6666666667</text:p>
          </table:table-cell>
          <table:table-cell table:style-name="ce7" table:formula="of:=SUM([.U12:.U17])/6" office:value-type="float" office:value="157.5">
            <text:p>157,5</text:p>
          </table:table-cell>
          <table:table-cell table:style-name="ce7" table:formula="of:=SUM([.U6:.U17])/12" office:value-type="float" office:value="138.416666666667">
            <text:p>138,4166666667</text:p>
          </table:table-cell>
          <table:table-cell table:style-name="ce7" table:formula="of:=[.X17]-[.X5]" office:value-type="float" office:value="0">
            <text:p>#REF!</text:p>
          </table:table-cell>
          <table:table-cell table:style-name="ce7" office:value-type="float" office:value="14.9">
            <text:p>14,9</text:p>
          </table:table-cell>
          <table:table-cell table:style-name="ce7" office:value-type="string">
            <text:p>93 k</text:p>
          </table:table-cell>
          <table:table-cell table:style-name="ce7" office:value-type="string">
            <text:p>55 k</text:p>
          </table:table-cell>
          <table:table-cell table:formula="of:=SUM([.C17:.C22])/6" office:value-type="float" office:value="162.666666666667">
            <text:p>162,6666666667</text:p>
          </table:table-cell>
          <table:table-cell table:formula="of:=[.L17]-[.L28]" office:value-type="float" office:value="-64.75">
            <text:p>-64,75</text:p>
          </table:table-cell>
          <table:table-cell table:formula="of:=[.R17]-[.R28]" office:value-type="float" office:value="-6.91666666666667">
            <text:p>-6,9166666667</text:p>
          </table:table-cell>
          <table:table-cell table:formula="of:=[.Q17]/[.K17]" office:value-type="float" office:value="0.153827636013481">
            <text:p>0,153827636</text:p>
          </table:table-cell>
          <table:table-cell table:formula="of:=[.K17]-[.K28]" office:value-type="float" office:value="43.1666666666667">
            <text:p>43,1666666667</text:p>
          </table:table-cell>
          <table:table-cell table:formula="of:=[.Q17]-[.Q28]" office:value-type="float" office:value="3.16666666666667">
            <text:p>3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5-01">
            <text:p>01.05.07</text:p>
          </table:table-cell>
          <table:table-cell table:style-name="ce4"/>
          <table:table-cell table:style-name="ce7" office:value-type="float" office:value="194">
            <text:p>194</text:p>
          </table:table-cell>
          <table:table-cell table:formula="of:=SUM([.C16:.C18])/3" office:value-type="float" office:value="205.333333333333">
            <text:p>205,3333333333</text:p>
          </table:table-cell>
          <table:table-cell table:formula="of:=SUM([.C13:.C18])/6" office:value-type="float" office:value="208.333333333333">
            <text:p>208,3333333333</text:p>
          </table:table-cell>
          <table:table-cell table:formula="of:=SUM([.C7:.C18])/12" office:value-type="float" office:value="175.5">
            <text:p>175,5</text:p>
          </table:table-cell>
          <table:table-cell table:formula="of:=[.F18]-[.F6]" office:value-type="float" office:value="0">
            <text:p>#REF!</text:p>
          </table:table-cell>
          <table:table-cell table:style-name="ce4"/>
          <table:table-cell table:style-name="ce7" office:value-type="float" office:value="696">
            <text:p>696</text:p>
          </table:table-cell>
          <table:table-cell table:formula="of:=SUM([.I16:.I18])/3" office:value-type="float" office:value="721">
            <text:p>721</text:p>
          </table:table-cell>
          <table:table-cell table:formula="of:=SUM([.I13:.I18])/6" office:value-type="float" office:value="704">
            <text:p>704</text:p>
          </table:table-cell>
          <table:table-cell table:formula="of:=SUM([.I7:.I18])/12" office:value-type="float" office:value="593.916666666667">
            <text:p>593,9166666667</text:p>
          </table:table-cell>
          <table:table-cell table:formula="of:=[.L18]-[.L6]" office:value-type="float" office:value="0">
            <text:p>#REF!</text:p>
          </table:table-cell>
          <table:table-cell table:style-name="ce4"/>
          <table:table-cell table:style-name="ce7" office:value-type="float" office:value="105">
            <text:p>105</text:p>
          </table:table-cell>
          <table:table-cell table:style-name="ce7" table:formula="of:=SUM([.O16:.O18])/3" office:value-type="float" office:value="108.333333333333">
            <text:p>108,3333333333</text:p>
          </table:table-cell>
          <table:table-cell table:formula="of:=SUM([.O13:.O18])/6" office:value-type="float" office:value="108">
            <text:p>108</text:p>
          </table:table-cell>
          <table:table-cell table:style-name="ce10" table:formula="of:=SUM([.O7:.O18])/12" office:value-type="float" office:value="99.0833333333333">
            <text:p>99,0833333333</text:p>
          </table:table-cell>
          <table:table-cell table:style-name="ce10" table:formula="of:=[.R18]-[.R6]" office:value-type="float" office:value="0">
            <text:p>#REF!</text:p>
          </table:table-cell>
          <table:table-cell table:style-name="ce4"/>
          <table:table-cell table:style-name="ce7" office:value-type="float" office:value="123">
            <text:p>123</text:p>
          </table:table-cell>
          <table:table-cell table:style-name="ce7" table:formula="of:=SUM([.U16:.U18])/3" office:value-type="float" office:value="136">
            <text:p>136</text:p>
          </table:table-cell>
          <table:table-cell table:style-name="ce7" table:formula="of:=SUM([.U13:.U18])/6" office:value-type="float" office:value="142.833333333333">
            <text:p>142,8333333333</text:p>
          </table:table-cell>
          <table:table-cell table:style-name="ce7" table:formula="of:=SUM([.U7:.U18])/12" office:value-type="float" office:value="139.083333333333">
            <text:p>139,0833333333</text:p>
          </table:table-cell>
          <table:table-cell table:style-name="ce7" table:formula="of:=[.X18]-[.X6]" office:value-type="float" office:value="0">
            <text:p>#REF!</text:p>
          </table:table-cell>
          <table:table-cell table:style-name="ce7" office:value-type="float" office:value="15.3">
            <text:p>15,3</text:p>
          </table:table-cell>
          <table:table-cell table:style-name="ce7" office:value-type="string">
            <text:p>103 k</text:p>
          </table:table-cell>
          <table:table-cell table:style-name="ce7" office:value-type="string">
            <text:p>60 k</text:p>
          </table:table-cell>
          <table:table-cell table:formula="of:=SUM([.C18:.C23])/6" office:value-type="float" office:value="153.833333333333">
            <text:p>153,8333333333</text:p>
          </table:table-cell>
          <table:table-cell table:formula="of:=[.L18]-[.L29]" office:value-type="float" office:value="-37.4166666666667">
            <text:p>-37,4166666667</text:p>
          </table:table-cell>
          <table:table-cell table:formula="of:=[.R18]-[.R29]" office:value-type="float" office:value="-5.5">
            <text:p>-5,5</text:p>
          </table:table-cell>
          <table:table-cell table:formula="of:=[.Q18]/[.K18]" office:value-type="float" office:value="0.153409090909091">
            <text:p>0,1534090909</text:p>
          </table:table-cell>
          <table:table-cell table:formula="of:=[.K18]-[.K29]" office:value-type="float" office:value="51">
            <text:p>51</text:p>
          </table:table-cell>
          <table:table-cell table:formula="of:=[.Q18]-[.Q29]" office:value-type="float" office:value="5.16666666666667">
            <text:p>5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6-01">
            <text:p>01.06.07</text:p>
          </table:table-cell>
          <table:table-cell table:style-name="ce4"/>
          <table:table-cell table:style-name="ce7" office:value-type="float" office:value="159">
            <text:p>159</text:p>
          </table:table-cell>
          <table:table-cell table:formula="of:=SUM([.C17:.C19])/3" office:value-type="float" office:value="185.666666666667">
            <text:p>185,6666666667</text:p>
          </table:table-cell>
          <table:table-cell table:formula="of:=SUM([.C14:.C19])/6" office:value-type="float" office:value="203.666666666667">
            <text:p>203,6666666667</text:p>
          </table:table-cell>
          <table:table-cell table:formula="of:=SUM([.C8:.C19])/12" office:value-type="float" office:value="178.916666666667">
            <text:p>178,9166666667</text:p>
          </table:table-cell>
          <table:table-cell table:formula="of:=[.F19]-[.F7]" office:value-type="float" office:value="0">
            <text:p>#REF!</text:p>
          </table:table-cell>
          <table:table-cell table:style-name="ce4"/>
          <table:table-cell table:style-name="ce7" office:value-type="float" office:value="602">
            <text:p>602</text:p>
          </table:table-cell>
          <table:table-cell table:formula="of:=SUM([.I17:.I19])/3" office:value-type="float" office:value="661">
            <text:p>661</text:p>
          </table:table-cell>
          <table:table-cell table:formula="of:=SUM([.I14:.I19])/6" office:value-type="float" office:value="695.833333333333">
            <text:p>695,8333333333</text:p>
          </table:table-cell>
          <table:table-cell table:formula="of:=SUM([.I8:.I19])/12" office:value-type="float" office:value="609.083333333333">
            <text:p>609,0833333333</text:p>
          </table:table-cell>
          <table:table-cell table:formula="of:=[.L19]-[.L7]" office:value-type="float" office:value="0">
            <text:p>#REF!</text:p>
          </table:table-cell>
          <table:table-cell table:style-name="ce4"/>
          <table:table-cell table:style-name="ce7" office:value-type="float" office:value="103">
            <text:p>103</text:p>
          </table:table-cell>
          <table:table-cell table:style-name="ce7" table:formula="of:=SUM([.O17:.O19])/3" office:value-type="float" office:value="104.666666666667">
            <text:p>104,6666666667</text:p>
          </table:table-cell>
          <table:table-cell table:formula="of:=SUM([.O14:.O19])/6" office:value-type="float" office:value="108">
            <text:p>108</text:p>
          </table:table-cell>
          <table:table-cell table:style-name="ce10" table:formula="of:=SUM([.O8:.O19])/12" office:value-type="float" office:value="100.25">
            <text:p>100,25</text:p>
          </table:table-cell>
          <table:table-cell table:style-name="ce10" table:formula="of:=[.R19]-[.R7]" office:value-type="float" office:value="0">
            <text:p>#REF!</text:p>
          </table:table-cell>
          <table:table-cell table:style-name="ce4"/>
          <table:table-cell table:style-name="ce7" office:value-type="float" office:value="113">
            <text:p>113</text:p>
          </table:table-cell>
          <table:table-cell table:style-name="ce7" table:formula="of:=SUM([.U17:.U19])/3" office:value-type="float" office:value="119.333333333333">
            <text:p>119,3333333333</text:p>
          </table:table-cell>
          <table:table-cell table:style-name="ce7" table:formula="of:=SUM([.U14:.U19])/6" office:value-type="float" office:value="138.5">
            <text:p>138,5</text:p>
          </table:table-cell>
          <table:table-cell table:style-name="ce7" table:formula="of:=SUM([.U8:.U19])/12" office:value-type="float" office:value="137.833333333333">
            <text:p>137,8333333333</text:p>
          </table:table-cell>
          <table:table-cell table:style-name="ce7" table:formula="of:=[.X19]-[.X7]" office:value-type="float" office:value="0">
            <text:p>#REF!</text:p>
          </table:table-cell>
          <table:table-cell table:style-name="ce7" office:value-type="float" office:value="15.6">
            <text:p>15,6</text:p>
          </table:table-cell>
          <table:table-cell table:style-name="ce7" office:value-type="string">
            <text:p>85 k</text:p>
          </table:table-cell>
          <table:table-cell table:style-name="ce7" office:value-type="string">
            <text:p>63 k</text:p>
          </table:table-cell>
          <table:table-cell table:formula="of:=SUM([.C19:.C24])/6" office:value-type="float" office:value="149.833333333333">
            <text:p>149,8333333333</text:p>
          </table:table-cell>
          <table:table-cell table:formula="of:=[.L19]-[.L30]" office:value-type="float" office:value="-15.9166666666666">
            <text:p>-15,9166666667</text:p>
          </table:table-cell>
          <table:table-cell table:formula="of:=[.R19]-[.R30]" office:value-type="float" office:value="-3.33333333333333">
            <text:p>-3,3333333333</text:p>
          </table:table-cell>
          <table:table-cell table:formula="of:=[.Q19]/[.K19]" office:value-type="float" office:value="0.155209580838323">
            <text:p>0,1552095808</text:p>
          </table:table-cell>
          <table:table-cell table:formula="of:=[.K19]-[.K30]" office:value-type="float" office:value="44.1666666666667">
            <text:p>44,1666666667</text:p>
          </table:table-cell>
          <table:table-cell table:formula="of:=[.Q19]-[.Q30]" office:value-type="float" office:value="5.16666666666667">
            <text:p>5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7-01">
            <text:p>01.07.07</text:p>
          </table:table-cell>
          <table:table-cell table:style-name="ce4"/>
          <table:table-cell table:style-name="ce7" office:value-type="float" office:value="128">
            <text:p>128</text:p>
          </table:table-cell>
          <table:table-cell table:formula="of:=SUM([.C18:.C20])/3" office:value-type="float" office:value="160.333333333333">
            <text:p>160,3333333333</text:p>
          </table:table-cell>
          <table:table-cell table:formula="of:=SUM([.C15:.C20])/6" office:value-type="float" office:value="187.833333333333">
            <text:p>187,8333333333</text:p>
          </table:table-cell>
          <table:table-cell table:formula="of:=SUM([.C9:.C20])/12" office:value-type="float" office:value="180">
            <text:p>180</text:p>
          </table:table-cell>
          <table:table-cell table:formula="of:=[.F20]-[.F8]" office:value-type="float" office:value="0">
            <text:p>#REF!</text:p>
          </table:table-cell>
          <table:table-cell table:style-name="ce4"/>
          <table:table-cell table:style-name="ce7" office:value-type="float" office:value="578">
            <text:p>578</text:p>
          </table:table-cell>
          <table:table-cell table:formula="of:=SUM([.I18:.I20])/3" office:value-type="float" office:value="625.333333333333">
            <text:p>625,3333333333</text:p>
          </table:table-cell>
          <table:table-cell table:formula="of:=SUM([.I15:.I20])/6" office:value-type="float" office:value="677.666666666667">
            <text:p>677,6666666667</text:p>
          </table:table-cell>
          <table:table-cell table:formula="of:=SUM([.I9:.I20])/12" office:value-type="float" office:value="624">
            <text:p>624</text:p>
          </table:table-cell>
          <table:table-cell table:formula="of:=[.L20]-[.L8]" office:value-type="float" office:value="0">
            <text:p>#REF!</text:p>
          </table:table-cell>
          <table:table-cell table:style-name="ce4"/>
          <table:table-cell table:style-name="ce7" office:value-type="float" office:value="106">
            <text:p>106</text:p>
          </table:table-cell>
          <table:table-cell table:style-name="ce7" table:formula="of:=SUM([.O18:.O20])/3" office:value-type="float" office:value="104.666666666667">
            <text:p>104,6666666667</text:p>
          </table:table-cell>
          <table:table-cell table:formula="of:=SUM([.O15:.O20])/6" office:value-type="float" office:value="107.166666666667">
            <text:p>107,1666666667</text:p>
          </table:table-cell>
          <table:table-cell table:style-name="ce10" table:formula="of:=SUM([.O9:.O20])/12" office:value-type="float" office:value="102.166666666667">
            <text:p>102,1666666667</text:p>
          </table:table-cell>
          <table:table-cell table:style-name="ce10" table:formula="of:=[.R20]-[.R8]" office:value-type="float" office:value="0">
            <text:p>#REF!</text:p>
          </table:table-cell>
          <table:table-cell table:style-name="ce4"/>
          <table:table-cell table:style-name="ce7" office:value-type="float" office:value="140">
            <text:p>140</text:p>
          </table:table-cell>
          <table:table-cell table:style-name="ce7" table:formula="of:=SUM([.U18:.U20])/3" office:value-type="float" office:value="125.333333333333">
            <text:p>125,3333333333</text:p>
          </table:table-cell>
          <table:table-cell table:style-name="ce7" table:formula="of:=SUM([.U15:.U20])/6" office:value-type="float" office:value="139">
            <text:p>139</text:p>
          </table:table-cell>
          <table:table-cell table:style-name="ce7" table:formula="of:=SUM([.U9:.U20])/12" office:value-type="float" office:value="142">
            <text:p>142</text:p>
          </table:table-cell>
          <table:table-cell table:style-name="ce7" table:formula="of:=[.X20]-[.X8]" office:value-type="float" office:value="0">
            <text:p>#REF!</text:p>
          </table:table-cell>
          <table:table-cell table:style-name="ce7" office:value-type="float" office:value="15.9">
            <text:p>15,9</text:p>
          </table:table-cell>
          <table:table-cell table:style-name="ce7" office:value-type="string">
            <text:p>99 k</text:p>
          </table:table-cell>
          <table:table-cell table:style-name="ce7" office:value-type="string">
            <text:p>66 k</text:p>
          </table:table-cell>
          <table:table-cell table:formula="of:=SUM([.C20:.C25])/6" office:value-type="float" office:value="148.833333333333">
            <text:p>148,8333333333</text:p>
          </table:table-cell>
          <table:table-cell table:formula="of:=[.L20]-[.L31]" office:value-type="float" office:value="1.33333333333337">
            <text:p>1,3333333333</text:p>
          </table:table-cell>
          <table:table-cell table:formula="of:=[.R20]-[.R31]" office:value-type="float" office:value="-0.833333333333329">
            <text:p>-0,8333333333</text:p>
          </table:table-cell>
          <table:table-cell table:formula="of:=[.Q20]/[.K20]" office:value-type="float" office:value="0.158140678799803">
            <text:p>0,1581406788</text:p>
          </table:table-cell>
          <table:table-cell table:formula="of:=[.K20]-[.K31]" office:value-type="float" office:value="29.5">
            <text:p>29,5</text:p>
          </table:table-cell>
          <table:table-cell table:formula="of:=[.Q20]-[.Q31]" office:value-type="float" office:value="3">
            <text:p>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8-01">
            <text:p>01.08.07</text:p>
          </table:table-cell>
          <table:table-cell table:style-name="ce4"/>
          <table:table-cell table:style-name="ce7" office:value-type="float" office:value="136">
            <text:p>136</text:p>
          </table:table-cell>
          <table:table-cell table:formula="of:=SUM([.C19:.C21])/3" office:value-type="float" office:value="141">
            <text:p>141</text:p>
          </table:table-cell>
          <table:table-cell table:formula="of:=SUM([.C16:.C21])/6" office:value-type="float" office:value="173.166666666667">
            <text:p>173,1666666667</text:p>
          </table:table-cell>
          <table:table-cell table:formula="of:=SUM([.C10:.C21])/12" office:value-type="float" office:value="180.666666666667">
            <text:p>180,6666666667</text:p>
          </table:table-cell>
          <table:table-cell table:formula="of:=[.F21]-[.F9]" office:value-type="float" office:value="0">
            <text:p>#REF!</text:p>
          </table:table-cell>
          <table:table-cell table:style-name="ce4"/>
          <table:table-cell table:style-name="ce7" office:value-type="float" office:value="566">
            <text:p>566</text:p>
          </table:table-cell>
          <table:table-cell table:formula="of:=SUM([.I19:.I21])/3" office:value-type="float" office:value="582">
            <text:p>582</text:p>
          </table:table-cell>
          <table:table-cell table:formula="of:=SUM([.I16:.I21])/6" office:value-type="float" office:value="651.5">
            <text:p>651,5</text:p>
          </table:table-cell>
          <table:table-cell table:formula="of:=SUM([.I10:.I21])/12" office:value-type="float" office:value="634.333333333333">
            <text:p>634,3333333333</text:p>
          </table:table-cell>
          <table:table-cell table:formula="of:=[.L21]-[.L9]" office:value-type="float" office:value="0">
            <text:p>#REF!</text:p>
          </table:table-cell>
          <table:table-cell table:style-name="ce4"/>
          <table:table-cell table:style-name="ce7" office:value-type="float" office:value="113">
            <text:p>113</text:p>
          </table:table-cell>
          <table:table-cell table:style-name="ce7" table:formula="of:=SUM([.O19:.O21])/3" office:value-type="float" office:value="107.333333333333">
            <text:p>107,3333333333</text:p>
          </table:table-cell>
          <table:table-cell table:formula="of:=SUM([.O16:.O21])/6" office:value-type="float" office:value="107.833333333333">
            <text:p>107,8333333333</text:p>
          </table:table-cell>
          <table:table-cell table:style-name="ce10" table:formula="of:=SUM([.O10:.O21])/12" office:value-type="float" office:value="104.416666666667">
            <text:p>104,4166666667</text:p>
          </table:table-cell>
          <table:table-cell table:style-name="ce10" table:formula="of:=[.R21]-[.R9]" office:value-type="float" office:value="0">
            <text:p>#REF!</text:p>
          </table:table-cell>
          <table:table-cell table:style-name="ce4"/>
          <table:table-cell table:style-name="ce7" office:value-type="float" office:value="250">
            <text:p>250</text:p>
          </table:table-cell>
          <table:table-cell table:style-name="ce7" table:formula="of:=SUM([.U19:.U21])/3" office:value-type="float" office:value="167.666666666667">
            <text:p>167,6666666667</text:p>
          </table:table-cell>
          <table:table-cell table:style-name="ce7" table:formula="of:=SUM([.U16:.U21])/6" office:value-type="float" office:value="151.833333333333">
            <text:p>151,8333333333</text:p>
          </table:table-cell>
          <table:table-cell table:style-name="ce7" table:formula="of:=SUM([.U10:.U21])/12" office:value-type="float" office:value="154.083333333333">
            <text:p>154,0833333333</text:p>
          </table:table-cell>
          <table:table-cell table:style-name="ce7" table:formula="of:=[.X21]-[.X9]" office:value-type="float" office:value="0">
            <text:p>#REF!</text:p>
          </table:table-cell>
          <table:table-cell table:style-name="ce7" office:value-type="float" office:value="15.6">
            <text:p>15,6</text:p>
          </table:table-cell>
          <table:table-cell table:style-name="ce7" office:value-type="string">
            <text:p>94 k</text:p>
          </table:table-cell>
          <table:table-cell table:style-name="ce7" office:value-type="string">
            <text:p>68 k</text:p>
          </table:table-cell>
          <table:table-cell table:formula="of:=SUM([.C21:.C26])/6" office:value-type="float" office:value="153.666666666667">
            <text:p>153,6666666667</text:p>
          </table:table-cell>
          <table:table-cell table:formula="of:=[.L21]-[.L32]" office:value-type="float" office:value="12.6666666666667">
            <text:p>12,6666666667</text:p>
          </table:table-cell>
          <table:table-cell table:formula="of:=[.R21]-[.R32]" office:value-type="float" office:value="2.41666666666667">
            <text:p>2,4166666667</text:p>
          </table:table-cell>
          <table:table-cell table:formula="of:=[.Q21]/[.K21]" office:value-type="float" office:value="0.165515477104119">
            <text:p>0,1655154771</text:p>
          </table:table-cell>
          <table:table-cell table:formula="of:=[.K21]-[.K32]" office:value-type="float" office:value="22.5">
            <text:p>22,5</text:p>
          </table:table-cell>
          <table:table-cell table:formula="of:=[.Q21]-[.Q32]" office:value-type="float" office:value="6">
            <text:p>6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09-01">
            <text:p>01.09.07</text:p>
          </table:table-cell>
          <table:table-cell table:style-name="ce4"/>
          <table:table-cell table:style-name="ce7" office:value-type="float" office:value="155">
            <text:p>155</text:p>
          </table:table-cell>
          <table:table-cell table:formula="of:=SUM([.C20:.C22])/3" office:value-type="float" office:value="139.666666666667">
            <text:p>139,6666666667</text:p>
          </table:table-cell>
          <table:table-cell table:formula="of:=SUM([.C17:.C22])/6" office:value-type="float" office:value="162.666666666667">
            <text:p>162,6666666667</text:p>
          </table:table-cell>
          <table:table-cell table:formula="of:=SUM([.C11:.C22])/12" office:value-type="float" office:value="180.5">
            <text:p>180,5</text:p>
          </table:table-cell>
          <table:table-cell table:formula="of:=[.F22]-[.F10]" office:value-type="float" office:value="0">
            <text:p>#REF!</text:p>
          </table:table-cell>
          <table:table-cell table:style-name="ce4"/>
          <table:table-cell table:style-name="ce7" office:value-type="float" office:value="603">
            <text:p>603</text:p>
          </table:table-cell>
          <table:table-cell table:formula="of:=SUM([.I20:.I22])/3" office:value-type="float" office:value="582.333333333333">
            <text:p>582,3333333333</text:p>
          </table:table-cell>
          <table:table-cell table:formula="of:=SUM([.I17:.I22])/6" office:value-type="float" office:value="621.666666666667">
            <text:p>621,6666666667</text:p>
          </table:table-cell>
          <table:table-cell table:formula="of:=SUM([.I11:.I22])/12" office:value-type="float" office:value="642.5">
            <text:p>642,5</text:p>
          </table:table-cell>
          <table:table-cell table:formula="of:=[.L22]-[.L10]" office:value-type="float" office:value="0">
            <text:p>#REF!</text:p>
          </table:table-cell>
          <table:table-cell table:style-name="ce4"/>
          <table:table-cell table:style-name="ce7" office:value-type="float" office:value="103">
            <text:p>103</text:p>
          </table:table-cell>
          <table:table-cell table:style-name="ce7" table:formula="of:=SUM([.O20:.O22])/3" office:value-type="float" office:value="107.333333333333">
            <text:p>107,3333333333</text:p>
          </table:table-cell>
          <table:table-cell table:formula="of:=SUM([.O17:.O22])/6" office:value-type="float" office:value="106">
            <text:p>106</text:p>
          </table:table-cell>
          <table:table-cell table:style-name="ce10" table:formula="of:=SUM([.O11:.O22])/12" office:value-type="float" office:value="105.5">
            <text:p>105,5</text:p>
          </table:table-cell>
          <table:table-cell table:style-name="ce10" table:formula="of:=[.R22]-[.R10]" office:value-type="float" office:value="0">
            <text:p>#REF!</text:p>
          </table:table-cell>
          <table:table-cell table:style-name="ce4"/>
          <table:table-cell table:style-name="ce7" office:value-type="float" office:value="162">
            <text:p>162</text:p>
          </table:table-cell>
          <table:table-cell table:style-name="ce7" table:formula="of:=SUM([.U20:.U22])/3" office:value-type="float" office:value="184">
            <text:p>184</text:p>
          </table:table-cell>
          <table:table-cell table:style-name="ce7" table:formula="of:=SUM([.U17:.U22])/6" office:value-type="float" office:value="151.666666666667">
            <text:p>151,6666666667</text:p>
          </table:table-cell>
          <table:table-cell table:style-name="ce7" table:formula="of:=SUM([.U11:.U22])/12" office:value-type="float" office:value="156.75">
            <text:p>156,75</text:p>
          </table:table-cell>
          <table:table-cell table:style-name="ce7" table:formula="of:=[.X22]-[.X10]" office:value-type="float" office:value="0">
            <text:p>#REF!</text:p>
          </table:table-cell>
          <table:table-cell table:style-name="ce7" office:value-type="float" office:value="15.7">
            <text:p>15,7</text:p>
          </table:table-cell>
          <table:table-cell table:style-name="ce7" office:value-type="string">
            <text:p>90 k</text:p>
          </table:table-cell>
          <table:table-cell table:style-name="ce7" office:value-type="string">
            <text:p>70 k</text:p>
          </table:table-cell>
          <table:table-cell table:formula="of:=SUM([.C22:.C27])/6" office:value-type="float" office:value="160.833333333333">
            <text:p>160,8333333333</text:p>
          </table:table-cell>
          <table:table-cell table:formula="of:=[.L22]-[.L33]" office:value-type="float" office:value="13.75">
            <text:p>13,75</text:p>
          </table:table-cell>
          <table:table-cell table:formula="of:=[.R22]-[.R33]" office:value-type="float" office:value="4.58333333333333">
            <text:p>4,5833333333</text:p>
          </table:table-cell>
          <table:table-cell table:formula="of:=[.Q22]/[.K22]" office:value-type="float" office:value="0.170509383378016">
            <text:p>0,1705093834</text:p>
          </table:table-cell>
          <table:table-cell table:formula="of:=[.K22]-[.K33]" office:value-type="float" office:value="0.833333333333258">
            <text:p>0,8333333333</text:p>
          </table:table-cell>
          <table:table-cell table:formula="of:=[.Q22]-[.Q33]" office:value-type="float" office:value="5.66666666666667">
            <text:p>5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10-01">
            <text:p>01.10.07</text:p>
          </table:table-cell>
          <table:table-cell table:style-name="ce4"/>
          <table:table-cell table:style-name="ce7" office:value-type="float" office:value="151">
            <text:p>151</text:p>
          </table:table-cell>
          <table:table-cell table:formula="of:=SUM([.C21:.C23])/3" office:value-type="float" office:value="147.333333333333">
            <text:p>147,3333333333</text:p>
          </table:table-cell>
          <table:table-cell table:formula="of:=SUM([.C18:.C23])/6" office:value-type="float" office:value="153.833333333333">
            <text:p>153,8333333333</text:p>
          </table:table-cell>
          <table:table-cell table:formula="of:=SUM([.C12:.C23])/12" office:value-type="float" office:value="181.166666666667">
            <text:p>181,1666666667</text:p>
          </table:table-cell>
          <table:table-cell table:formula="of:=[.F23]-[.F11]" office:value-type="float" office:value="0">
            <text:p>#REF!</text:p>
          </table:table-cell>
          <table:table-cell table:style-name="ce4"/>
          <table:table-cell table:style-name="ce7" office:value-type="float" office:value="613">
            <text:p>613</text:p>
          </table:table-cell>
          <table:table-cell table:formula="of:=SUM([.I21:.I23])/3" office:value-type="float" office:value="594">
            <text:p>594</text:p>
          </table:table-cell>
          <table:table-cell table:formula="of:=SUM([.I18:.I23])/6" office:value-type="float" office:value="609.666666666667">
            <text:p>609,6666666667</text:p>
          </table:table-cell>
          <table:table-cell table:formula="of:=SUM([.I12:.I23])/12" office:value-type="float" office:value="651">
            <text:p>651</text:p>
          </table:table-cell>
          <table:table-cell table:formula="of:=[.L23]-[.L11]" office:value-type="float" office:value="0">
            <text:p>#REF!</text:p>
          </table:table-cell>
          <table:table-cell table:style-name="ce4"/>
          <table:table-cell table:style-name="ce7" office:value-type="float" office:value="108">
            <text:p>108</text:p>
          </table:table-cell>
          <table:table-cell table:style-name="ce7" table:formula="of:=SUM([.O21:.O23])/3" office:value-type="float" office:value="108">
            <text:p>108</text:p>
          </table:table-cell>
          <table:table-cell table:formula="of:=SUM([.O18:.O23])/6" office:value-type="float" office:value="106.333333333333">
            <text:p>106,3333333333</text:p>
          </table:table-cell>
          <table:table-cell table:style-name="ce10" table:formula="of:=SUM([.O12:.O23])/12" office:value-type="float" office:value="106.416666666667">
            <text:p>106,4166666667</text:p>
          </table:table-cell>
          <table:table-cell table:style-name="ce10" table:formula="of:=[.R23]-[.R11]" office:value-type="float" office:value="0">
            <text:p>#REF!</text:p>
          </table:table-cell>
          <table:table-cell table:style-name="ce4"/>
          <table:table-cell table:style-name="ce7" office:value-type="float" office:value="105">
            <text:p>105</text:p>
          </table:table-cell>
          <table:table-cell table:style-name="ce7" table:formula="of:=SUM([.U21:.U23])/3" office:value-type="float" office:value="172.333333333333">
            <text:p>172,3333333333</text:p>
          </table:table-cell>
          <table:table-cell table:style-name="ce7" table:formula="of:=SUM([.U18:.U23])/6" office:value-type="float" office:value="148.833333333333">
            <text:p>148,8333333333</text:p>
          </table:table-cell>
          <table:table-cell table:style-name="ce7" table:formula="of:=SUM([.U12:.U23])/12" office:value-type="float" office:value="153.166666666667">
            <text:p>153,1666666667</text:p>
          </table:table-cell>
          <table:table-cell table:style-name="ce7" table:formula="of:=[.X23]-[.X11]" office:value-type="float" office:value="0">
            <text:p>#REF!</text:p>
          </table:table-cell>
          <table:table-cell table:style-name="ce7" office:value-type="float" office:value="16.1">
            <text:p>16,1</text:p>
          </table:table-cell>
          <table:table-cell table:style-name="ce7" office:value-type="string">
            <text:p>106 k</text:p>
          </table:table-cell>
          <table:table-cell table:style-name="ce7" office:value-type="string">
            <text:p>73 k</text:p>
          </table:table-cell>
          <table:table-cell table:formula="of:=SUM([.C23:.C28])/6" office:value-type="float" office:value="163.5">
            <text:p>163,5</text:p>
          </table:table-cell>
          <table:table-cell table:formula="of:=[.L23]-[.L34]" office:value-type="float" office:value="17.5833333333334">
            <text:p>17,5833333333</text:p>
          </table:table-cell>
          <table:table-cell table:formula="of:=[.R23]-[.R34]" office:value-type="float" office:value="6.33333333333334">
            <text:p>6,3333333333</text:p>
          </table:table-cell>
          <table:table-cell table:formula="of:=[.Q23]/[.K23]" office:value-type="float" office:value="0.174412247129579">
            <text:p>0,1744122471</text:p>
          </table:table-cell>
          <table:table-cell table:formula="of:=[.K23]-[.K34]" office:value-type="float" office:value="-8">
            <text:p>-8</text:p>
          </table:table-cell>
          <table:table-cell table:formula="of:=[.Q23]-[.Q34]" office:value-type="float" office:value="9.5">
            <text:p>9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11-01">
            <text:p>01.11.07</text:p>
          </table:table-cell>
          <table:table-cell table:style-name="ce4"/>
          <table:table-cell table:style-name="ce7" office:value-type="float" office:value="170">
            <text:p>170</text:p>
          </table:table-cell>
          <table:table-cell table:formula="of:=SUM([.C22:.C24])/3" office:value-type="float" office:value="158.666666666667">
            <text:p>158,6666666667</text:p>
          </table:table-cell>
          <table:table-cell table:formula="of:=SUM([.C19:.C24])/6" office:value-type="float" office:value="149.833333333333">
            <text:p>149,8333333333</text:p>
          </table:table-cell>
          <table:table-cell table:formula="of:=SUM([.C13:.C24])/12" office:value-type="float" office:value="179.083333333333">
            <text:p>179,0833333333</text:p>
          </table:table-cell>
          <table:table-cell table:formula="of:=[.F24]-[.F12]" office:value-type="float" office:value="67.1666666666667">
            <text:p>67,1666666667</text:p>
          </table:table-cell>
          <table:table-cell table:style-name="ce4"/>
          <table:table-cell table:style-name="ce7" office:value-type="float" office:value="628">
            <text:p>628</text:p>
          </table:table-cell>
          <table:table-cell table:formula="of:=SUM([.I22:.I24])/3" office:value-type="float" office:value="614.666666666667">
            <text:p>614,6666666667</text:p>
          </table:table-cell>
          <table:table-cell table:formula="of:=SUM([.I19:.I24])/6" office:value-type="float" office:value="598.333333333333">
            <text:p>598,3333333333</text:p>
          </table:table-cell>
          <table:table-cell table:formula="of:=SUM([.I13:.I24])/12" office:value-type="float" office:value="651.166666666667">
            <text:p>651,1666666667</text:p>
          </table:table-cell>
          <table:table-cell table:formula="of:=[.L24]-[.L12]" office:value-type="float" office:value="261.583333333333">
            <text:p>261,5833333333</text:p>
          </table:table-cell>
          <table:table-cell table:style-name="ce4"/>
          <table:table-cell table:style-name="ce7" office:value-type="float" office:value="93">
            <text:p>93</text:p>
          </table:table-cell>
          <table:table-cell table:style-name="ce7" table:formula="of:=SUM([.O22:.O24])/3" office:value-type="float" office:value="101.333333333333">
            <text:p>101,3333333333</text:p>
          </table:table-cell>
          <table:table-cell table:formula="of:=SUM([.O19:.O24])/6" office:value-type="float" office:value="104.333333333333">
            <text:p>104,3333333333</text:p>
          </table:table-cell>
          <table:table-cell table:style-name="ce10" table:formula="of:=SUM([.O13:.O24])/12" office:value-type="float" office:value="106.166666666667">
            <text:p>106,1666666667</text:p>
          </table:table-cell>
          <table:table-cell table:style-name="ce10" table:formula="of:=[.R24]-[.R12]" office:value-type="float" office:value="30.5">
            <text:p>30,5</text:p>
          </table:table-cell>
          <table:table-cell table:style-name="ce4"/>
          <table:table-cell table:style-name="ce7" office:value-type="float" office:value="152">
            <text:p>152</text:p>
          </table:table-cell>
          <table:table-cell table:style-name="ce7" table:formula="of:=SUM([.U22:.U24])/3" office:value-type="float" office:value="139.666666666667">
            <text:p>139,6666666667</text:p>
          </table:table-cell>
          <table:table-cell table:style-name="ce7" table:formula="of:=SUM([.U19:.U24])/6" office:value-type="float" office:value="153.666666666667">
            <text:p>153,6666666667</text:p>
          </table:table-cell>
          <table:table-cell table:style-name="ce7" table:formula="of:=SUM([.U13:.U24])/12" office:value-type="float" office:value="148.25">
            <text:p>148,25</text:p>
          </table:table-cell>
          <table:table-cell table:style-name="ce7" table:formula="of:=[.X24]-[.X12]" office:value-type="float" office:value="33.4166666666667">
            <text:p>33,4166666667</text:p>
          </table:table-cell>
          <table:table-cell table:style-name="ce7" office:value-type="float" office:value="16.3">
            <text:p>16,3</text:p>
          </table:table-cell>
          <table:table-cell table:style-name="ce7" office:value-type="string">
            <text:p>95 k</text:p>
          </table:table-cell>
          <table:table-cell table:style-name="ce7" office:value-type="string">
            <text:p>75 k</text:p>
          </table:table-cell>
          <table:table-cell table:formula="of:=SUM([.C24:.C29])/6" office:value-type="float" office:value="164.166666666667">
            <text:p>164,1666666667</text:p>
          </table:table-cell>
          <table:table-cell table:formula="of:=[.L24]-[.L35]" office:value-type="float" office:value="6">
            <text:p>6</text:p>
          </table:table-cell>
          <table:table-cell table:formula="of:=[.R24]-[.R35]" office:value-type="float" office:value="6.16666666666667">
            <text:p>6,1666666667</text:p>
          </table:table-cell>
          <table:table-cell table:formula="of:=[.Q24]/[.K24]" office:value-type="float" office:value="0.174373259052925">
            <text:p>0,1743732591</text:p>
          </table:table-cell>
          <table:table-cell table:formula="of:=[.K24]-[.K35]" office:value-type="float" office:value="-39">
            <text:p>-39</text:p>
          </table:table-cell>
          <table:table-cell table:formula="of:=[.Q24]-[.Q35]" office:value-type="float" office:value="7.16666666666666">
            <text:p>7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7-12-01">
            <text:p>01.12.07</text:p>
          </table:table-cell>
          <table:table-cell table:style-name="ce4"/>
          <table:table-cell table:style-name="ce7" office:value-type="float" office:value="153">
            <text:p>153</text:p>
          </table:table-cell>
          <table:table-cell table:formula="of:=SUM([.C23:.C25])/3" office:value-type="float" office:value="158">
            <text:p>158</text:p>
          </table:table-cell>
          <table:table-cell table:formula="of:=SUM([.C20:.C25])/6" office:value-type="float" office:value="148.833333333333">
            <text:p>148,8333333333</text:p>
          </table:table-cell>
          <table:table-cell table:formula="of:=SUM([.C14:.C25])/12" office:value-type="float" office:value="176.25">
            <text:p>176,25</text:p>
          </table:table-cell>
          <table:table-cell table:formula="of:=[.F25]-[.F13]" office:value-type="float" office:value="48.75">
            <text:p>48,75</text:p>
          </table:table-cell>
          <table:table-cell table:style-name="ce4"/>
          <table:table-cell table:style-name="ce7" office:value-type="float" office:value="595">
            <text:p>595</text:p>
          </table:table-cell>
          <table:table-cell table:formula="of:=SUM([.I23:.I25])/3" office:value-type="float" office:value="612">
            <text:p>612</text:p>
          </table:table-cell>
          <table:table-cell table:formula="of:=SUM([.I20:.I25])/6" office:value-type="float" office:value="597.166666666667">
            <text:p>597,1666666667</text:p>
          </table:table-cell>
          <table:table-cell table:formula="of:=SUM([.I14:.I25])/12" office:value-type="float" office:value="646.5">
            <text:p>646,5</text:p>
          </table:table-cell>
          <table:table-cell table:formula="of:=[.L25]-[.L13]" office:value-type="float" office:value="202.666666666667">
            <text:p>202,6666666667</text:p>
          </table:table-cell>
          <table:table-cell table:style-name="ce4"/>
          <table:table-cell table:style-name="ce7" office:value-type="float" office:value="88">
            <text:p>88</text:p>
          </table:table-cell>
          <table:table-cell table:style-name="ce7" table:formula="of:=SUM([.O23:.O25])/3" office:value-type="float" office:value="96.3333333333333">
            <text:p>96,3333333333</text:p>
          </table:table-cell>
          <table:table-cell table:formula="of:=SUM([.O20:.O25])/6" office:value-type="float" office:value="101.833333333333">
            <text:p>101,8333333333</text:p>
          </table:table-cell>
          <table:table-cell table:style-name="ce10" table:formula="of:=SUM([.O14:.O25])/12" office:value-type="float" office:value="104.916666666667">
            <text:p>104,9166666667</text:p>
          </table:table-cell>
          <table:table-cell table:style-name="ce10" table:formula="of:=[.R25]-[.R13]" office:value-type="float" office:value="20.6666666666667">
            <text:p>20,6666666667</text:p>
          </table:table-cell>
          <table:table-cell table:style-name="ce4"/>
          <table:table-cell table:style-name="ce7" office:value-type="float" office:value="119">
            <text:p>119</text:p>
          </table:table-cell>
          <table:table-cell table:style-name="ce7" table:formula="of:=SUM([.U23:.U25])/3" office:value-type="float" office:value="125.333333333333">
            <text:p>125,3333333333</text:p>
          </table:table-cell>
          <table:table-cell table:style-name="ce7" table:formula="of:=SUM([.U20:.U25])/6" office:value-type="float" office:value="154.666666666667">
            <text:p>154,6666666667</text:p>
          </table:table-cell>
          <table:table-cell table:style-name="ce7" table:formula="of:=SUM([.U14:.U25])/12" office:value-type="float" office:value="146.583333333333">
            <text:p>146,5833333333</text:p>
          </table:table-cell>
          <table:table-cell table:style-name="ce7" table:formula="of:=[.X25]-[.X13]" office:value-type="float" office:value="20.1666666666667">
            <text:p>20,1666666667</text:p>
          </table:table-cell>
          <table:table-cell table:style-name="ce7" office:value-type="float" office:value="16.5">
            <text:p>16,5</text:p>
          </table:table-cell>
          <table:table-cell table:style-name="ce7" office:value-type="string">
            <text:p>84 k</text:p>
          </table:table-cell>
          <table:table-cell table:style-name="ce7" office:value-type="string">
            <text:p>78 k</text:p>
          </table:table-cell>
          <table:table-cell table:formula="of:=SUM([.C25:.C30])/6" office:value-type="float" office:value="160.333333333333">
            <text:p>160,3333333333</text:p>
          </table:table-cell>
          <table:table-cell table:formula="of:=[.L25]-[.L36]" office:value-type="float" office:value="-4.83333333333337">
            <text:p>-4,8333333333</text:p>
          </table:table-cell>
          <table:table-cell table:formula="of:=[.R25]-[.R36]" office:value-type="float" office:value="4.5">
            <text:p>4,5</text:p>
          </table:table-cell>
          <table:table-cell table:formula="of:=[.Q25]/[.K25]" office:value-type="float" office:value="0.170527490929389">
            <text:p>0,1705274909</text:p>
          </table:table-cell>
          <table:table-cell table:formula="of:=[.K25]-[.K36]" office:value-type="float" office:value="-53.8333333333334">
            <text:p>-53,8333333333</text:p>
          </table:table-cell>
          <table:table-cell table:formula="of:=[.Q25]-[.Q36]" office:value-type="float" office:value="3.83333333333333">
            <text:p>3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1-01">
            <text:p>01.01.08</text:p>
          </table:table-cell>
          <table:table-cell table:style-name="ce4" office:value-type="float" office:value="2008">
            <text:p>2008</text:p>
          </table:table-cell>
          <table:table-cell table:style-name="ce7" office:value-type="float" office:value="157">
            <text:p>157</text:p>
          </table:table-cell>
          <table:table-cell table:formula="of:=SUM([.C24:.C26])/3" office:value-type="float" office:value="160">
            <text:p>160</text:p>
          </table:table-cell>
          <table:table-cell table:formula="of:=SUM([.C21:.C26])/6" office:value-type="float" office:value="153.666666666667">
            <text:p>153,6666666667</text:p>
          </table:table-cell>
          <table:table-cell table:formula="of:=SUM([.C15:.C26])/12" office:value-type="float" office:value="170.75">
            <text:p>170,75</text:p>
          </table:table-cell>
          <table:table-cell table:formula="of:=[.F26]-[.F14]" office:value-type="float" office:value="31.25">
            <text:p>31,25</text:p>
          </table:table-cell>
          <table:table-cell table:style-name="ce4" office:value-type="float" office:value="2008">
            <text:p>2008</text:p>
          </table:table-cell>
          <table:table-cell table:style-name="ce7" office:value-type="float" office:value="681">
            <text:p>681</text:p>
          </table:table-cell>
          <table:table-cell table:formula="of:=SUM([.I24:.I26])/3" office:value-type="float" office:value="634.666666666667">
            <text:p>634,6666666667</text:p>
          </table:table-cell>
          <table:table-cell table:formula="of:=SUM([.I21:.I26])/6" office:value-type="float" office:value="614.333333333333">
            <text:p>614,3333333333</text:p>
          </table:table-cell>
          <table:table-cell table:formula="of:=SUM([.I15:.I26])/12" office:value-type="float" office:value="646">
            <text:p>646</text:p>
          </table:table-cell>
          <table:table-cell table:formula="of:=[.L26]-[.L14]" office:value-type="float" office:value="169.583333333333">
            <text:p>169,5833333333</text:p>
          </table:table-cell>
          <table:table-cell table:style-name="ce4" office:value-type="float" office:value="2008">
            <text:p>2008</text:p>
          </table:table-cell>
          <table:table-cell table:style-name="ce7" office:value-type="float" office:value="108">
            <text:p>108</text:p>
          </table:table-cell>
          <table:table-cell table:style-name="ce7" table:formula="of:=SUM([.O24:.O26])/3" office:value-type="float" office:value="96.3333333333333">
            <text:p>96,3333333333</text:p>
          </table:table-cell>
          <table:table-cell table:formula="of:=SUM([.O21:.O26])/6" office:value-type="float" office:value="102.166666666667">
            <text:p>102,1666666667</text:p>
          </table:table-cell>
          <table:table-cell table:style-name="ce10" table:formula="of:=SUM([.O15:.O26])/12" office:value-type="float" office:value="104.666666666667">
            <text:p>104,6666666667</text:p>
          </table:table-cell>
          <table:table-cell table:style-name="ce10" table:formula="of:=[.R26]-[.R14]" office:value-type="float" office:value="16.8333333333333">
            <text:p>16,8333333333</text:p>
          </table:table-cell>
          <table:table-cell table:style-name="ce4" office:value-type="float" office:value="2008">
            <text:p>2008</text:p>
          </table:table-cell>
          <table:table-cell table:style-name="ce7" office:value-type="float" office:value="155">
            <text:p>155</text:p>
          </table:table-cell>
          <table:table-cell table:style-name="ce7" table:formula="of:=SUM([.U24:.U26])/3" office:value-type="float" office:value="142">
            <text:p>142</text:p>
          </table:table-cell>
          <table:table-cell table:style-name="ce7" table:formula="of:=SUM([.U21:.U26])/6" office:value-type="float" office:value="157.166666666667">
            <text:p>157,1666666667</text:p>
          </table:table-cell>
          <table:table-cell table:style-name="ce7" table:formula="of:=SUM([.U15:.U26])/12" office:value-type="float" office:value="148.083333333333">
            <text:p>148,0833333333</text:p>
          </table:table-cell>
          <table:table-cell table:style-name="ce7" table:formula="of:=[.X26]-[.X14]" office:value-type="float" office:value="20.0833333333333">
            <text:p>20,0833333333</text:p>
          </table:table-cell>
          <table:table-cell table:style-name="ce7" office:value-type="float" office:value="16.7">
            <text:p>16,7</text:p>
          </table:table-cell>
          <table:table-cell table:style-name="ce7" office:value-type="string">
            <text:p>115 k</text:p>
          </table:table-cell>
          <table:table-cell table:style-name="ce7" office:value-type="string">
            <text:p>81 k</text:p>
          </table:table-cell>
          <table:table-cell table:formula="of:=SUM([.C26:.C31])/6" office:value-type="float" office:value="156.833333333333">
            <text:p>156,8333333333</text:p>
          </table:table-cell>
          <table:table-cell table:formula="of:=[.L26]-[.L37]" office:value-type="float" office:value="-10.5833333333334">
            <text:p>-10,5833333333</text:p>
          </table:table-cell>
          <table:table-cell table:formula="of:=[.R26]-[.R37]" office:value-type="float" office:value="2.33333333333334">
            <text:p>2,3333333333</text:p>
          </table:table-cell>
          <table:table-cell table:formula="of:=[.Q26]/[.K26]" office:value-type="float" office:value="0.166304937601736">
            <text:p>0,1663049376</text:p>
          </table:table-cell>
          <table:table-cell table:formula="of:=[.K26]-[.K37]" office:value-type="float" office:value="-50.6666666666666">
            <text:p>-50,6666666667</text:p>
          </table:table-cell>
          <table:table-cell table:formula="of:=[.Q26]-[.Q37]" office:value-type="float" office:value="1.66666666666667">
            <text:p>1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2-01">
            <text:p>01.02.08</text:p>
          </table:table-cell>
          <table:table-cell table:style-name="ce4"/>
          <table:table-cell table:style-name="ce7" office:value-type="float" office:value="179">
            <text:p>179</text:p>
          </table:table-cell>
          <table:table-cell table:formula="of:=SUM([.C25:.C27])/3" office:value-type="float" office:value="163">
            <text:p>163</text:p>
          </table:table-cell>
          <table:table-cell table:formula="of:=SUM([.C22:.C27])/6" office:value-type="float" office:value="160.833333333333">
            <text:p>160,8333333333</text:p>
          </table:table-cell>
          <table:table-cell table:formula="of:=SUM([.C16:.C27])/12" office:value-type="float" office:value="167">
            <text:p>167</text:p>
          </table:table-cell>
          <table:table-cell table:formula="of:=[.F27]-[.F15]" office:value-type="float" office:value="15.25">
            <text:p>15,25</text:p>
          </table:table-cell>
          <table:table-cell table:style-name="ce4"/>
          <table:table-cell table:style-name="ce7" office:value-type="float" office:value="700">
            <text:p>700</text:p>
          </table:table-cell>
          <table:table-cell table:formula="of:=SUM([.I25:.I27])/3" office:value-type="float" office:value="658.666666666667">
            <text:p>658,6666666667</text:p>
          </table:table-cell>
          <table:table-cell table:formula="of:=SUM([.I22:.I27])/6" office:value-type="float" office:value="636.666666666667">
            <text:p>636,6666666667</text:p>
          </table:table-cell>
          <table:table-cell table:formula="of:=SUM([.I16:.I27])/12" office:value-type="float" office:value="644.083333333333">
            <text:p>644,0833333333</text:p>
          </table:table-cell>
          <table:table-cell table:formula="of:=[.L27]-[.L15]" office:value-type="float" office:value="133.333333333333">
            <text:p>133,3333333333</text:p>
          </table:table-cell>
          <table:table-cell table:style-name="ce4"/>
          <table:table-cell table:style-name="ce7" office:value-type="float" office:value="109">
            <text:p>109</text:p>
          </table:table-cell>
          <table:table-cell table:style-name="ce7" table:formula="of:=SUM([.O25:.O27])/3" office:value-type="float" office:value="101.666666666667">
            <text:p>101,6666666667</text:p>
          </table:table-cell>
          <table:table-cell table:formula="of:=SUM([.O22:.O27])/6" office:value-type="float" office:value="101.5">
            <text:p>101,5</text:p>
          </table:table-cell>
          <table:table-cell table:style-name="ce10" table:formula="of:=SUM([.O16:.O27])/12" office:value-type="float" office:value="104.666666666667">
            <text:p>104,6666666667</text:p>
          </table:table-cell>
          <table:table-cell table:style-name="ce10" table:formula="of:=[.R27]-[.R15]" office:value-type="float" office:value="13.4166666666667">
            <text:p>13,4166666667</text:p>
          </table:table-cell>
          <table:table-cell table:style-name="ce4"/>
          <table:table-cell table:style-name="ce7" office:value-type="float" office:value="162">
            <text:p>162</text:p>
          </table:table-cell>
          <table:table-cell table:style-name="ce7" table:formula="of:=SUM([.U25:.U27])/3" office:value-type="float" office:value="145.333333333333">
            <text:p>145,3333333333</text:p>
          </table:table-cell>
          <table:table-cell table:style-name="ce7" table:formula="of:=SUM([.U22:.U27])/6" office:value-type="float" office:value="142.5">
            <text:p>142,5</text:p>
          </table:table-cell>
          <table:table-cell table:style-name="ce7" table:formula="of:=SUM([.U16:.U27])/12" office:value-type="float" office:value="147.166666666667">
            <text:p>147,1666666667</text:p>
          </table:table-cell>
          <table:table-cell table:style-name="ce7" table:formula="of:=[.X27]-[.X15]" office:value-type="float" office:value="13.5">
            <text:p>13,5</text:p>
          </table:table-cell>
          <table:table-cell table:style-name="ce7" office:value-type="float" office:value="16.9">
            <text:p>16,9</text:p>
          </table:table-cell>
          <table:table-cell table:style-name="ce7" office:value-type="string">
            <text:p>102 k</text:p>
          </table:table-cell>
          <table:table-cell table:style-name="ce7" office:value-type="string">
            <text:p>84 k</text:p>
          </table:table-cell>
          <table:table-cell table:formula="of:=SUM([.C27:.C32])/6" office:value-type="float" office:value="152.666666666667">
            <text:p>152,6666666667</text:p>
          </table:table-cell>
          <table:table-cell table:formula="of:=[.L27]-[.L38]" office:value-type="float" office:value="-18.1666666666666">
            <text:p>-18,1666666667</text:p>
          </table:table-cell>
          <table:table-cell table:formula="of:=[.R27]-[.R38]" office:value-type="float" office:value="2.08333333333334">
            <text:p>2,0833333333</text:p>
          </table:table-cell>
          <table:table-cell table:formula="of:=[.Q27]/[.K27]" office:value-type="float" office:value="0.159424083769634">
            <text:p>0,1594240838</text:p>
          </table:table-cell>
          <table:table-cell table:formula="of:=[.K27]-[.K38]" office:value-type="float" office:value="-58.8333333333334">
            <text:p>-58,8333333333</text:p>
          </table:table-cell>
          <table:table-cell table:formula="of:=[.Q27]-[.Q38]" office:value-type="float" office:value="-1.83333333333333">
            <text:p>-1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3-01">
            <text:p>01.03.08</text:p>
          </table:table-cell>
          <table:table-cell table:style-name="ce4"/>
          <table:table-cell table:style-name="ce7" office:value-type="float" office:value="171">
            <text:p>171</text:p>
          </table:table-cell>
          <table:table-cell table:formula="of:=SUM([.C26:.C28])/3" office:value-type="float" office:value="169">
            <text:p>169</text:p>
          </table:table-cell>
          <table:table-cell table:formula="of:=SUM([.C23:.C28])/6" office:value-type="float" office:value="163.5">
            <text:p>163,5</text:p>
          </table:table-cell>
          <table:table-cell table:formula="of:=SUM([.C17:.C28])/12" office:value-type="float" office:value="163.083333333333">
            <text:p>163,0833333333</text:p>
          </table:table-cell>
          <table:table-cell table:formula="of:=[.F28]-[.F16]" office:value-type="float" office:value="1.66666666666669">
            <text:p>1,6666666667</text:p>
          </table:table-cell>
          <table:table-cell table:style-name="ce4"/>
          <table:table-cell table:style-name="ce7" office:value-type="float" office:value="678">
            <text:p>678</text:p>
          </table:table-cell>
          <table:table-cell table:formula="of:=SUM([.I26:.I28])/3" office:value-type="float" office:value="686.333333333333">
            <text:p>686,3333333333</text:p>
          </table:table-cell>
          <table:table-cell table:formula="of:=SUM([.I23:.I28])/6" office:value-type="float" office:value="649.166666666667">
            <text:p>649,1666666667</text:p>
          </table:table-cell>
          <table:table-cell table:formula="of:=SUM([.I17:.I28])/12" office:value-type="float" office:value="635.416666666667">
            <text:p>635,4166666667</text:p>
          </table:table-cell>
          <table:table-cell table:formula="of:=[.L28]-[.L16]" office:value-type="float" office:value="90.5">
            <text:p>90,5</text:p>
          </table:table-cell>
          <table:table-cell table:style-name="ce4"/>
          <table:table-cell table:style-name="ce7" office:value-type="float" office:value="114">
            <text:p>114</text:p>
          </table:table-cell>
          <table:table-cell table:style-name="ce7" table:formula="of:=SUM([.O26:.O28])/3" office:value-type="float" office:value="110.333333333333">
            <text:p>110,3333333333</text:p>
          </table:table-cell>
          <table:table-cell table:formula="of:=SUM([.O23:.O28])/6" office:value-type="float" office:value="103.333333333333">
            <text:p>103,3333333333</text:p>
          </table:table-cell>
          <table:table-cell table:style-name="ce10" table:formula="of:=SUM([.O17:.O28])/12" office:value-type="float" office:value="104.666666666667">
            <text:p>104,6666666667</text:p>
          </table:table-cell>
          <table:table-cell table:style-name="ce10" table:formula="of:=[.R28]-[.R16]" office:value-type="float" office:value="9.58333333333334">
            <text:p>9,5833333333</text:p>
          </table:table-cell>
          <table:table-cell table:style-name="ce4"/>
          <table:table-cell table:style-name="ce7" office:value-type="float" office:value="142">
            <text:p>142</text:p>
          </table:table-cell>
          <table:table-cell table:style-name="ce7" table:formula="of:=SUM([.U26:.U28])/3" office:value-type="float" office:value="153">
            <text:p>153</text:p>
          </table:table-cell>
          <table:table-cell table:style-name="ce7" table:formula="of:=SUM([.U23:.U28])/6" office:value-type="float" office:value="139.166666666667">
            <text:p>139,1666666667</text:p>
          </table:table-cell>
          <table:table-cell table:style-name="ce7" table:formula="of:=SUM([.U17:.U28])/12" office:value-type="float" office:value="145.416666666667">
            <text:p>145,4166666667</text:p>
          </table:table-cell>
          <table:table-cell table:style-name="ce7" table:formula="of:=[.X28]-[.X16]" office:value-type="float" office:value="8.16666666666666">
            <text:p>8,1666666667</text:p>
          </table:table-cell>
          <table:table-cell table:style-name="ce7" office:value-type="float" office:value="17.1">
            <text:p>17,1</text:p>
          </table:table-cell>
          <table:table-cell table:style-name="ce7" office:value-type="string">
            <text:p>110 k</text:p>
          </table:table-cell>
          <table:table-cell table:style-name="ce7" office:value-type="string">
            <text:p>87 k</text:p>
          </table:table-cell>
          <table:table-cell table:formula="of:=SUM([.C28:.C33])/6" office:value-type="float" office:value="148.666666666667">
            <text:p>148,6666666667</text:p>
          </table:table-cell>
          <table:table-cell table:formula="of:=[.L28]-[.L39]" office:value-type="float" office:value="-26.4166666666667">
            <text:p>-26,4166666667</text:p>
          </table:table-cell>
          <table:table-cell table:formula="of:=[.R28]-[.R39]" office:value-type="float" office:value="3.25">
            <text:p>3,25</text:p>
          </table:table-cell>
          <table:table-cell table:formula="of:=[.Q28]/[.K28]" office:value-type="float" office:value="0.159178433889602">
            <text:p>0,1591784339</text:p>
          </table:table-cell>
          <table:table-cell table:formula="of:=[.K28]-[.K39]" office:value-type="float" office:value="-53.6666666666667">
            <text:p>-53,6666666667</text:p>
          </table:table-cell>
          <table:table-cell table:formula="of:=[.Q28]-[.Q39]" office:value-type="float" office:value="0.833333333333329">
            <text:p>0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4-01">
            <text:p>01.04.08</text:p>
          </table:table-cell>
          <table:table-cell table:style-name="ce4"/>
          <table:table-cell table:style-name="ce7" office:value-type="float" office:value="155">
            <text:p>155</text:p>
          </table:table-cell>
          <table:table-cell table:formula="of:=SUM([.C27:.C29])/3" office:value-type="float" office:value="168.333333333333">
            <text:p>168,3333333333</text:p>
          </table:table-cell>
          <table:table-cell table:formula="of:=SUM([.C24:.C29])/6" office:value-type="float" office:value="164.166666666667">
            <text:p>164,1666666667</text:p>
          </table:table-cell>
          <table:table-cell table:formula="of:=SUM([.C18:.C29])/12" office:value-type="float" office:value="159">
            <text:p>159</text:p>
          </table:table-cell>
          <table:table-cell table:formula="of:=[.F29]-[.F17]" office:value-type="float" office:value="-11.5833333333333">
            <text:p>-11,5833333333</text:p>
          </table:table-cell>
          <table:table-cell table:style-name="ce4"/>
          <table:table-cell table:style-name="ce7" office:value-type="float" office:value="636">
            <text:p>636</text:p>
          </table:table-cell>
          <table:table-cell table:formula="of:=SUM([.I27:.I29])/3" office:value-type="float" office:value="671.333333333333">
            <text:p>671,3333333333</text:p>
          </table:table-cell>
          <table:table-cell table:formula="of:=SUM([.I24:.I29])/6" office:value-type="float" office:value="653">
            <text:p>653</text:p>
          </table:table-cell>
          <table:table-cell table:formula="of:=SUM([.I18:.I29])/12" office:value-type="float" office:value="631.333333333333">
            <text:p>631,3333333333</text:p>
          </table:table-cell>
          <table:table-cell table:formula="of:=[.L29]-[.L17]" office:value-type="float" office:value="60.6666666666667">
            <text:p>60,6666666667</text:p>
          </table:table-cell>
          <table:table-cell table:style-name="ce4"/>
          <table:table-cell table:style-name="ce7" office:value-type="float" office:value="105">
            <text:p>105</text:p>
          </table:table-cell>
          <table:table-cell table:style-name="ce7" table:formula="of:=SUM([.O27:.O29])/3" office:value-type="float" office:value="109.333333333333">
            <text:p>109,3333333333</text:p>
          </table:table-cell>
          <table:table-cell table:formula="of:=SUM([.O24:.O29])/6" office:value-type="float" office:value="102.833333333333">
            <text:p>102,8333333333</text:p>
          </table:table-cell>
          <table:table-cell table:style-name="ce10" table:formula="of:=SUM([.O18:.O29])/12" office:value-type="float" office:value="104.583333333333">
            <text:p>104,5833333333</text:p>
          </table:table-cell>
          <table:table-cell table:style-name="ce10" table:formula="of:=[.R29]-[.R17]" office:value-type="float" office:value="6.83333333333333">
            <text:p>6,8333333333</text:p>
          </table:table-cell>
          <table:table-cell table:style-name="ce4"/>
          <table:table-cell table:style-name="ce7" office:value-type="float" office:value="145">
            <text:p>145</text:p>
          </table:table-cell>
          <table:table-cell table:style-name="ce7" table:formula="of:=SUM([.U27:.U29])/3" office:value-type="float" office:value="149.666666666667">
            <text:p>149,6666666667</text:p>
          </table:table-cell>
          <table:table-cell table:style-name="ce7" table:formula="of:=SUM([.U24:.U29])/6" office:value-type="float" office:value="145.833333333333">
            <text:p>145,8333333333</text:p>
          </table:table-cell>
          <table:table-cell table:style-name="ce7" table:formula="of:=SUM([.U18:.U29])/12" office:value-type="float" office:value="147.333333333333">
            <text:p>147,3333333333</text:p>
          </table:table-cell>
          <table:table-cell table:style-name="ce7" table:formula="of:=[.X29]-[.X17]" office:value-type="float" office:value="8.91666666666669">
            <text:p>8,9166666667</text:p>
          </table:table-cell>
          <table:table-cell table:style-name="ce7" office:value-type="float" office:value="17.3">
            <text:p>17,3</text:p>
          </table:table-cell>
          <table:table-cell table:style-name="ce7" office:value-type="string">
            <text:p>110 k</text:p>
          </table:table-cell>
          <table:table-cell table:style-name="ce7" office:value-type="string">
            <text:p>91 k</text:p>
          </table:table-cell>
          <table:table-cell table:formula="of:=SUM([.C29:.C34])/6" office:value-type="float" office:value="151.333333333333">
            <text:p>151,3333333333</text:p>
          </table:table-cell>
          <table:table-cell table:formula="of:=[.L29]-[.L40]" office:value-type="float" office:value="-41.3333333333333">
            <text:p>-41,3333333333</text:p>
          </table:table-cell>
          <table:table-cell table:formula="of:=[.R29]-[.R40]" office:value-type="float" office:value="3.83333333333333">
            <text:p>3,8333333333</text:p>
          </table:table-cell>
          <table:table-cell table:formula="of:=[.Q29]/[.K29]" office:value-type="float" office:value="0.157478305257785">
            <text:p>0,1574783053</text:p>
          </table:table-cell>
          <table:table-cell table:formula="of:=[.K29]-[.K40]" office:value-type="float" office:value="-74.6666666666666">
            <text:p>-74,6666666667</text:p>
          </table:table-cell>
          <table:table-cell table:formula="of:=[.Q29]-[.Q40]" office:value-type="float" office:value="-1.83333333333334">
            <text:p>-1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5-01">
            <text:p>01.05.08</text:p>
          </table:table-cell>
          <table:table-cell table:style-name="ce4"/>
          <table:table-cell table:style-name="ce7" office:value-type="float" office:value="147">
            <text:p>147</text:p>
          </table:table-cell>
          <table:table-cell table:formula="of:=SUM([.C28:.C30])/3" office:value-type="float" office:value="157.666666666667">
            <text:p>157,6666666667</text:p>
          </table:table-cell>
          <table:table-cell table:formula="of:=SUM([.C25:.C30])/6" office:value-type="float" office:value="160.333333333333">
            <text:p>160,3333333333</text:p>
          </table:table-cell>
          <table:table-cell table:formula="of:=SUM([.C19:.C30])/12" office:value-type="float" office:value="155.083333333333">
            <text:p>155,0833333333</text:p>
          </table:table-cell>
          <table:table-cell table:formula="of:=[.F30]-[.F18]" office:value-type="float" office:value="-20.4166666666667">
            <text:p>-20,4166666667</text:p>
          </table:table-cell>
          <table:table-cell table:style-name="ce4"/>
          <table:table-cell table:style-name="ce7" office:value-type="float" office:value="620">
            <text:p>620</text:p>
          </table:table-cell>
          <table:table-cell table:formula="of:=SUM([.I28:.I30])/3" office:value-type="float" office:value="644.666666666667">
            <text:p>644,6666666667</text:p>
          </table:table-cell>
          <table:table-cell table:formula="of:=SUM([.I25:.I30])/6" office:value-type="float" office:value="651.666666666667">
            <text:p>651,6666666667</text:p>
          </table:table-cell>
          <table:table-cell table:formula="of:=SUM([.I19:.I30])/12" office:value-type="float" office:value="625">
            <text:p>625</text:p>
          </table:table-cell>
          <table:table-cell table:formula="of:=[.L30]-[.L18]" office:value-type="float" office:value="31.0833333333334">
            <text:p>31,0833333333</text:p>
          </table:table-cell>
          <table:table-cell table:style-name="ce4"/>
          <table:table-cell table:style-name="ce7" office:value-type="float" office:value="93">
            <text:p>93</text:p>
          </table:table-cell>
          <table:table-cell table:style-name="ce7" table:formula="of:=SUM([.O28:.O30])/3" office:value-type="float" office:value="104">
            <text:p>104</text:p>
          </table:table-cell>
          <table:table-cell table:formula="of:=SUM([.O25:.O30])/6" office:value-type="float" office:value="102.833333333333">
            <text:p>102,8333333333</text:p>
          </table:table-cell>
          <table:table-cell table:style-name="ce10" table:formula="of:=SUM([.O19:.O30])/12" office:value-type="float" office:value="103.583333333333">
            <text:p>103,5833333333</text:p>
          </table:table-cell>
          <table:table-cell table:style-name="ce10" table:formula="of:=[.R30]-[.R18]" office:value-type="float" office:value="4.5">
            <text:p>4,5</text:p>
          </table:table-cell>
          <table:table-cell table:style-name="ce4"/>
          <table:table-cell table:style-name="ce7" office:value-type="float" office:value="148">
            <text:p>148</text:p>
          </table:table-cell>
          <table:table-cell table:style-name="ce7" table:formula="of:=SUM([.U28:.U30])/3" office:value-type="float" office:value="145">
            <text:p>145</text:p>
          </table:table-cell>
          <table:table-cell table:style-name="ce7" table:formula="of:=SUM([.U25:.U30])/6" office:value-type="float" office:value="145.166666666667">
            <text:p>145,1666666667</text:p>
          </table:table-cell>
          <table:table-cell table:style-name="ce7" table:formula="of:=SUM([.U19:.U30])/12" office:value-type="float" office:value="149.416666666667">
            <text:p>149,4166666667</text:p>
          </table:table-cell>
          <table:table-cell table:style-name="ce7" table:formula="of:=[.X30]-[.X18]" office:value-type="float" office:value="10.3333333333333">
            <text:p>10,3333333333</text:p>
          </table:table-cell>
          <table:table-cell table:style-name="ce7" office:value-type="float" office:value="17.5">
            <text:p>17,5</text:p>
          </table:table-cell>
          <table:table-cell table:style-name="ce7" office:value-type="string">
            <text:p>113 k</text:p>
          </table:table-cell>
          <table:table-cell table:style-name="ce7" office:value-type="string">
            <text:p>94 k</text:p>
          </table:table-cell>
          <table:table-cell table:formula="of:=SUM([.C30:.C35])/6" office:value-type="float" office:value="159.333333333333">
            <text:p>159,3333333333</text:p>
          </table:table-cell>
          <table:table-cell table:formula="of:=[.L30]-[.L41]" office:value-type="float" office:value="-49.8333333333334">
            <text:p>-49,8333333333</text:p>
          </table:table-cell>
          <table:table-cell table:formula="of:=[.R30]-[.R41]" office:value-type="float" office:value="4.08333333333333">
            <text:p>4,0833333333</text:p>
          </table:table-cell>
          <table:table-cell table:formula="of:=[.Q30]/[.K30]" office:value-type="float" office:value="0.157800511508951">
            <text:p>0,1578005115</text:p>
          </table:table-cell>
          <table:table-cell table:formula="of:=[.K30]-[.K41]" office:value-type="float" office:value="-60.6666666666667">
            <text:p>-60,6666666667</text:p>
          </table:table-cell>
          <table:table-cell table:formula="of:=[.Q30]-[.Q41]"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6-01">
            <text:p>01.06.08</text:p>
          </table:table-cell>
          <table:table-cell table:style-name="ce4"/>
          <table:table-cell table:style-name="ce7" office:value-type="float" office:value="132">
            <text:p>132</text:p>
          </table:table-cell>
          <table:table-cell table:formula="of:=SUM([.C29:.C31])/3" office:value-type="float" office:value="144.666666666667">
            <text:p>144,6666666667</text:p>
          </table:table-cell>
          <table:table-cell table:formula="of:=SUM([.C26:.C31])/6" office:value-type="float" office:value="156.833333333333">
            <text:p>156,8333333333</text:p>
          </table:table-cell>
          <table:table-cell table:formula="of:=SUM([.C20:.C31])/12" office:value-type="float" office:value="152.833333333333">
            <text:p>152,8333333333</text:p>
          </table:table-cell>
          <table:table-cell table:formula="of:=[.F31]-[.F19]" office:value-type="float" office:value="-26.0833333333333">
            <text:p>-26,0833333333</text:p>
          </table:table-cell>
          <table:table-cell table:style-name="ce4"/>
          <table:table-cell table:style-name="ce7" office:value-type="float" office:value="574">
            <text:p>574</text:p>
          </table:table-cell>
          <table:table-cell table:formula="of:=SUM([.I29:.I31])/3" office:value-type="float" office:value="610">
            <text:p>610</text:p>
          </table:table-cell>
          <table:table-cell table:formula="of:=SUM([.I26:.I31])/6" office:value-type="float" office:value="648.166666666667">
            <text:p>648,1666666667</text:p>
          </table:table-cell>
          <table:table-cell table:formula="of:=SUM([.I20:.I31])/12" office:value-type="float" office:value="622.666666666667">
            <text:p>622,6666666667</text:p>
          </table:table-cell>
          <table:table-cell table:formula="of:=[.L31]-[.L19]" office:value-type="float" office:value="13.5833333333333">
            <text:p>13,5833333333</text:p>
          </table:table-cell>
          <table:table-cell table:style-name="ce4"/>
          <table:table-cell table:style-name="ce7" office:value-type="float" office:value="96">
            <text:p>96</text:p>
          </table:table-cell>
          <table:table-cell table:style-name="ce7" table:formula="of:=SUM([.O29:.O31])/3" office:value-type="float" office:value="98">
            <text:p>98</text:p>
          </table:table-cell>
          <table:table-cell table:formula="of:=SUM([.O26:.O31])/6" office:value-type="float" office:value="104.166666666667">
            <text:p>104,1666666667</text:p>
          </table:table-cell>
          <table:table-cell table:style-name="ce10" table:formula="of:=SUM([.O20:.O31])/12" office:value-type="float" office:value="103">
            <text:p>103</text:p>
          </table:table-cell>
          <table:table-cell table:style-name="ce10" table:formula="of:=[.R31]-[.R19]" office:value-type="float" office:value="2.75">
            <text:p>2,75</text:p>
          </table:table-cell>
          <table:table-cell table:style-name="ce4"/>
          <table:table-cell table:style-name="ce7" office:value-type="float" office:value="137">
            <text:p>137</text:p>
          </table:table-cell>
          <table:table-cell table:style-name="ce7" table:formula="of:=SUM([.U29:.U31])/3" office:value-type="float" office:value="143.333333333333">
            <text:p>143,3333333333</text:p>
          </table:table-cell>
          <table:table-cell table:style-name="ce7" table:formula="of:=SUM([.U26:.U31])/6" office:value-type="float" office:value="148.166666666667">
            <text:p>148,1666666667</text:p>
          </table:table-cell>
          <table:table-cell table:style-name="ce7" table:formula="of:=SUM([.U20:.U31])/12" office:value-type="float" office:value="151.416666666667">
            <text:p>151,4166666667</text:p>
          </table:table-cell>
          <table:table-cell table:style-name="ce7" table:formula="of:=[.X31]-[.X19]" office:value-type="float" office:value="13.5833333333333">
            <text:p>13,5833333333</text:p>
          </table:table-cell>
          <table:table-cell table:style-name="ce7" office:value-type="float" office:value="17.6">
            <text:p>17,6</text:p>
          </table:table-cell>
          <table:table-cell table:style-name="ce7" office:value-type="string">
            <text:p>99 k</text:p>
          </table:table-cell>
          <table:table-cell table:style-name="ce7" office:value-type="string">
            <text:p>97 k</text:p>
          </table:table-cell>
          <table:table-cell table:formula="of:=SUM([.C31:.C36])/6" office:value-type="float" office:value="164.833333333333">
            <text:p>164,8333333333</text:p>
          </table:table-cell>
          <table:table-cell table:formula="of:=[.L31]-[.L42]" office:value-type="float" office:value="-54.0833333333334">
            <text:p>-54,0833333333</text:p>
          </table:table-cell>
          <table:table-cell table:formula="of:=[.R31]-[.R42]" office:value-type="float" office:value="4.25">
            <text:p>4,25</text:p>
          </table:table-cell>
          <table:table-cell table:formula="of:=[.Q31]/[.K31]" office:value-type="float" office:value="0.160709694008743">
            <text:p>0,160709694</text:p>
          </table:table-cell>
          <table:table-cell table:formula="of:=[.K31]-[.K42]" office:value-type="float" office:value="-54.3333333333334">
            <text:p>-54,3333333333</text:p>
          </table:table-cell>
          <table:table-cell table:formula="of:=[.Q31]-[.Q42]" office:value-type="float" office:value="4.66666666666667">
            <text:p>4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7-01">
            <text:p>01.07.08</text:p>
          </table:table-cell>
          <table:table-cell table:style-name="ce4"/>
          <table:table-cell table:style-name="ce7" office:value-type="float" office:value="132">
            <text:p>132</text:p>
          </table:table-cell>
          <table:table-cell table:formula="of:=SUM([.C30:.C32])/3" office:value-type="float" office:value="137">
            <text:p>137</text:p>
          </table:table-cell>
          <table:table-cell table:formula="of:=SUM([.C27:.C32])/6" office:value-type="float" office:value="152.666666666667">
            <text:p>152,6666666667</text:p>
          </table:table-cell>
          <table:table-cell table:formula="of:=SUM([.C21:.C32])/12" office:value-type="float" office:value="153.166666666667">
            <text:p>153,1666666667</text:p>
          </table:table-cell>
          <table:table-cell table:formula="of:=[.F32]-[.F20]" office:value-type="float" office:value="-26.8333333333333">
            <text:p>-26,8333333333</text:p>
          </table:table-cell>
          <table:table-cell table:style-name="ce4"/>
          <table:table-cell table:style-name="ce7" office:value-type="float" office:value="566">
            <text:p>566</text:p>
          </table:table-cell>
          <table:table-cell table:formula="of:=SUM([.I30:.I32])/3" office:value-type="float" office:value="586.666666666667">
            <text:p>586,6666666667</text:p>
          </table:table-cell>
          <table:table-cell table:formula="of:=SUM([.I27:.I32])/6" office:value-type="float" office:value="629">
            <text:p>629</text:p>
          </table:table-cell>
          <table:table-cell table:formula="of:=SUM([.I21:.I32])/12" office:value-type="float" office:value="621.666666666667">
            <text:p>621,6666666667</text:p>
          </table:table-cell>
          <table:table-cell table:formula="of:=[.L32]-[.L20]" office:value-type="float" office:value="-2.33333333333337">
            <text:p>-2,3333333333</text:p>
          </table:table-cell>
          <table:table-cell table:style-name="ce4"/>
          <table:table-cell table:style-name="ce7" office:value-type="float" office:value="94">
            <text:p>94</text:p>
          </table:table-cell>
          <table:table-cell table:style-name="ce7" table:formula="of:=SUM([.O30:.O32])/3" office:value-type="float" office:value="94.3333333333333">
            <text:p>94,3333333333</text:p>
          </table:table-cell>
          <table:table-cell table:formula="of:=SUM([.O27:.O32])/6" office:value-type="float" office:value="101.833333333333">
            <text:p>101,8333333333</text:p>
          </table:table-cell>
          <table:table-cell table:style-name="ce10" table:formula="of:=SUM([.O21:.O32])/12" office:value-type="float" office:value="102">
            <text:p>102</text:p>
          </table:table-cell>
          <table:table-cell table:style-name="ce10" table:formula="of:=[.R32]-[.R20]" office:value-type="float" office:value="-0.166666666666671">
            <text:p>-0,1666666667</text:p>
          </table:table-cell>
          <table:table-cell table:style-name="ce4"/>
          <table:table-cell table:style-name="ce7" office:value-type="float" office:value="115">
            <text:p>115</text:p>
          </table:table-cell>
          <table:table-cell table:style-name="ce7" table:formula="of:=SUM([.U30:.U32])/3" office:value-type="float" office:value="133.333333333333">
            <text:p>133,3333333333</text:p>
          </table:table-cell>
          <table:table-cell table:style-name="ce7" table:formula="of:=SUM([.U27:.U32])/6" office:value-type="float" office:value="141.5">
            <text:p>141,5</text:p>
          </table:table-cell>
          <table:table-cell table:style-name="ce7" table:formula="of:=SUM([.U21:.U32])/12" office:value-type="float" office:value="149.333333333333">
            <text:p>149,3333333333</text:p>
          </table:table-cell>
          <table:table-cell table:style-name="ce7" table:formula="of:=[.X32]-[.X20]" office:value-type="float" office:value="7.33333333333334">
            <text:p>7,3333333333</text:p>
          </table:table-cell>
          <table:table-cell table:style-name="ce7" office:value-type="float" office:value="17.9">
            <text:p>17,9</text:p>
          </table:table-cell>
          <table:table-cell table:style-name="ce7" office:value-type="string">
            <text:p>98 k</text:p>
          </table:table-cell>
          <table:table-cell table:style-name="ce7" office:value-type="string">
            <text:p>99 k</text:p>
          </table:table-cell>
          <table:table-cell table:formula="of:=SUM([.C32:.C37])/6" office:value-type="float" office:value="170.5">
            <text:p>170,5</text:p>
          </table:table-cell>
          <table:table-cell table:formula="of:=[.L32]-[.L43]" office:value-type="float" office:value="-60">
            <text:p>-60</text:p>
          </table:table-cell>
          <table:table-cell table:formula="of:=[.R32]-[.R43]" office:value-type="float" office:value="4.58333333333333">
            <text:p>4,5833333333</text:p>
          </table:table-cell>
          <table:table-cell table:formula="of:=[.Q32]/[.K32]" office:value-type="float" office:value="0.161897191308956">
            <text:p>0,1618971913</text:p>
          </table:table-cell>
          <table:table-cell table:formula="of:=[.K32]-[.K43]" office:value-type="float" office:value="-69.3333333333334">
            <text:p>-69,3333333333</text:p>
          </table:table-cell>
          <table:table-cell table:formula="of:=[.Q32]-[.Q43]" office:value-type="float" office:value="7.5">
            <text:p>7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8-01">
            <text:p>01.08.08</text:p>
          </table:table-cell>
          <table:table-cell table:style-name="ce4"/>
          <table:table-cell table:style-name="ce7" office:value-type="float" office:value="155">
            <text:p>155</text:p>
          </table:table-cell>
          <table:table-cell table:formula="of:=SUM([.C31:.C33])/3" office:value-type="float" office:value="139.666666666667">
            <text:p>139,6666666667</text:p>
          </table:table-cell>
          <table:table-cell table:formula="of:=SUM([.C28:.C33])/6" office:value-type="float" office:value="148.666666666667">
            <text:p>148,6666666667</text:p>
          </table:table-cell>
          <table:table-cell table:formula="of:=SUM([.C22:.C33])/12" office:value-type="float" office:value="154.75">
            <text:p>154,75</text:p>
          </table:table-cell>
          <table:table-cell table:formula="of:=[.F33]-[.F21]" office:value-type="float" office:value="-25.9166666666667">
            <text:p>-25,9166666667</text:p>
          </table:table-cell>
          <table:table-cell table:style-name="ce4"/>
          <table:table-cell table:style-name="ce7" office:value-type="float" office:value="651">
            <text:p>651</text:p>
          </table:table-cell>
          <table:table-cell table:formula="of:=SUM([.I31:.I33])/3" office:value-type="float" office:value="597">
            <text:p>597</text:p>
          </table:table-cell>
          <table:table-cell table:formula="of:=SUM([.I28:.I33])/6" office:value-type="float" office:value="620.833333333333">
            <text:p>620,8333333333</text:p>
          </table:table-cell>
          <table:table-cell table:formula="of:=SUM([.I22:.I33])/12" office:value-type="float" office:value="628.75">
            <text:p>628,75</text:p>
          </table:table-cell>
          <table:table-cell table:formula="of:=[.L33]-[.L21]" office:value-type="float" office:value="-5.58333333333337">
            <text:p>-5,5833333333</text:p>
          </table:table-cell>
          <table:table-cell table:style-name="ce4"/>
          <table:table-cell table:style-name="ce7" office:value-type="float" office:value="100">
            <text:p>100</text:p>
          </table:table-cell>
          <table:table-cell table:style-name="ce7" table:formula="of:=SUM([.O31:.O33])/3" office:value-type="float" office:value="96.6666666666667">
            <text:p>96,6666666667</text:p>
          </table:table-cell>
          <table:table-cell table:formula="of:=SUM([.O28:.O33])/6" office:value-type="float" office:value="100.333333333333">
            <text:p>100,3333333333</text:p>
          </table:table-cell>
          <table:table-cell table:style-name="ce10" table:formula="of:=SUM([.O22:.O33])/12" office:value-type="float" office:value="100.916666666667">
            <text:p>100,9166666667</text:p>
          </table:table-cell>
          <table:table-cell table:style-name="ce10" table:formula="of:=[.R33]-[.R21]" office:value-type="float" office:value="-3.5">
            <text:p>-3,5</text:p>
          </table:table-cell>
          <table:table-cell table:style-name="ce4"/>
          <table:table-cell table:style-name="ce7" office:value-type="float" office:value="101">
            <text:p>101</text:p>
          </table:table-cell>
          <table:table-cell table:style-name="ce7" table:formula="of:=SUM([.U31:.U33])/3" office:value-type="float" office:value="117.666666666667">
            <text:p>117,6666666667</text:p>
          </table:table-cell>
          <table:table-cell table:style-name="ce7" table:formula="of:=SUM([.U28:.U33])/6" office:value-type="float" office:value="131.333333333333">
            <text:p>131,3333333333</text:p>
          </table:table-cell>
          <table:table-cell table:style-name="ce7" table:formula="of:=SUM([.U22:.U33])/12" office:value-type="float" office:value="136.916666666667">
            <text:p>136,9166666667</text:p>
          </table:table-cell>
          <table:table-cell table:style-name="ce7" table:formula="of:=[.X33]-[.X21]" office:value-type="float" office:value="-17.1666666666667">
            <text:p>-17,1666666667</text:p>
          </table:table-cell>
          <table:table-cell table:style-name="ce7" office:value-type="float" office:value="18.2">
            <text:p>18,2</text:p>
          </table:table-cell>
          <table:table-cell table:style-name="ce7" office:value-type="string">
            <text:p>115 k</text:p>
          </table:table-cell>
          <table:table-cell table:style-name="ce7" office:value-type="string">
            <text:p>101 k</text:p>
          </table:table-cell>
          <table:table-cell table:formula="of:=SUM([.C33:.C38])/6" office:value-type="float" office:value="182.333333333333">
            <text:p>182,3333333333</text:p>
          </table:table-cell>
          <table:table-cell table:formula="of:=[.L33]-[.L44]" office:value-type="float" office:value="-52.6666666666666">
            <text:p>-52,6666666667</text:p>
          </table:table-cell>
          <table:table-cell table:formula="of:=[.R33]-[.R44]" office:value-type="float" office:value="4.5">
            <text:p>4,5</text:p>
          </table:table-cell>
          <table:table-cell table:formula="of:=[.Q33]/[.K33]" office:value-type="float" office:value="0.161610738255034">
            <text:p>0,1616107383</text:p>
          </table:table-cell>
          <table:table-cell table:formula="of:=[.K33]-[.K44]" office:value-type="float" office:value="-46.5">
            <text:p>-46,5</text:p>
          </table:table-cell>
          <table:table-cell table:formula="of:=[.Q33]-[.Q44]" office:value-type="float" office:value="10.8333333333333">
            <text:p>10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09-01">
            <text:p>01.09.08</text:p>
          </table:table-cell>
          <table:table-cell table:style-name="ce4"/>
          <table:table-cell table:style-name="ce7" office:value-type="float" office:value="187">
            <text:p>187</text:p>
          </table:table-cell>
          <table:table-cell table:formula="of:=SUM([.C32:.C34])/3" office:value-type="float" office:value="158">
            <text:p>158</text:p>
          </table:table-cell>
          <table:table-cell table:formula="of:=SUM([.C29:.C34])/6" office:value-type="float" office:value="151.333333333333">
            <text:p>151,3333333333</text:p>
          </table:table-cell>
          <table:table-cell table:formula="of:=SUM([.C23:.C34])/12" office:value-type="float" office:value="157.416666666667">
            <text:p>157,4166666667</text:p>
          </table:table-cell>
          <table:table-cell table:formula="of:=[.F34]-[.F22]" office:value-type="float" office:value="-23.0833333333333">
            <text:p>-23,0833333333</text:p>
          </table:table-cell>
          <table:table-cell table:style-name="ce4"/>
          <table:table-cell table:style-name="ce7" office:value-type="float" office:value="659">
            <text:p>659</text:p>
          </table:table-cell>
          <table:table-cell table:formula="of:=SUM([.I32:.I34])/3" office:value-type="float" office:value="625.333333333333">
            <text:p>625,3333333333</text:p>
          </table:table-cell>
          <table:table-cell table:formula="of:=SUM([.I29:.I34])/6" office:value-type="float" office:value="617.666666666667">
            <text:p>617,6666666667</text:p>
          </table:table-cell>
          <table:table-cell table:formula="of:=SUM([.I23:.I34])/12" office:value-type="float" office:value="633.416666666667">
            <text:p>633,4166666667</text:p>
          </table:table-cell>
          <table:table-cell table:formula="of:=[.L34]-[.L22]" office:value-type="float" office:value="-9.08333333333337">
            <text:p>-9,0833333333</text:p>
          </table:table-cell>
          <table:table-cell table:style-name="ce4"/>
          <table:table-cell table:style-name="ce7" office:value-type="float" office:value="93">
            <text:p>93</text:p>
          </table:table-cell>
          <table:table-cell table:style-name="ce7" table:formula="of:=SUM([.O32:.O34])/3" office:value-type="float" office:value="95.6666666666667">
            <text:p>95,6666666667</text:p>
          </table:table-cell>
          <table:table-cell table:formula="of:=SUM([.O29:.O34])/6" office:value-type="float" office:value="96.8333333333333">
            <text:p>96,8333333333</text:p>
          </table:table-cell>
          <table:table-cell table:style-name="ce10" table:formula="of:=SUM([.O23:.O34])/12" office:value-type="float" office:value="100.083333333333">
            <text:p>100,0833333333</text:p>
          </table:table-cell>
          <table:table-cell table:style-name="ce10" table:formula="of:=[.R34]-[.R22]" office:value-type="float" office:value="-5.41666666666667">
            <text:p>-5,4166666667</text:p>
          </table:table-cell>
          <table:table-cell table:style-name="ce4"/>
          <table:table-cell table:style-name="ce7" office:value-type="float" office:value="137">
            <text:p>137</text:p>
          </table:table-cell>
          <table:table-cell table:style-name="ce7" table:formula="of:=SUM([.U32:.U34])/3" office:value-type="float" office:value="117.666666666667">
            <text:p>117,6666666667</text:p>
          </table:table-cell>
          <table:table-cell table:style-name="ce7" table:formula="of:=SUM([.U29:.U34])/6" office:value-type="float" office:value="130.5">
            <text:p>130,5</text:p>
          </table:table-cell>
          <table:table-cell table:style-name="ce7" table:formula="of:=SUM([.U23:.U34])/12" office:value-type="float" office:value="134.833333333333">
            <text:p>134,8333333333</text:p>
          </table:table-cell>
          <table:table-cell table:style-name="ce7" table:formula="of:=[.X34]-[.X22]" office:value-type="float" office:value="-21.9166666666667">
            <text:p>-21,9166666667</text:p>
          </table:table-cell>
          <table:table-cell table:style-name="ce7" office:value-type="float" office:value="18.4">
            <text:p>18,4</text:p>
          </table:table-cell>
          <table:table-cell table:style-name="ce7" office:value-type="string">
            <text:p>116 k</text:p>
          </table:table-cell>
          <table:table-cell table:style-name="ce7" office:value-type="string">
            <text:p>103 k</text:p>
          </table:table-cell>
          <table:table-cell table:formula="of:=SUM([.C34:.C39])/6" office:value-type="float" office:value="183.166666666667">
            <text:p>183,1666666667</text:p>
          </table:table-cell>
          <table:table-cell table:formula="of:=[.L34]-[.L45]" office:value-type="float" office:value="-46.6666666666667">
            <text:p>-46,6666666667</text:p>
          </table:table-cell>
          <table:table-cell table:formula="of:=[.R34]-[.R45]" office:value-type="float" office:value="4">
            <text:p>4</text:p>
          </table:table-cell>
          <table:table-cell table:formula="of:=[.Q34]/[.K34]" office:value-type="float" office:value="0.156772800863465">
            <text:p>0,1567728009</text:p>
          </table:table-cell>
          <table:table-cell table:formula="of:=[.K34]-[.K45]" office:value-type="float" office:value="-39.6666666666667">
            <text:p>-39,6666666667</text:p>
          </table:table-cell>
          <table:table-cell table:formula="of:=[.Q34]-[.Q45]" office:value-type="float" office:value="7.16666666666666">
            <text:p>7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10-01">
            <text:p>01.10.08</text:p>
          </table:table-cell>
          <table:table-cell table:style-name="ce4"/>
          <table:table-cell table:style-name="ce7" office:value-type="float" office:value="203">
            <text:p>203</text:p>
          </table:table-cell>
          <table:table-cell table:formula="of:=SUM([.C33:.C35])/3" office:value-type="float" office:value="181.666666666667">
            <text:p>181,6666666667</text:p>
          </table:table-cell>
          <table:table-cell table:formula="of:=SUM([.C30:.C35])/6" office:value-type="float" office:value="159.333333333333">
            <text:p>159,3333333333</text:p>
          </table:table-cell>
          <table:table-cell table:formula="of:=SUM([.C24:.C35])/12" office:value-type="float" office:value="161.75">
            <text:p>161,75</text:p>
          </table:table-cell>
          <table:table-cell table:formula="of:=[.F35]-[.F23]" office:value-type="float" office:value="-19.4166666666667">
            <text:p>-19,4166666667</text:p>
          </table:table-cell>
          <table:table-cell table:style-name="ce4"/>
          <table:table-cell table:style-name="ce7" office:value-type="float" office:value="754">
            <text:p>754</text:p>
          </table:table-cell>
          <table:table-cell table:formula="of:=SUM([.I33:.I35])/3" office:value-type="float" office:value="688">
            <text:p>688</text:p>
          </table:table-cell>
          <table:table-cell table:formula="of:=SUM([.I30:.I35])/6" office:value-type="float" office:value="637.333333333333">
            <text:p>637,3333333333</text:p>
          </table:table-cell>
          <table:table-cell table:formula="of:=SUM([.I24:.I35])/12" office:value-type="float" office:value="645.166666666667">
            <text:p>645,1666666667</text:p>
          </table:table-cell>
          <table:table-cell table:formula="of:=[.L35]-[.L23]" office:value-type="float" office:value="-5.83333333333337">
            <text:p>-5,8333333333</text:p>
          </table:table-cell>
          <table:table-cell table:style-name="ce4"/>
          <table:table-cell table:style-name="ce7" office:value-type="float" office:value="107">
            <text:p>107</text:p>
          </table:table-cell>
          <table:table-cell table:style-name="ce7" table:formula="of:=SUM([.O33:.O35])/3" office:value-type="float" office:value="100">
            <text:p>100</text:p>
          </table:table-cell>
          <table:table-cell table:formula="of:=SUM([.O30:.O35])/6" office:value-type="float" office:value="97.1666666666667">
            <text:p>97,1666666667</text:p>
          </table:table-cell>
          <table:table-cell table:style-name="ce10" table:formula="of:=SUM([.O24:.O35])/12" office:value-type="float" office:value="100">
            <text:p>100</text:p>
          </table:table-cell>
          <table:table-cell table:style-name="ce10" table:formula="of:=[.R35]-[.R23]" office:value-type="float" office:value="-6.41666666666667">
            <text:p>-6,4166666667</text:p>
          </table:table-cell>
          <table:table-cell table:style-name="ce4"/>
          <table:table-cell table:style-name="ce7" office:value-type="float" office:value="223">
            <text:p>223</text:p>
          </table:table-cell>
          <table:table-cell table:style-name="ce7" table:formula="of:=SUM([.U33:.U35])/3" office:value-type="float" office:value="153.666666666667">
            <text:p>153,6666666667</text:p>
          </table:table-cell>
          <table:table-cell table:style-name="ce7" table:formula="of:=SUM([.U30:.U35])/6" office:value-type="float" office:value="143.5">
            <text:p>143,5</text:p>
          </table:table-cell>
          <table:table-cell table:style-name="ce7" table:formula="of:=SUM([.U24:.U35])/12" office:value-type="float" office:value="144.666666666667">
            <text:p>144,6666666667</text:p>
          </table:table-cell>
          <table:table-cell table:style-name="ce7" table:formula="of:=[.X35]-[.X23]" office:value-type="float" office:value="-8.5">
            <text:p>-8,5</text:p>
          </table:table-cell>
          <table:table-cell table:style-name="ce7" office:value-type="float" office:value="18.3">
            <text:p>18,3</text:p>
          </table:table-cell>
          <table:table-cell table:style-name="ce7" office:value-type="string">
            <text:p>116 k</text:p>
          </table:table-cell>
          <table:table-cell table:style-name="ce7" office:value-type="string">
            <text:p>105 k</text:p>
          </table:table-cell>
          <table:table-cell table:formula="of:=SUM([.C35:.C40])/6" office:value-type="float" office:value="187">
            <text:p>187</text:p>
          </table:table-cell>
          <table:table-cell table:formula="of:=[.L35]-[.L46]" office:value-type="float" office:value="-32.1666666666667">
            <text:p>-32,1666666667</text:p>
          </table:table-cell>
          <table:table-cell table:formula="of:=[.R35]-[.R46]" office:value-type="float" office:value="3.83333333333333">
            <text:p>3,8333333333</text:p>
          </table:table-cell>
          <table:table-cell table:formula="of:=[.Q35]/[.K35]" office:value-type="float" office:value="0.152458158995816">
            <text:p>0,152458159</text:p>
          </table:table-cell>
          <table:table-cell table:formula="of:=[.K35]-[.K46]" office:value-type="float" office:value="10.3333333333334">
            <text:p>10,3333333333</text:p>
          </table:table-cell>
          <table:table-cell table:formula="of:=[.Q35]-[.Q46]" office:value-type="float" office:value="9.5">
            <text:p>9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11-01">
            <text:p>01.11.08</text:p>
          </table:table-cell>
          <table:table-cell table:style-name="ce4"/>
          <table:table-cell table:style-name="ce7" office:value-type="float" office:value="180">
            <text:p>180</text:p>
          </table:table-cell>
          <table:table-cell table:formula="of:=SUM([.C34:.C36])/3" office:value-type="float" office:value="190">
            <text:p>190</text:p>
          </table:table-cell>
          <table:table-cell table:formula="of:=SUM([.C31:.C36])/6" office:value-type="float" office:value="164.833333333333">
            <text:p>164,8333333333</text:p>
          </table:table-cell>
          <table:table-cell table:formula="of:=SUM([.C25:.C36])/12" office:value-type="float" office:value="162.583333333333">
            <text:p>162,5833333333</text:p>
          </table:table-cell>
          <table:table-cell table:formula="of:=[.F36]-[.F24]" office:value-type="float" office:value="-16.5">
            <text:p>-16,5</text:p>
          </table:table-cell>
          <table:table-cell table:style-name="ce4"/>
          <table:table-cell table:style-name="ce7" office:value-type="float" office:value="702">
            <text:p>702</text:p>
          </table:table-cell>
          <table:table-cell table:formula="of:=SUM([.I34:.I36])/3" office:value-type="float" office:value="705">
            <text:p>705</text:p>
          </table:table-cell>
          <table:table-cell table:formula="of:=SUM([.I31:.I36])/6" office:value-type="float" office:value="651">
            <text:p>651</text:p>
          </table:table-cell>
          <table:table-cell table:formula="of:=SUM([.I25:.I36])/12" office:value-type="float" office:value="651.333333333333">
            <text:p>651,3333333333</text:p>
          </table:table-cell>
          <table:table-cell table:formula="of:=[.L36]-[.L24]" office:value-type="float" office:value="0.166666666666742">
            <text:p>0,1666666667</text:p>
          </table:table-cell>
          <table:table-cell table:style-name="ce4"/>
          <table:table-cell table:style-name="ce7" office:value-type="float" office:value="98">
            <text:p>98</text:p>
          </table:table-cell>
          <table:table-cell table:style-name="ce7" table:formula="of:=SUM([.O34:.O36])/3" office:value-type="float" office:value="99.3333333333333">
            <text:p>99,3333333333</text:p>
          </table:table-cell>
          <table:table-cell table:formula="of:=SUM([.O31:.O36])/6" office:value-type="float" office:value="98">
            <text:p>98</text:p>
          </table:table-cell>
          <table:table-cell table:style-name="ce10" table:formula="of:=SUM([.O25:.O36])/12" office:value-type="float" office:value="100.416666666667">
            <text:p>100,4166666667</text:p>
          </table:table-cell>
          <table:table-cell table:style-name="ce10" table:formula="of:=[.R36]-[.R24]" office:value-type="float" office:value="-5.75">
            <text:p>-5,75</text:p>
          </table:table-cell>
          <table:table-cell table:style-name="ce4"/>
          <table:table-cell table:style-name="ce7" office:value-type="float" office:value="260">
            <text:p>260</text:p>
          </table:table-cell>
          <table:table-cell table:style-name="ce7" table:formula="of:=SUM([.U34:.U36])/3" office:value-type="float" office:value="206.666666666667">
            <text:p>206,6666666667</text:p>
          </table:table-cell>
          <table:table-cell table:style-name="ce7" table:formula="of:=SUM([.U31:.U36])/6" office:value-type="float" office:value="162.166666666667">
            <text:p>162,1666666667</text:p>
          </table:table-cell>
          <table:table-cell table:style-name="ce7" table:formula="of:=SUM([.U25:.U36])/12" office:value-type="float" office:value="153.666666666667">
            <text:p>153,6666666667</text:p>
          </table:table-cell>
          <table:table-cell table:style-name="ce7" table:formula="of:=[.X36]-[.X24]" office:value-type="float" office:value="5.41666666666666">
            <text:p>5,4166666667</text:p>
          </table:table-cell>
          <table:table-cell table:style-name="ce7" office:value-type="float" office:value="18.1">
            <text:p>18,1</text:p>
          </table:table-cell>
          <table:table-cell table:style-name="ce7" office:value-type="string">
            <text:p>103 k</text:p>
          </table:table-cell>
          <table:table-cell table:style-name="ce7" office:value-type="string">
            <text:p>108 k</text:p>
          </table:table-cell>
          <table:table-cell table:formula="of:=SUM([.C36:.C41])/6" office:value-type="float" office:value="177.5">
            <text:p>177,5</text:p>
          </table:table-cell>
          <table:table-cell table:formula="of:=[.L36]-[.L47]" office:value-type="float" office:value="-16.1666666666666">
            <text:p>-16,1666666667</text:p>
          </table:table-cell>
          <table:table-cell table:formula="of:=[.R36]-[.R47]" office:value-type="float" office:value="5.41666666666667">
            <text:p>5,4166666667</text:p>
          </table:table-cell>
          <table:table-cell table:formula="of:=[.Q36]/[.K36]" office:value-type="float" office:value="0.150537634408602">
            <text:p>0,1505376344</text:p>
          </table:table-cell>
          <table:table-cell table:formula="of:=[.K36]-[.K47]" office:value-type="float" office:value="28.3333333333334">
            <text:p>28,3333333333</text:p>
          </table:table-cell>
          <table:table-cell table:formula="of:=[.Q36]-[.Q47]" office:value-type="float" office:value="9.83333333333333">
            <text:p>9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8-12-01">
            <text:p>01.12.08</text:p>
          </table:table-cell>
          <table:table-cell table:style-name="ce4"/>
          <table:table-cell table:style-name="ce7" office:value-type="float" office:value="166">
            <text:p>166</text:p>
          </table:table-cell>
          <table:table-cell table:formula="of:=SUM([.C35:.C37])/3" office:value-type="float" office:value="183">
            <text:p>183</text:p>
          </table:table-cell>
          <table:table-cell table:formula="of:=SUM([.C32:.C37])/6" office:value-type="float" office:value="170.5">
            <text:p>170,5</text:p>
          </table:table-cell>
          <table:table-cell table:formula="of:=SUM([.C26:.C37])/12" office:value-type="float" office:value="163.666666666667">
            <text:p>163,6666666667</text:p>
          </table:table-cell>
          <table:table-cell table:formula="of:=[.F37]-[.F25]" office:value-type="float" office:value="-12.5833333333333">
            <text:p>-12,5833333333</text:p>
          </table:table-cell>
          <table:table-cell table:style-name="ce4"/>
          <table:table-cell table:style-name="ce7" office:value-type="float" office:value="658">
            <text:p>658</text:p>
          </table:table-cell>
          <table:table-cell table:formula="of:=SUM([.I35:.I37])/3" office:value-type="float" office:value="704.666666666667">
            <text:p>704,6666666667</text:p>
          </table:table-cell>
          <table:table-cell table:formula="of:=SUM([.I32:.I37])/6" office:value-type="float" office:value="665">
            <text:p>665</text:p>
          </table:table-cell>
          <table:table-cell table:formula="of:=SUM([.I26:.I37])/12" office:value-type="float" office:value="656.583333333333">
            <text:p>656,5833333333</text:p>
          </table:table-cell>
          <table:table-cell table:formula="of:=[.L37]-[.L25]" office:value-type="float" office:value="10.0833333333334">
            <text:p>10,0833333333</text:p>
          </table:table-cell>
          <table:table-cell table:style-name="ce4"/>
          <table:table-cell table:style-name="ce7" office:value-type="float" office:value="111">
            <text:p>111</text:p>
          </table:table-cell>
          <table:table-cell table:style-name="ce7" table:formula="of:=SUM([.O35:.O37])/3" office:value-type="float" office:value="105.333333333333">
            <text:p>105,3333333333</text:p>
          </table:table-cell>
          <table:table-cell table:formula="of:=SUM([.O32:.O37])/6" office:value-type="float" office:value="100.5">
            <text:p>100,5</text:p>
          </table:table-cell>
          <table:table-cell table:style-name="ce10" table:formula="of:=SUM([.O26:.O37])/12" office:value-type="float" office:value="102.333333333333">
            <text:p>102,3333333333</text:p>
          </table:table-cell>
          <table:table-cell table:style-name="ce10" table:formula="of:=[.R37]-[.R25]" office:value-type="float" office:value="-2.58333333333334">
            <text:p>-2,5833333333</text:p>
          </table:table-cell>
          <table:table-cell table:style-name="ce4"/>
          <table:table-cell table:style-name="ce7" office:value-type="float" office:value="172">
            <text:p>172</text:p>
          </table:table-cell>
          <table:table-cell table:style-name="ce7" table:formula="of:=SUM([.U35:.U37])/3" office:value-type="float" office:value="218.333333333333">
            <text:p>218,3333333333</text:p>
          </table:table-cell>
          <table:table-cell table:style-name="ce7" table:formula="of:=SUM([.U32:.U37])/6" office:value-type="float" office:value="168">
            <text:p>168</text:p>
          </table:table-cell>
          <table:table-cell table:style-name="ce7" table:formula="of:=SUM([.U26:.U37])/12" office:value-type="float" office:value="158.083333333333">
            <text:p>158,0833333333</text:p>
          </table:table-cell>
          <table:table-cell table:style-name="ce7" table:formula="of:=[.X37]-[.X25]" office:value-type="float" office:value="11.5">
            <text:p>11,5</text:p>
          </table:table-cell>
          <table:table-cell table:style-name="ce7" office:value-type="float" office:value="18.4">
            <text:p>18,4</text:p>
          </table:table-cell>
          <table:table-cell table:style-name="ce7" office:value-type="string">
            <text:p>151 k</text:p>
          </table:table-cell>
          <table:table-cell table:style-name="ce7" office:value-type="string">
            <text:p>111 k</text:p>
          </table:table-cell>
          <table:table-cell table:formula="of:=SUM([.C37:.C42])/6" office:value-type="float" office:value="177.833333333333">
            <text:p>177,8333333333</text:p>
          </table:table-cell>
          <table:table-cell table:formula="of:=[.L37]-[.L48]" office:value-type="float" office:value="-9.5">
            <text:p>-9,5</text:p>
          </table:table-cell>
          <table:table-cell table:formula="of:=[.R37]-[.R48]" office:value-type="float" office:value="8.75">
            <text:p>8,75</text:p>
          </table:table-cell>
          <table:table-cell table:formula="of:=[.Q37]/[.K37]" office:value-type="float" office:value="0.151127819548872">
            <text:p>0,1511278195</text:p>
          </table:table-cell>
          <table:table-cell table:formula="of:=[.K37]-[.K48]" office:value-type="float" office:value="35.3333333333334">
            <text:p>35,3333333333</text:p>
          </table:table-cell>
          <table:table-cell table:formula="of:=[.Q37]-[.Q48]" office:value-type="float" office:value="12.8333333333333">
            <text:p>12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1-01">
            <text:p>01.01.09</text:p>
          </table:table-cell>
          <table:table-cell table:style-name="ce4" office:value-type="float" office:value="2009">
            <text:p>2009</text:p>
          </table:table-cell>
          <table:table-cell table:style-name="ce7" office:value-type="float" office:value="203">
            <text:p>203</text:p>
          </table:table-cell>
          <table:table-cell table:formula="of:=SUM([.C36:.C38])/3" office:value-type="float" office:value="183">
            <text:p>183</text:p>
          </table:table-cell>
          <table:table-cell table:formula="of:=SUM([.C33:.C38])/6" office:value-type="float" office:value="182.333333333333">
            <text:p>182,3333333333</text:p>
          </table:table-cell>
          <table:table-cell table:formula="of:=SUM([.C27:.C38])/12" office:value-type="float" office:value="167.5">
            <text:p>167,5</text:p>
          </table:table-cell>
          <table:table-cell table:formula="of:=[.F38]-[.F26]" office:value-type="float" office:value="-3.25">
            <text:p>-3,25</text:p>
          </table:table-cell>
          <table:table-cell table:style-name="ce4" office:value-type="float" office:value="2009">
            <text:p>2009</text:p>
          </table:table-cell>
          <table:table-cell table:style-name="ce7" office:value-type="float" office:value="749">
            <text:p>749</text:p>
          </table:table-cell>
          <table:table-cell table:formula="of:=SUM([.I36:.I38])/3" office:value-type="float" office:value="703">
            <text:p>703</text:p>
          </table:table-cell>
          <table:table-cell table:formula="of:=SUM([.I33:.I38])/6" office:value-type="float" office:value="695.5">
            <text:p>695,5</text:p>
          </table:table-cell>
          <table:table-cell table:formula="of:=SUM([.I27:.I38])/12" office:value-type="float" office:value="662.25">
            <text:p>662,25</text:p>
          </table:table-cell>
          <table:table-cell table:formula="of:=[.L38]-[.L26]" office:value-type="float" office:value="16.25">
            <text:p>16,25</text:p>
          </table:table-cell>
          <table:table-cell table:style-name="ce4" office:value-type="float" office:value="2009">
            <text:p>2009</text:p>
          </table:table-cell>
          <table:table-cell table:style-name="ce7" office:value-type="float" office:value="111">
            <text:p>111</text:p>
          </table:table-cell>
          <table:table-cell table:style-name="ce7" table:formula="of:=SUM([.O36:.O38])/3" office:value-type="float" office:value="106.666666666667">
            <text:p>106,6666666667</text:p>
          </table:table-cell>
          <table:table-cell table:formula="of:=SUM([.O33:.O38])/6" office:value-type="float" office:value="103.333333333333">
            <text:p>103,3333333333</text:p>
          </table:table-cell>
          <table:table-cell table:style-name="ce10" table:formula="of:=SUM([.O27:.O38])/12" office:value-type="float" office:value="102.583333333333">
            <text:p>102,5833333333</text:p>
          </table:table-cell>
          <table:table-cell table:style-name="ce10" table:formula="of:=[.R38]-[.R26]" office:value-type="float" office:value="-2.08333333333334">
            <text:p>-2,0833333333</text:p>
          </table:table-cell>
          <table:table-cell table:style-name="ce4" office:value-type="float" office:value="2009">
            <text:p>2009</text:p>
          </table:table-cell>
          <table:table-cell table:style-name="ce7" office:value-type="float" office:value="118">
            <text:p>118</text:p>
          </table:table-cell>
          <table:table-cell table:style-name="ce7" table:formula="of:=SUM([.U36:.U38])/3" office:value-type="float" office:value="183.333333333333">
            <text:p>183,3333333333</text:p>
          </table:table-cell>
          <table:table-cell table:style-name="ce7" table:formula="of:=SUM([.U33:.U38])/6" office:value-type="float" office:value="168.5">
            <text:p>168,5</text:p>
          </table:table-cell>
          <table:table-cell table:style-name="ce7" table:formula="of:=SUM([.U27:.U38])/12" office:value-type="float" office:value="155">
            <text:p>155</text:p>
          </table:table-cell>
          <table:table-cell table:style-name="ce7" table:formula="of:=[.X38]-[.X26]" office:value-type="float" office:value="6.91666666666666">
            <text:p>6,9166666667</text:p>
          </table:table-cell>
          <table:table-cell table:style-name="ce7" office:value-type="float" office:value="18.7">
            <text:p>18,7</text:p>
          </table:table-cell>
          <table:table-cell table:style-name="ce7" office:value-type="string">
            <text:p>121 k</text:p>
          </table:table-cell>
          <table:table-cell table:style-name="ce7" office:value-type="string">
            <text:p>114 k</text:p>
          </table:table-cell>
          <table:table-cell table:formula="of:=SUM([.C38:.C43])/6" office:value-type="float" office:value="174.166666666667">
            <text:p>174,1666666667</text:p>
          </table:table-cell>
          <table:table-cell table:formula="of:=[.L38]-[.L49]" office:value-type="float" office:value="0.0833333333333712">
            <text:p>0,0833333333</text:p>
          </table:table-cell>
          <table:table-cell table:formula="of:=[.R38]-[.R49]" office:value-type="float" office:value="11.0833333333333">
            <text:p>11,0833333333</text:p>
          </table:table-cell>
          <table:table-cell table:formula="of:=[.Q38]/[.K38]" office:value-type="float" office:value="0.148574167265756">
            <text:p>0,1485741673</text:p>
          </table:table-cell>
          <table:table-cell table:formula="of:=[.K38]-[.K49]" office:value-type="float" office:value="69.5">
            <text:p>69,5</text:p>
          </table:table-cell>
          <table:table-cell table:formula="of:=[.Q38]-[.Q49]" office:value-type="float" office:value="14.6666666666667">
            <text:p>14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2-01">
            <text:p>01.02.09</text:p>
          </table:table-cell>
          <table:table-cell table:style-name="ce4"/>
          <table:table-cell table:style-name="ce7" office:value-type="float" office:value="160">
            <text:p>160</text:p>
          </table:table-cell>
          <table:table-cell table:formula="of:=SUM([.C37:.C39])/3" office:value-type="float" office:value="176.333333333333">
            <text:p>176,3333333333</text:p>
          </table:table-cell>
          <table:table-cell table:formula="of:=SUM([.C34:.C39])/6" office:value-type="float" office:value="183.166666666667">
            <text:p>183,1666666667</text:p>
          </table:table-cell>
          <table:table-cell table:formula="of:=SUM([.C28:.C39])/12" office:value-type="float" office:value="165.916666666667">
            <text:p>165,9166666667</text:p>
          </table:table-cell>
          <table:table-cell table:formula="of:=[.F39]-[.F27]" office:value-type="float" office:value="-1.08333333333334">
            <text:p>-1,0833333333</text:p>
          </table:table-cell>
          <table:table-cell table:style-name="ce4"/>
          <table:table-cell table:style-name="ce7" office:value-type="float" office:value="695">
            <text:p>695</text:p>
          </table:table-cell>
          <table:table-cell table:formula="of:=SUM([.I37:.I39])/3" office:value-type="float" office:value="700.666666666667">
            <text:p>700,6666666667</text:p>
          </table:table-cell>
          <table:table-cell table:formula="of:=SUM([.I34:.I39])/6" office:value-type="float" office:value="702.833333333333">
            <text:p>702,8333333333</text:p>
          </table:table-cell>
          <table:table-cell table:formula="of:=SUM([.I28:.I39])/12" office:value-type="float" office:value="661.833333333333">
            <text:p>661,8333333333</text:p>
          </table:table-cell>
          <table:table-cell table:formula="of:=[.L39]-[.L27]" office:value-type="float" office:value="17.75">
            <text:p>17,75</text:p>
          </table:table-cell>
          <table:table-cell table:style-name="ce4"/>
          <table:table-cell table:style-name="ce7" office:value-type="float" office:value="95">
            <text:p>95</text:p>
          </table:table-cell>
          <table:table-cell table:style-name="ce7" table:formula="of:=SUM([.O37:.O39])/3" office:value-type="float" office:value="105.666666666667">
            <text:p>105,6666666667</text:p>
          </table:table-cell>
          <table:table-cell table:formula="of:=SUM([.O34:.O39])/6" office:value-type="float" office:value="102.5">
            <text:p>102,5</text:p>
          </table:table-cell>
          <table:table-cell table:style-name="ce10" table:formula="of:=SUM([.O28:.O39])/12" office:value-type="float" office:value="101.416666666667">
            <text:p>101,4166666667</text:p>
          </table:table-cell>
          <table:table-cell table:style-name="ce10" table:formula="of:=[.R39]-[.R27]" office:value-type="float" office:value="-3.25">
            <text:p>-3,25</text:p>
          </table:table-cell>
          <table:table-cell table:style-name="ce4"/>
          <table:table-cell table:style-name="ce7" office:value-type="float" office:value="109">
            <text:p>109</text:p>
          </table:table-cell>
          <table:table-cell table:style-name="ce7" table:formula="of:=SUM([.U37:.U39])/3" office:value-type="float" office:value="133">
            <text:p>133</text:p>
          </table:table-cell>
          <table:table-cell table:style-name="ce7" table:formula="of:=SUM([.U34:.U39])/6" office:value-type="float" office:value="169.833333333333">
            <text:p>169,8333333333</text:p>
          </table:table-cell>
          <table:table-cell table:style-name="ce7" table:formula="of:=SUM([.U28:.U39])/12" office:value-type="float" office:value="150.583333333333">
            <text:p>150,5833333333</text:p>
          </table:table-cell>
          <table:table-cell table:style-name="ce7" table:formula="of:=[.X39]-[.X27]" office:value-type="float" office:value="3.41666666666669">
            <text:p>3,4166666667</text:p>
          </table:table-cell>
          <table:table-cell table:style-name="ce7" office:value-type="float" office:value="18.9">
            <text:p>18,9</text:p>
          </table:table-cell>
          <table:table-cell table:style-name="ce7" office:value-type="string">
            <text:p>96 k</text:p>
          </table:table-cell>
          <table:table-cell table:style-name="ce7" office:value-type="string">
            <text:p>115 k</text:p>
          </table:table-cell>
          <table:table-cell table:formula="of:=SUM([.C39:.C44])/6" office:value-type="float" office:value="164.666666666667">
            <text:p>164,6666666667</text:p>
          </table:table-cell>
          <table:table-cell table:formula="of:=[.L39]-[.L50]" office:value-type="float" office:value="7.16666666666674">
            <text:p>7,1666666667</text:p>
          </table:table-cell>
          <table:table-cell table:formula="of:=[.R39]-[.R50]" office:value-type="float" office:value="11.0833333333333">
            <text:p>11,0833333333</text:p>
          </table:table-cell>
          <table:table-cell table:formula="of:=[.Q39]/[.K39]" office:value-type="float" office:value="0.145838273654257">
            <text:p>0,1458382737</text:p>
          </table:table-cell>
          <table:table-cell table:formula="of:=[.K39]-[.K50]" office:value-type="float" office:value="60.8333333333334">
            <text:p>60,8333333333</text:p>
          </table:table-cell>
          <table:table-cell table:formula="of:=[.Q39]-[.Q50]" office:value-type="float" office:value="11.3333333333333">
            <text:p>11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3-01">
            <text:p>01.03.09</text:p>
          </table:table-cell>
          <table:table-cell table:style-name="ce4"/>
          <table:table-cell table:style-name="ce7" office:value-type="float" office:value="210">
            <text:p>210</text:p>
          </table:table-cell>
          <table:table-cell table:formula="of:=SUM([.C38:.C40])/3" office:value-type="float" office:value="191">
            <text:p>191</text:p>
          </table:table-cell>
          <table:table-cell table:formula="of:=SUM([.C35:.C40])/6" office:value-type="float" office:value="187">
            <text:p>187</text:p>
          </table:table-cell>
          <table:table-cell table:formula="of:=SUM([.C29:.C40])/12" office:value-type="float" office:value="169.166666666667">
            <text:p>169,1666666667</text:p>
          </table:table-cell>
          <table:table-cell table:formula="of:=[.F40]-[.F28]" office:value-type="float" office:value="6.08333333333331">
            <text:p>6,0833333333</text:p>
          </table:table-cell>
          <table:table-cell table:style-name="ce4"/>
          <table:table-cell table:style-name="ce7" office:value-type="float" office:value="808">
            <text:p>808</text:p>
          </table:table-cell>
          <table:table-cell table:formula="of:=SUM([.I38:.I40])/3" office:value-type="float" office:value="750.666666666667">
            <text:p>750,6666666667</text:p>
          </table:table-cell>
          <table:table-cell table:formula="of:=SUM([.I35:.I40])/6" office:value-type="float" office:value="727.666666666667">
            <text:p>727,6666666667</text:p>
          </table:table-cell>
          <table:table-cell table:formula="of:=SUM([.I29:.I40])/12" office:value-type="float" office:value="672.666666666667">
            <text:p>672,6666666667</text:p>
          </table:table-cell>
          <table:table-cell table:formula="of:=[.L40]-[.L28]" office:value-type="float" office:value="37.25">
            <text:p>37,25</text:p>
          </table:table-cell>
          <table:table-cell table:style-name="ce4"/>
          <table:table-cell table:style-name="ce7" office:value-type="float" office:value="106">
            <text:p>106</text:p>
          </table:table-cell>
          <table:table-cell table:style-name="ce7" table:formula="of:=SUM([.O38:.O40])/3" office:value-type="float" office:value="104">
            <text:p>104</text:p>
          </table:table-cell>
          <table:table-cell table:formula="of:=SUM([.O35:.O40])/6" office:value-type="float" office:value="104.666666666667">
            <text:p>104,6666666667</text:p>
          </table:table-cell>
          <table:table-cell table:style-name="ce10" table:formula="of:=SUM([.O29:.O40])/12" office:value-type="float" office:value="100.75">
            <text:p>100,75</text:p>
          </table:table-cell>
          <table:table-cell table:style-name="ce10" table:formula="of:=[.R40]-[.R28]" office:value-type="float" office:value="-3.91666666666667">
            <text:p>-3,9166666667</text:p>
          </table:table-cell>
          <table:table-cell table:style-name="ce4"/>
          <table:table-cell table:style-name="ce7" office:value-type="float" office:value="99">
            <text:p>99</text:p>
          </table:table-cell>
          <table:table-cell table:style-name="ce7" table:formula="of:=SUM([.U38:.U40])/3" office:value-type="float" office:value="108.666666666667">
            <text:p>108,6666666667</text:p>
          </table:table-cell>
          <table:table-cell table:style-name="ce7" table:formula="of:=SUM([.U35:.U40])/6" office:value-type="float" office:value="163.5">
            <text:p>163,5</text:p>
          </table:table-cell>
          <table:table-cell table:style-name="ce7" table:formula="of:=SUM([.U29:.U40])/12" office:value-type="float" office:value="147">
            <text:p>147</text:p>
          </table:table-cell>
          <table:table-cell table:style-name="ce7" table:formula="of:=[.X40]-[.X28]" office:value-type="float" office:value="1.58333333333334">
            <text:p>1,5833333333</text:p>
          </table:table-cell>
          <table:table-cell table:style-name="ce7" office:value-type="float" office:value="19.1">
            <text:p>19,1</text:p>
          </table:table-cell>
          <table:table-cell table:style-name="ce7" office:value-type="string">
            <text:p>110 k</text:p>
          </table:table-cell>
          <table:table-cell table:style-name="ce7" office:value-type="string">
            <text:p>117 k</text:p>
          </table:table-cell>
          <table:table-cell table:formula="of:=SUM([.C40:.C45])/6" office:value-type="float" office:value="163.333333333333">
            <text:p>163,3333333333</text:p>
          </table:table-cell>
          <table:table-cell table:formula="of:=[.L40]-[.L51]" office:value-type="float" office:value="21.0833333333333">
            <text:p>21,0833333333</text:p>
          </table:table-cell>
          <table:table-cell table:formula="of:=[.R40]-[.R51]" office:value-type="float" office:value="9.83333333333333">
            <text:p>9,8333333333</text:p>
          </table:table-cell>
          <table:table-cell table:formula="of:=[.Q40]/[.K40]" office:value-type="float" office:value="0.143838754008246">
            <text:p>0,143838754</text:p>
          </table:table-cell>
          <table:table-cell table:formula="of:=[.K40]-[.K51]" office:value-type="float" office:value="81.8333333333333">
            <text:p>81,8333333333</text:p>
          </table:table-cell>
          <table:table-cell table:formula="of:=[.Q40]-[.Q51]" office:value-type="float" office:value="12.5">
            <text:p>12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4-01">
            <text:p>01.04.09</text:p>
          </table:table-cell>
          <table:table-cell table:style-name="ce4"/>
          <table:table-cell table:style-name="ce7" office:value-type="float" office:value="146">
            <text:p>146</text:p>
          </table:table-cell>
          <table:table-cell table:formula="of:=SUM([.C39:.C41])/3" office:value-type="float" office:value="172">
            <text:p>172</text:p>
          </table:table-cell>
          <table:table-cell table:formula="of:=SUM([.C36:.C41])/6" office:value-type="float" office:value="177.5">
            <text:p>177,5</text:p>
          </table:table-cell>
          <table:table-cell table:formula="of:=SUM([.C30:.C41])/12" office:value-type="float" office:value="168.416666666667">
            <text:p>168,4166666667</text:p>
          </table:table-cell>
          <table:table-cell table:formula="of:=[.F41]-[.F29]" office:value-type="float" office:value="9.41666666666666">
            <text:p>9,4166666667</text:p>
          </table:table-cell>
          <table:table-cell table:style-name="ce4"/>
          <table:table-cell table:style-name="ce7" office:value-type="float" office:value="662">
            <text:p>662</text:p>
          </table:table-cell>
          <table:table-cell table:formula="of:=SUM([.I39:.I41])/3" office:value-type="float" office:value="721.666666666667">
            <text:p>721,6666666667</text:p>
          </table:table-cell>
          <table:table-cell table:formula="of:=SUM([.I36:.I41])/6" office:value-type="float" office:value="712.333333333333">
            <text:p>712,3333333333</text:p>
          </table:table-cell>
          <table:table-cell table:formula="of:=SUM([.I30:.I41])/12" office:value-type="float" office:value="674.833333333333">
            <text:p>674,8333333333</text:p>
          </table:table-cell>
          <table:table-cell table:formula="of:=[.L41]-[.L29]" office:value-type="float" office:value="43.5">
            <text:p>43,5</text:p>
          </table:table-cell>
          <table:table-cell table:style-name="ce4"/>
          <table:table-cell table:style-name="ce7" office:value-type="float" office:value="90">
            <text:p>90</text:p>
          </table:table-cell>
          <table:table-cell table:style-name="ce7" table:formula="of:=SUM([.O39:.O41])/3" office:value-type="float" office:value="97">
            <text:p>97</text:p>
          </table:table-cell>
          <table:table-cell table:formula="of:=SUM([.O36:.O41])/6" office:value-type="float" office:value="101.833333333333">
            <text:p>101,8333333333</text:p>
          </table:table-cell>
          <table:table-cell table:style-name="ce10" table:formula="of:=SUM([.O30:.O41])/12" office:value-type="float" office:value="99.5">
            <text:p>99,5</text:p>
          </table:table-cell>
          <table:table-cell table:style-name="ce10" table:formula="of:=[.R41]-[.R29]" office:value-type="float" office:value="-5.08333333333333">
            <text:p>-5,0833333333</text:p>
          </table:table-cell>
          <table:table-cell table:style-name="ce4"/>
          <table:table-cell table:style-name="ce7" office:value-type="float" office:value="107">
            <text:p>107</text:p>
          </table:table-cell>
          <table:table-cell table:style-name="ce7" table:formula="of:=SUM([.U39:.U41])/3" office:value-type="float" office:value="105">
            <text:p>105</text:p>
          </table:table-cell>
          <table:table-cell table:style-name="ce7" table:formula="of:=SUM([.U36:.U41])/6" office:value-type="float" office:value="144.166666666667">
            <text:p>144,1666666667</text:p>
          </table:table-cell>
          <table:table-cell table:style-name="ce7" table:formula="of:=SUM([.U30:.U41])/12" office:value-type="float" office:value="143.833333333333">
            <text:p>143,8333333333</text:p>
          </table:table-cell>
          <table:table-cell table:style-name="ce7" table:formula="of:=[.X41]-[.X29]" office:value-type="float" office:value="-3.5">
            <text:p>-3,5</text:p>
          </table:table-cell>
          <table:table-cell table:style-name="ce7" office:value-type="float" office:value="19.3">
            <text:p>19,3</text:p>
          </table:table-cell>
          <table:table-cell table:style-name="ce7" office:value-type="string">
            <text:p>94 k</text:p>
          </table:table-cell>
          <table:table-cell table:style-name="ce7" office:value-type="string">
            <text:p>119 k</text:p>
          </table:table-cell>
          <table:table-cell table:formula="of:=SUM([.C41:.C46])/6" office:value-type="float" office:value="153">
            <text:p>153</text:p>
          </table:table-cell>
          <table:table-cell table:formula="of:=[.L41]-[.L52]" office:value-type="float" office:value="31.5">
            <text:p>31,5</text:p>
          </table:table-cell>
          <table:table-cell table:formula="of:=[.R41]-[.R52]" office:value-type="float" office:value="9.91666666666667">
            <text:p>9,9166666667</text:p>
          </table:table-cell>
          <table:table-cell table:formula="of:=[.Q41]/[.K41]" office:value-type="float" office:value="0.142957416939635">
            <text:p>0,1429574169</text:p>
          </table:table-cell>
          <table:table-cell table:formula="of:=[.K41]-[.K52]" office:value-type="float" office:value="52.6666666666667">
            <text:p>52,6666666667</text:p>
          </table:table-cell>
          <table:table-cell table:formula="of:=[.Q41]-[.Q52]" office:value-type="float" office:value="10.3333333333333">
            <text:p>10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5-01">
            <text:p>01.05.09</text:p>
          </table:table-cell>
          <table:table-cell table:style-name="ce4"/>
          <table:table-cell table:style-name="ce7" office:value-type="float" office:value="182">
            <text:p>182</text:p>
          </table:table-cell>
          <table:table-cell table:formula="of:=SUM([.C40:.C42])/3" office:value-type="float" office:value="179.333333333333">
            <text:p>179,3333333333</text:p>
          </table:table-cell>
          <table:table-cell table:formula="of:=SUM([.C37:.C42])/6" office:value-type="float" office:value="177.833333333333">
            <text:p>177,8333333333</text:p>
          </table:table-cell>
          <table:table-cell table:formula="of:=SUM([.C31:.C42])/12" office:value-type="float" office:value="171.333333333333">
            <text:p>171,3333333333</text:p>
          </table:table-cell>
          <table:table-cell table:formula="of:=[.F42]-[.F30]" office:value-type="float" office:value="16.25">
            <text:p>16,25</text:p>
          </table:table-cell>
          <table:table-cell table:style-name="ce4"/>
          <table:table-cell table:style-name="ce7" office:value-type="float" office:value="643">
            <text:p>643</text:p>
          </table:table-cell>
          <table:table-cell table:formula="of:=SUM([.I40:.I42])/3" office:value-type="float" office:value="704.333333333333">
            <text:p>704,3333333333</text:p>
          </table:table-cell>
          <table:table-cell table:formula="of:=SUM([.I37:.I42])/6" office:value-type="float" office:value="702.5">
            <text:p>702,5</text:p>
          </table:table-cell>
          <table:table-cell table:formula="of:=SUM([.I31:.I42])/12" office:value-type="float" office:value="676.75">
            <text:p>676,75</text:p>
          </table:table-cell>
          <table:table-cell table:formula="of:=[.L42]-[.L30]" office:value-type="float" office:value="51.75">
            <text:p>51,75</text:p>
          </table:table-cell>
          <table:table-cell table:style-name="ce4"/>
          <table:table-cell table:style-name="ce7" office:value-type="float" office:value="84">
            <text:p>84</text:p>
          </table:table-cell>
          <table:table-cell table:style-name="ce7" table:formula="of:=SUM([.O40:.O42])/3" office:value-type="float" office:value="93.3333333333333">
            <text:p>93,3333333333</text:p>
          </table:table-cell>
          <table:table-cell table:formula="of:=SUM([.O37:.O42])/6" office:value-type="float" office:value="99.5">
            <text:p>99,5</text:p>
          </table:table-cell>
          <table:table-cell table:style-name="ce10" table:formula="of:=SUM([.O31:.O42])/12" office:value-type="float" office:value="98.75">
            <text:p>98,75</text:p>
          </table:table-cell>
          <table:table-cell table:style-name="ce10" table:formula="of:=[.R42]-[.R30]" office:value-type="float" office:value="-4.83333333333333">
            <text:p>-4,8333333333</text:p>
          </table:table-cell>
          <table:table-cell table:style-name="ce4"/>
          <table:table-cell table:style-name="ce7" office:value-type="float" office:value="88">
            <text:p>88</text:p>
          </table:table-cell>
          <table:table-cell table:style-name="ce7" table:formula="of:=SUM([.U40:.U42])/3" office:value-type="float" office:value="98">
            <text:p>98</text:p>
          </table:table-cell>
          <table:table-cell table:style-name="ce7" table:formula="of:=SUM([.U37:.U42])/6" office:value-type="float" office:value="115.5">
            <text:p>115,5</text:p>
          </table:table-cell>
          <table:table-cell table:style-name="ce7" table:formula="of:=SUM([.U31:.U42])/12" office:value-type="float" office:value="138.833333333333">
            <text:p>138,8333333333</text:p>
          </table:table-cell>
          <table:table-cell table:style-name="ce7" table:formula="of:=[.X42]-[.X30]" office:value-type="float" office:value="-10.5833333333333">
            <text:p>-10,5833333333</text:p>
          </table:table-cell>
          <table:table-cell table:style-name="ce7" office:value-type="float" office:value="19.5">
            <text:p>19,5</text:p>
          </table:table-cell>
          <table:table-cell table:style-name="ce7" office:value-type="string">
            <text:p>104 k</text:p>
          </table:table-cell>
          <table:table-cell table:style-name="ce7" office:value-type="string">
            <text:p>121 k</text:p>
          </table:table-cell>
          <table:table-cell table:formula="of:=SUM([.C42:.C47])/6" office:value-type="float" office:value="156.833333333333">
            <text:p>156,8333333333</text:p>
          </table:table-cell>
          <table:table-cell table:formula="of:=[.L42]-[.L53]" office:value-type="float" office:value="33.8333333333334">
            <text:p>33,8333333333</text:p>
          </table:table-cell>
          <table:table-cell table:formula="of:=[.R42]-[.R53]" office:value-type="float" office:value="8.08333333333333">
            <text:p>8,0833333333</text:p>
          </table:table-cell>
          <table:table-cell table:formula="of:=[.Q42]/[.K42]" office:value-type="float" office:value="0.141637010676157">
            <text:p>0,1416370107</text:p>
          </table:table-cell>
          <table:table-cell table:formula="of:=[.K42]-[.K53]" office:value-type="float" office:value="39.3333333333334">
            <text:p>39,3333333333</text:p>
          </table:table-cell>
          <table:table-cell table:formula="of:=[.Q42]-[.Q53]" office:value-type="float" office:value="6.33333333333333">
            <text:p>6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6-01">
            <text:p>01.06.09</text:p>
          </table:table-cell>
          <table:table-cell table:style-name="ce4"/>
          <table:table-cell table:style-name="ce7" office:value-type="float" office:value="144">
            <text:p>144</text:p>
          </table:table-cell>
          <table:table-cell table:formula="of:=SUM([.C41:.C43])/3" office:value-type="float" office:value="157.333333333333">
            <text:p>157,3333333333</text:p>
          </table:table-cell>
          <table:table-cell table:formula="of:=SUM([.C38:.C43])/6" office:value-type="float" office:value="174.166666666667">
            <text:p>174,1666666667</text:p>
          </table:table-cell>
          <table:table-cell table:formula="of:=SUM([.C32:.C43])/12" office:value-type="float" office:value="172.333333333333">
            <text:p>172,3333333333</text:p>
          </table:table-cell>
          <table:table-cell table:formula="of:=[.F43]-[.F31]" office:value-type="float" office:value="19.5">
            <text:p>19,5</text:p>
          </table:table-cell>
          <table:table-cell table:style-name="ce4"/>
          <table:table-cell table:style-name="ce7" office:value-type="float" office:value="633">
            <text:p>633</text:p>
          </table:table-cell>
          <table:table-cell table:formula="of:=SUM([.I41:.I43])/3" office:value-type="float" office:value="646">
            <text:p>646</text:p>
          </table:table-cell>
          <table:table-cell table:formula="of:=SUM([.I38:.I43])/6" office:value-type="float" office:value="698.333333333333">
            <text:p>698,3333333333</text:p>
          </table:table-cell>
          <table:table-cell table:formula="of:=SUM([.I32:.I43])/12" office:value-type="float" office:value="681.666666666667">
            <text:p>681,6666666667</text:p>
          </table:table-cell>
          <table:table-cell table:formula="of:=[.L43]-[.L31]" office:value-type="float" office:value="59">
            <text:p>59</text:p>
          </table:table-cell>
          <table:table-cell table:style-name="ce4"/>
          <table:table-cell table:style-name="ce7" office:value-type="float" office:value="80">
            <text:p>80</text:p>
          </table:table-cell>
          <table:table-cell table:style-name="ce7" table:formula="of:=SUM([.O41:.O43])/3" office:value-type="float" office:value="84.6666666666667">
            <text:p>84,6666666667</text:p>
          </table:table-cell>
          <table:table-cell table:formula="of:=SUM([.O38:.O43])/6" office:value-type="float" office:value="94.3333333333333">
            <text:p>94,3333333333</text:p>
          </table:table-cell>
          <table:table-cell table:style-name="ce10" table:formula="of:=SUM([.O32:.O43])/12" office:value-type="float" office:value="97.4166666666667">
            <text:p>97,4166666667</text:p>
          </table:table-cell>
          <table:table-cell table:style-name="ce10" table:formula="of:=[.R43]-[.R31]" office:value-type="float" office:value="-5.58333333333333">
            <text:p>-5,5833333333</text:p>
          </table:table-cell>
          <table:table-cell table:style-name="ce4"/>
          <table:table-cell table:style-name="ce7" office:value-type="float" office:value="84">
            <text:p>84</text:p>
          </table:table-cell>
          <table:table-cell table:style-name="ce7" table:formula="of:=SUM([.U41:.U43])/3" office:value-type="float" office:value="93">
            <text:p>93</text:p>
          </table:table-cell>
          <table:table-cell table:style-name="ce7" table:formula="of:=SUM([.U38:.U43])/6" office:value-type="float" office:value="100.833333333333">
            <text:p>100,8333333333</text:p>
          </table:table-cell>
          <table:table-cell table:style-name="ce7" table:formula="of:=SUM([.U32:.U43])/12" office:value-type="float" office:value="134.416666666667">
            <text:p>134,4166666667</text:p>
          </table:table-cell>
          <table:table-cell table:style-name="ce7" table:formula="of:=[.X43]-[.X31]" office:value-type="float" office:value="-17">
            <text:p>-17</text:p>
          </table:table-cell>
          <table:table-cell table:style-name="ce7" office:value-type="float" office:value="19.7">
            <text:p>19,7</text:p>
          </table:table-cell>
          <table:table-cell table:style-name="ce7" office:value-type="string">
            <text:p>95 k</text:p>
          </table:table-cell>
          <table:table-cell table:style-name="ce7" office:value-type="string">
            <text:p>122 k</text:p>
          </table:table-cell>
          <table:table-cell table:formula="of:=SUM([.C43:.C48])/6" office:value-type="float" office:value="159">
            <text:p>159</text:p>
          </table:table-cell>
          <table:table-cell table:formula="of:=[.L43]-[.L54]" office:value-type="float" office:value="35.9166666666666">
            <text:p>35,9166666667</text:p>
          </table:table-cell>
          <table:table-cell table:formula="of:=[.R43]-[.R54]" office:value-type="float" office:value="5.5">
            <text:p>5,5</text:p>
          </table:table-cell>
          <table:table-cell table:formula="of:=[.Q43]/[.K43]" office:value-type="float" office:value="0.13508353221957">
            <text:p>0,1350835322</text:p>
          </table:table-cell>
          <table:table-cell table:formula="of:=[.K43]-[.K54]" office:value-type="float" office:value="36.5">
            <text:p>36,5</text:p>
          </table:table-cell>
          <table:table-cell table:formula="of:=[.Q43]-[.Q54]" office:value-type="float" office:value="-1.83333333333334">
            <text:p>-1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7-01">
            <text:p>01.07.09</text:p>
          </table:table-cell>
          <table:table-cell table:style-name="ce4"/>
          <table:table-cell table:style-name="ce7" office:value-type="float" office:value="146">
            <text:p>146</text:p>
          </table:table-cell>
          <table:table-cell table:formula="of:=SUM([.C42:.C44])/3" office:value-type="float" office:value="157.333333333333">
            <text:p>157,3333333333</text:p>
          </table:table-cell>
          <table:table-cell table:formula="of:=SUM([.C39:.C44])/6" office:value-type="float" office:value="164.666666666667">
            <text:p>164,6666666667</text:p>
          </table:table-cell>
          <table:table-cell table:formula="of:=SUM([.C33:.C44])/12" office:value-type="float" office:value="173.5">
            <text:p>173,5</text:p>
          </table:table-cell>
          <table:table-cell table:formula="of:=[.F44]-[.F32]" office:value-type="float" office:value="20.3333333333333">
            <text:p>20,3333333333</text:p>
          </table:table-cell>
          <table:table-cell table:style-name="ce4"/>
          <table:table-cell table:style-name="ce7" office:value-type="float" office:value="563">
            <text:p>563</text:p>
          </table:table-cell>
          <table:table-cell table:formula="of:=SUM([.I42:.I44])/3" office:value-type="float" office:value="613">
            <text:p>613</text:p>
          </table:table-cell>
          <table:table-cell table:formula="of:=SUM([.I39:.I44])/6" office:value-type="float" office:value="667.333333333333">
            <text:p>667,3333333333</text:p>
          </table:table-cell>
          <table:table-cell table:formula="of:=SUM([.I33:.I44])/12" office:value-type="float" office:value="681.416666666667">
            <text:p>681,4166666667</text:p>
          </table:table-cell>
          <table:table-cell table:formula="of:=[.L44]-[.L32]" office:value-type="float" office:value="59.75">
            <text:p>59,75</text:p>
          </table:table-cell>
          <table:table-cell table:style-name="ce4"/>
          <table:table-cell table:style-name="ce7" office:value-type="float" office:value="82">
            <text:p>82</text:p>
          </table:table-cell>
          <table:table-cell table:style-name="ce7" table:formula="of:=SUM([.O42:.O44])/3" office:value-type="float" office:value="82">
            <text:p>82</text:p>
          </table:table-cell>
          <table:table-cell table:formula="of:=SUM([.O39:.O44])/6" office:value-type="float" office:value="89.5">
            <text:p>89,5</text:p>
          </table:table-cell>
          <table:table-cell table:style-name="ce10" table:formula="of:=SUM([.O33:.O44])/12" office:value-type="float" office:value="96.4166666666667">
            <text:p>96,4166666667</text:p>
          </table:table-cell>
          <table:table-cell table:style-name="ce10" table:formula="of:=[.R44]-[.R32]" office:value-type="float" office:value="-5.58333333333333">
            <text:p>-5,5833333333</text:p>
          </table:table-cell>
          <table:table-cell table:style-name="ce4"/>
          <table:table-cell table:style-name="ce7" office:value-type="float" office:value="75">
            <text:p>75</text:p>
          </table:table-cell>
          <table:table-cell table:style-name="ce7" table:formula="of:=SUM([.U42:.U44])/3" office:value-type="float" office:value="82.3333333333333">
            <text:p>82,3333333333</text:p>
          </table:table-cell>
          <table:table-cell table:style-name="ce7" table:formula="of:=SUM([.U39:.U44])/6" office:value-type="float" office:value="93.6666666666667">
            <text:p>93,6666666667</text:p>
          </table:table-cell>
          <table:table-cell table:style-name="ce7" table:formula="of:=SUM([.U33:.U44])/12" office:value-type="float" office:value="131.083333333333">
            <text:p>131,0833333333</text:p>
          </table:table-cell>
          <table:table-cell table:style-name="ce7" table:formula="of:=[.X44]-[.X32]" office:value-type="float" office:value="-18.25">
            <text:p>-18,25</text:p>
          </table:table-cell>
          <table:table-cell table:style-name="ce7" office:value-type="float" office:value="19.9">
            <text:p>19,9</text:p>
          </table:table-cell>
          <table:table-cell table:style-name="ce7" office:value-type="string">
            <text:p>95 k</text:p>
          </table:table-cell>
          <table:table-cell table:style-name="ce7" office:value-type="string">
            <text:p>124 k</text:p>
          </table:table-cell>
          <table:table-cell table:formula="of:=SUM([.C44:.C49])/6" office:value-type="float" office:value="157.333333333333">
            <text:p>157,3333333333</text:p>
          </table:table-cell>
          <table:table-cell table:formula="of:=[.L44]-[.L55]" office:value-type="float" office:value="40.4166666666666">
            <text:p>40,4166666667</text:p>
          </table:table-cell>
          <table:table-cell table:formula="of:=[.R44]-[.R55]" office:value-type="float" office:value="3.58333333333334">
            <text:p>3,5833333333</text:p>
          </table:table-cell>
          <table:table-cell table:formula="of:=[.Q44]/[.K44]" office:value-type="float" office:value="0.134115884115884">
            <text:p>0,1341158841</text:p>
          </table:table-cell>
          <table:table-cell table:formula="of:=[.K44]-[.K55]" office:value-type="float" office:value="11.3333333333334">
            <text:p>11,3333333333</text:p>
          </table:table-cell>
          <table:table-cell table:formula="of:=[.Q44]-[.Q55]" office:value-type="float" office:value="-7.5">
            <text:p>-7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8-01">
            <text:p>01.08.09</text:p>
          </table:table-cell>
          <table:table-cell table:style-name="ce4"/>
          <table:table-cell table:style-name="ce7" office:value-type="float" office:value="152">
            <text:p>152</text:p>
          </table:table-cell>
          <table:table-cell table:formula="of:=SUM([.C43:.C45])/3" office:value-type="float" office:value="147.333333333333">
            <text:p>147,3333333333</text:p>
          </table:table-cell>
          <table:table-cell table:formula="of:=SUM([.C40:.C45])/6" office:value-type="float" office:value="163.333333333333">
            <text:p>163,3333333333</text:p>
          </table:table-cell>
          <table:table-cell table:formula="of:=SUM([.C34:.C45])/12" office:value-type="float" office:value="173.25">
            <text:p>173,25</text:p>
          </table:table-cell>
          <table:table-cell table:formula="of:=[.F45]-[.F33]" office:value-type="float" office:value="18.5">
            <text:p>18,5</text:p>
          </table:table-cell>
          <table:table-cell table:style-name="ce4"/>
          <table:table-cell table:style-name="ce7" office:value-type="float" office:value="635">
            <text:p>635</text:p>
          </table:table-cell>
          <table:table-cell table:formula="of:=SUM([.I43:.I45])/3" office:value-type="float" office:value="610.333333333333">
            <text:p>610,3333333333</text:p>
          </table:table-cell>
          <table:table-cell table:formula="of:=SUM([.I40:.I45])/6" office:value-type="float" office:value="657.333333333333">
            <text:p>657,3333333333</text:p>
          </table:table-cell>
          <table:table-cell table:formula="of:=SUM([.I34:.I45])/12" office:value-type="float" office:value="680.083333333333">
            <text:p>680,0833333333</text:p>
          </table:table-cell>
          <table:table-cell table:formula="of:=[.L45]-[.L33]" office:value-type="float" office:value="51.3333333333334">
            <text:p>51,3333333333</text:p>
          </table:table-cell>
          <table:table-cell table:style-name="ce4"/>
          <table:table-cell table:style-name="ce7" office:value-type="float" office:value="96">
            <text:p>96</text:p>
          </table:table-cell>
          <table:table-cell table:style-name="ce7" table:formula="of:=SUM([.O43:.O45])/3" office:value-type="float" office:value="86">
            <text:p>86</text:p>
          </table:table-cell>
          <table:table-cell table:formula="of:=SUM([.O40:.O45])/6" office:value-type="float" office:value="89.6666666666667">
            <text:p>89,6666666667</text:p>
          </table:table-cell>
          <table:table-cell table:style-name="ce10" table:formula="of:=SUM([.O34:.O45])/12" office:value-type="float" office:value="96.0833333333333">
            <text:p>96,0833333333</text:p>
          </table:table-cell>
          <table:table-cell table:style-name="ce10" table:formula="of:=[.R45]-[.R33]" office:value-type="float" office:value="-4.83333333333334">
            <text:p>-4,8333333333</text:p>
          </table:table-cell>
          <table:table-cell table:style-name="ce4"/>
          <table:table-cell table:style-name="ce7" office:value-type="float" office:value="105">
            <text:p>105</text:p>
          </table:table-cell>
          <table:table-cell table:style-name="ce7" table:formula="of:=SUM([.U43:.U45])/3" office:value-type="float" office:value="88">
            <text:p>88</text:p>
          </table:table-cell>
          <table:table-cell table:style-name="ce7" table:formula="of:=SUM([.U40:.U45])/6" office:value-type="float" office:value="93">
            <text:p>93</text:p>
          </table:table-cell>
          <table:table-cell table:style-name="ce7" table:formula="of:=SUM([.U34:.U45])/12" office:value-type="float" office:value="131.416666666667">
            <text:p>131,4166666667</text:p>
          </table:table-cell>
          <table:table-cell table:style-name="ce7" table:formula="of:=[.X45]-[.X33]" office:value-type="float" office:value="-5.5">
            <text:p>-5,5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94 k</text:p>
          </table:table-cell>
          <table:table-cell table:style-name="ce7" office:value-type="string">
            <text:p>126 k</text:p>
          </table:table-cell>
          <table:table-cell table:formula="of:=SUM([.C45:.C50])/6" office:value-type="float" office:value="161.666666666667">
            <text:p>161,6666666667</text:p>
          </table:table-cell>
          <table:table-cell table:formula="of:=[.L45]-[.L56]" office:value-type="float" office:value="43.6666666666667">
            <text:p>43,6666666667</text:p>
          </table:table-cell>
          <table:table-cell table:formula="of:=[.R45]-[.R56]" office:value-type="float" office:value="3.16666666666666">
            <text:p>3,1666666667</text:p>
          </table:table-cell>
          <table:table-cell table:formula="of:=[.Q45]/[.K45]" office:value-type="float" office:value="0.136409736308316">
            <text:p>0,1364097363</text:p>
          </table:table-cell>
          <table:table-cell table:formula="of:=[.K45]-[.K56]" office:value-type="float" office:value="26.5">
            <text:p>26,5</text:p>
          </table:table-cell>
          <table:table-cell table:formula="of:=[.Q45]-[.Q56]" office:value-type="float" office:value="-5">
            <text:p>-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09-01">
            <text:p>01.09.09</text:p>
          </table:table-cell>
          <table:table-cell table:style-name="ce4"/>
          <table:table-cell table:style-name="ce7" office:value-type="float" office:value="148">
            <text:p>148</text:p>
          </table:table-cell>
          <table:table-cell table:formula="of:=SUM([.C44:.C46])/3" office:value-type="float" office:value="148.666666666667">
            <text:p>148,6666666667</text:p>
          </table:table-cell>
          <table:table-cell table:formula="of:=SUM([.C41:.C46])/6" office:value-type="float" office:value="153">
            <text:p>153</text:p>
          </table:table-cell>
          <table:table-cell table:formula="of:=SUM([.C35:.C46])/12" office:value-type="float" office:value="170">
            <text:p>170</text:p>
          </table:table-cell>
          <table:table-cell table:formula="of:=[.F46]-[.F34]" office:value-type="float" office:value="12.5833333333333">
            <text:p>12,5833333333</text:p>
          </table:table-cell>
          <table:table-cell table:style-name="ce4"/>
          <table:table-cell table:style-name="ce7" office:value-type="float" office:value="626">
            <text:p>626</text:p>
          </table:table-cell>
          <table:table-cell table:formula="of:=SUM([.I44:.I46])/3" office:value-type="float" office:value="608">
            <text:p>608</text:p>
          </table:table-cell>
          <table:table-cell table:formula="of:=SUM([.I41:.I46])/6" office:value-type="float" office:value="627">
            <text:p>627</text:p>
          </table:table-cell>
          <table:table-cell table:formula="of:=SUM([.I35:.I46])/12" office:value-type="float" office:value="677.333333333333">
            <text:p>677,3333333333</text:p>
          </table:table-cell>
          <table:table-cell table:formula="of:=[.L46]-[.L34]" office:value-type="float" office:value="43.9166666666667">
            <text:p>43,9166666667</text:p>
          </table:table-cell>
          <table:table-cell table:style-name="ce4"/>
          <table:table-cell table:style-name="ce7" office:value-type="float" office:value="94">
            <text:p>94</text:p>
          </table:table-cell>
          <table:table-cell table:style-name="ce7" table:formula="of:=SUM([.O44:.O46])/3" office:value-type="float" office:value="90.6666666666667">
            <text:p>90,6666666667</text:p>
          </table:table-cell>
          <table:table-cell table:formula="of:=SUM([.O41:.O46])/6" office:value-type="float" office:value="87.6666666666667">
            <text:p>87,6666666667</text:p>
          </table:table-cell>
          <table:table-cell table:style-name="ce10" table:formula="of:=SUM([.O35:.O46])/12" office:value-type="float" office:value="96.1666666666667">
            <text:p>96,1666666667</text:p>
          </table:table-cell>
          <table:table-cell table:style-name="ce10" table:formula="of:=[.R46]-[.R34]" office:value-type="float" office:value="-3.91666666666666">
            <text:p>-3,9166666667</text:p>
          </table:table-cell>
          <table:table-cell table:style-name="ce4"/>
          <table:table-cell table:style-name="ce7" office:value-type="float" office:value="116">
            <text:p>116</text:p>
          </table:table-cell>
          <table:table-cell table:style-name="ce7" table:formula="of:=SUM([.U44:.U46])/3" office:value-type="float" office:value="98.6666666666667">
            <text:p>98,6666666667</text:p>
          </table:table-cell>
          <table:table-cell table:style-name="ce7" table:formula="of:=SUM([.U41:.U46])/6" office:value-type="float" office:value="95.8333333333333">
            <text:p>95,8333333333</text:p>
          </table:table-cell>
          <table:table-cell table:style-name="ce7" table:formula="of:=SUM([.U35:.U46])/12" office:value-type="float" office:value="129.666666666667">
            <text:p>129,6666666667</text:p>
          </table:table-cell>
          <table:table-cell table:style-name="ce7" table:formula="of:=[.X46]-[.X34]" office:value-type="float" office:value="-5.16666666666669">
            <text:p>-5,1666666667</text:p>
          </table:table-cell>
          <table:table-cell table:style-name="ce7" office:value-type="float" office:value="20.1">
            <text:p>20,1</text:p>
          </table:table-cell>
          <table:table-cell table:style-name="ce7" office:value-type="string">
            <text:p>90 k</text:p>
          </table:table-cell>
          <table:table-cell table:style-name="ce7" office:value-type="string">
            <text:p>128 k</text:p>
          </table:table-cell>
          <table:table-cell table:formula="of:=SUM([.C46:.C51])/6" office:value-type="float" office:value="162.333333333333">
            <text:p>162,3333333333</text:p>
          </table:table-cell>
          <table:table-cell table:formula="of:=[.L46]-[.L57]" office:value-type="float" office:value="47">
            <text:p>47</text:p>
          </table:table-cell>
          <table:table-cell table:formula="of:=[.R46]-[.R57]" office:value-type="float" office:value="5.08333333333334">
            <text:p>5,0833333333</text:p>
          </table:table-cell>
          <table:table-cell table:formula="of:=[.Q46]/[.K46]" office:value-type="float" office:value="0.139819245082403">
            <text:p>0,1398192451</text:p>
          </table:table-cell>
          <table:table-cell table:formula="of:=[.K46]-[.K57]" office:value-type="float" office:value="12.1666666666666">
            <text:p>12,1666666667</text:p>
          </table:table-cell>
          <table:table-cell table:formula="of:=[.Q46]-[.Q57]" office:value-type="float" office:value="-2.33333333333333">
            <text:p>-2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10-01">
            <text:p>01.10.09</text:p>
          </table:table-cell>
          <table:table-cell table:style-name="ce4"/>
          <table:table-cell table:style-name="ce7" office:value-type="float" office:value="169">
            <text:p>169</text:p>
          </table:table-cell>
          <table:table-cell table:formula="of:=SUM([.C45:.C47])/3" office:value-type="float" office:value="156.333333333333">
            <text:p>156,3333333333</text:p>
          </table:table-cell>
          <table:table-cell table:formula="of:=SUM([.C42:.C47])/6" office:value-type="float" office:value="156.833333333333">
            <text:p>156,8333333333</text:p>
          </table:table-cell>
          <table:table-cell table:formula="of:=SUM([.C36:.C47])/12" office:value-type="float" office:value="167.166666666667">
            <text:p>167,1666666667</text:p>
          </table:table-cell>
          <table:table-cell table:formula="of:=[.F47]-[.F35]" office:value-type="float" office:value="5.41666666666666">
            <text:p>5,4166666667</text:p>
          </table:table-cell>
          <table:table-cell table:style-name="ce4"/>
          <table:table-cell table:style-name="ce7" office:value-type="float" office:value="636">
            <text:p>636</text:p>
          </table:table-cell>
          <table:table-cell table:formula="of:=SUM([.I45:.I47])/3" office:value-type="float" office:value="632.333333333333">
            <text:p>632,3333333333</text:p>
          </table:table-cell>
          <table:table-cell table:formula="of:=SUM([.I42:.I47])/6" office:value-type="float" office:value="622.666666666667">
            <text:p>622,6666666667</text:p>
          </table:table-cell>
          <table:table-cell table:formula="of:=SUM([.I36:.I47])/12" office:value-type="float" office:value="667.5">
            <text:p>667,5</text:p>
          </table:table-cell>
          <table:table-cell table:formula="of:=[.L47]-[.L35]" office:value-type="float" office:value="22.3333333333334">
            <text:p>22,3333333333</text:p>
          </table:table-cell>
          <table:table-cell table:style-name="ce4"/>
          <table:table-cell table:style-name="ce7" office:value-type="float" office:value="93">
            <text:p>93</text:p>
          </table:table-cell>
          <table:table-cell table:style-name="ce7" table:formula="of:=SUM([.O45:.O47])/3" office:value-type="float" office:value="94.3333333333333">
            <text:p>94,3333333333</text:p>
          </table:table-cell>
          <table:table-cell table:formula="of:=SUM([.O42:.O47])/6" office:value-type="float" office:value="88.1666666666667">
            <text:p>88,1666666667</text:p>
          </table:table-cell>
          <table:table-cell table:style-name="ce10" table:formula="of:=SUM([.O36:.O47])/12" office:value-type="float" office:value="95">
            <text:p>95</text:p>
          </table:table-cell>
          <table:table-cell table:style-name="ce10" table:formula="of:=[.R47]-[.R35]" office:value-type="float" office:value="-5">
            <text:p>-5</text:p>
          </table:table-cell>
          <table:table-cell table:style-name="ce4"/>
          <table:table-cell table:style-name="ce7" office:value-type="float" office:value="126">
            <text:p>126</text:p>
          </table:table-cell>
          <table:table-cell table:style-name="ce7" table:formula="of:=SUM([.U45:.U47])/3" office:value-type="float" office:value="115.666666666667">
            <text:p>115,6666666667</text:p>
          </table:table-cell>
          <table:table-cell table:style-name="ce7" table:formula="of:=SUM([.U42:.U47])/6" office:value-type="float" office:value="99">
            <text:p>99</text:p>
          </table:table-cell>
          <table:table-cell table:style-name="ce7" table:formula="of:=SUM([.U36:.U47])/12" office:value-type="float" office:value="121.583333333333">
            <text:p>121,5833333333</text:p>
          </table:table-cell>
          <table:table-cell table:style-name="ce7" table:formula="of:=[.X47]-[.X35]" office:value-type="float" office:value="-23.0833333333333">
            <text:p>-23,0833333333</text:p>
          </table:table-cell>
          <table:table-cell table:style-name="ce7" office:value-type="float" office:value="20.2">
            <text:p>20,2</text:p>
          </table:table-cell>
          <table:table-cell table:style-name="ce7" office:value-type="string">
            <text:p>101 k</text:p>
          </table:table-cell>
          <table:table-cell table:style-name="ce7" office:value-type="string">
            <text:p>131 k</text:p>
          </table:table-cell>
          <table:table-cell table:formula="of:=SUM([.C47:.C52])/6" office:value-type="float" office:value="166.333333333333">
            <text:p>166,3333333333</text:p>
          </table:table-cell>
          <table:table-cell table:formula="of:=[.L47]-[.L58]" office:value-type="float" office:value="43.5833333333334">
            <text:p>43,5833333333</text:p>
          </table:table-cell>
          <table:table-cell table:formula="of:=[.R47]-[.R58]" office:value-type="float" office:value="5.33333333333333">
            <text:p>5,3333333333</text:p>
          </table:table-cell>
          <table:table-cell table:formula="of:=[.Q47]/[.K47]" office:value-type="float" office:value="0.141595289079229">
            <text:p>0,1415952891</text:p>
          </table:table-cell>
          <table:table-cell table:formula="of:=[.K47]-[.K58]" office:value-type="float" office:value="34.5">
            <text:p>34,5</text:p>
          </table:table-cell>
          <table:table-cell table:formula="of:=[.Q47]-[.Q58]" office:value-type="float" office:value="0.333333333333343">
            <text:p>0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11-01">
            <text:p>01.11.09</text:p>
          </table:table-cell>
          <table:table-cell table:style-name="ce4"/>
          <table:table-cell table:style-name="ce7" office:value-type="float" office:value="195">
            <text:p>195</text:p>
          </table:table-cell>
          <table:table-cell table:formula="of:=SUM([.C46:.C48])/3" office:value-type="float" office:value="170.666666666667">
            <text:p>170,6666666667</text:p>
          </table:table-cell>
          <table:table-cell table:formula="of:=SUM([.C43:.C48])/6" office:value-type="float" office:value="159">
            <text:p>159</text:p>
          </table:table-cell>
          <table:table-cell table:formula="of:=SUM([.C37:.C48])/12" office:value-type="float" office:value="168.416666666667">
            <text:p>168,4166666667</text:p>
          </table:table-cell>
          <table:table-cell table:formula="of:=[.F48]-[.F36]" office:value-type="float" office:value="5.83333333333331">
            <text:p>5,8333333333</text:p>
          </table:table-cell>
          <table:table-cell table:style-name="ce4"/>
          <table:table-cell table:style-name="ce7" office:value-type="float" office:value="685">
            <text:p>685</text:p>
          </table:table-cell>
          <table:table-cell table:formula="of:=SUM([.I46:.I48])/3" office:value-type="float" office:value="649">
            <text:p>649</text:p>
          </table:table-cell>
          <table:table-cell table:formula="of:=SUM([.I43:.I48])/6" office:value-type="float" office:value="629.666666666667">
            <text:p>629,6666666667</text:p>
          </table:table-cell>
          <table:table-cell table:formula="of:=SUM([.I37:.I48])/12" office:value-type="float" office:value="666.083333333333">
            <text:p>666,0833333333</text:p>
          </table:table-cell>
          <table:table-cell table:formula="of:=[.L48]-[.L36]" office:value-type="float" office:value="14.75">
            <text:p>14,75</text:p>
          </table:table-cell>
          <table:table-cell table:style-name="ce4"/>
          <table:table-cell table:style-name="ce7" office:value-type="float" office:value="81">
            <text:p>81</text:p>
          </table:table-cell>
          <table:table-cell table:style-name="ce7" table:formula="of:=SUM([.O46:.O48])/3" office:value-type="float" office:value="89.3333333333333">
            <text:p>89,3333333333</text:p>
          </table:table-cell>
          <table:table-cell table:formula="of:=SUM([.O43:.O48])/6" office:value-type="float" office:value="87.6666666666667">
            <text:p>87,6666666667</text:p>
          </table:table-cell>
          <table:table-cell table:style-name="ce10" table:formula="of:=SUM([.O37:.O48])/12" office:value-type="float" office:value="93.5833333333333">
            <text:p>93,5833333333</text:p>
          </table:table-cell>
          <table:table-cell table:style-name="ce10" table:formula="of:=[.R48]-[.R36]" office:value-type="float" office:value="-6.83333333333334">
            <text:p>-6,8333333333</text:p>
          </table:table-cell>
          <table:table-cell table:style-name="ce4"/>
          <table:table-cell table:style-name="ce7" office:value-type="float" office:value="134">
            <text:p>134</text:p>
          </table:table-cell>
          <table:table-cell table:style-name="ce7" table:formula="of:=SUM([.U46:.U48])/3" office:value-type="float" office:value="125.333333333333">
            <text:p>125,3333333333</text:p>
          </table:table-cell>
          <table:table-cell table:style-name="ce7" table:formula="of:=SUM([.U43:.U48])/6" office:value-type="float" office:value="106.666666666667">
            <text:p>106,6666666667</text:p>
          </table:table-cell>
          <table:table-cell table:style-name="ce7" table:formula="of:=SUM([.U37:.U48])/12" office:value-type="float" office:value="111.083333333333">
            <text:p>111,0833333333</text:p>
          </table:table-cell>
          <table:table-cell table:style-name="ce7" table:formula="of:=[.X48]-[.X36]" office:value-type="float" office:value="-42.5833333333333">
            <text:p>-42,5833333333</text:p>
          </table:table-cell>
          <table:table-cell table:style-name="ce7" office:value-type="float" office:value="20.3">
            <text:p>20,3</text:p>
          </table:table-cell>
          <table:table-cell table:style-name="ce7" office:value-type="string">
            <text:p>97 k</text:p>
          </table:table-cell>
          <table:table-cell table:style-name="ce7" office:value-type="string">
            <text:p>132 k</text:p>
          </table:table-cell>
          <table:table-cell table:formula="of:=SUM([.C48:.C53])/6" office:value-type="float" office:value="168.166666666667">
            <text:p>168,1666666667</text:p>
          </table:table-cell>
          <table:table-cell table:formula="of:=[.L48]-[.L59]" office:value-type="float" office:value="46.5">
            <text:p>46,5</text:p>
          </table:table-cell>
          <table:table-cell table:formula="of:=[.R48]-[.R59]" office:value-type="float" office:value="5.33333333333333">
            <text:p>5,3333333333</text:p>
          </table:table-cell>
          <table:table-cell table:formula="of:=[.Q48]/[.K48]" office:value-type="float" office:value="0.139227104287983">
            <text:p>0,1392271043</text:p>
          </table:table-cell>
          <table:table-cell table:formula="of:=[.K48]-[.K59]" office:value-type="float" office:value="53.6666666666666">
            <text:p>53,6666666667</text:p>
          </table:table-cell>
          <table:table-cell table:formula="of:=[.Q48]-[.Q59]" office:value-type="float" office:value="4.33333333333334">
            <text:p>4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09-12-01">
            <text:p>01.12.09</text:p>
          </table:table-cell>
          <table:table-cell table:style-name="ce4"/>
          <table:table-cell table:style-name="ce7" office:value-type="float" office:value="134">
            <text:p>134</text:p>
          </table:table-cell>
          <table:table-cell table:formula="of:=SUM([.C47:.C49])/3" office:value-type="float" office:value="166">
            <text:p>166</text:p>
          </table:table-cell>
          <table:table-cell table:formula="of:=SUM([.C44:.C49])/6" office:value-type="float" office:value="157.333333333333">
            <text:p>157,3333333333</text:p>
          </table:table-cell>
          <table:table-cell table:formula="of:=SUM([.C38:.C49])/12" office:value-type="float" office:value="165.75">
            <text:p>165,75</text:p>
          </table:table-cell>
          <table:table-cell table:formula="of:=[.F49]-[.F37]" office:value-type="float" office:value="2.08333333333334">
            <text:p>2,0833333333</text:p>
          </table:table-cell>
          <table:table-cell table:style-name="ce4"/>
          <table:table-cell table:style-name="ce7" office:value-type="float" office:value="611">
            <text:p>611</text:p>
          </table:table-cell>
          <table:table-cell table:formula="of:=SUM([.I47:.I49])/3" office:value-type="float" office:value="644">
            <text:p>644</text:p>
          </table:table-cell>
          <table:table-cell table:formula="of:=SUM([.I44:.I49])/6" office:value-type="float" office:value="626">
            <text:p>626</text:p>
          </table:table-cell>
          <table:table-cell table:formula="of:=SUM([.I38:.I49])/12" office:value-type="float" office:value="662.166666666667">
            <text:p>662,1666666667</text:p>
          </table:table-cell>
          <table:table-cell table:formula="of:=[.L49]-[.L37]" office:value-type="float" office:value="5.58333333333326">
            <text:p>5,5833333333</text:p>
          </table:table-cell>
          <table:table-cell table:style-name="ce4"/>
          <table:table-cell table:style-name="ce7" office:value-type="float" office:value="86">
            <text:p>86</text:p>
          </table:table-cell>
          <table:table-cell table:style-name="ce7" table:formula="of:=SUM([.O47:.O49])/3" office:value-type="float" office:value="86.6666666666667">
            <text:p>86,6666666667</text:p>
          </table:table-cell>
          <table:table-cell table:formula="of:=SUM([.O44:.O49])/6" office:value-type="float" office:value="88.6666666666667">
            <text:p>88,6666666667</text:p>
          </table:table-cell>
          <table:table-cell table:style-name="ce10" table:formula="of:=SUM([.O38:.O49])/12" office:value-type="float" office:value="91.5">
            <text:p>91,5</text:p>
          </table:table-cell>
          <table:table-cell table:style-name="ce10" table:formula="of:=[.R49]-[.R37]" office:value-type="float" office:value="-10.8333333333333">
            <text:p>-10,8333333333</text:p>
          </table:table-cell>
          <table:table-cell table:style-name="ce4"/>
          <table:table-cell table:style-name="ce7" office:value-type="float" office:value="133">
            <text:p>133</text:p>
          </table:table-cell>
          <table:table-cell table:style-name="ce7" table:formula="of:=SUM([.U47:.U49])/3" office:value-type="float" office:value="131">
            <text:p>131</text:p>
          </table:table-cell>
          <table:table-cell table:style-name="ce7" table:formula="of:=SUM([.U44:.U49])/6" office:value-type="float" office:value="114.833333333333">
            <text:p>114,8333333333</text:p>
          </table:table-cell>
          <table:table-cell table:style-name="ce7" table:formula="of:=SUM([.U38:.U49])/12" office:value-type="float" office:value="107.833333333333">
            <text:p>107,8333333333</text:p>
          </table:table-cell>
          <table:table-cell table:style-name="ce7" table:formula="of:=[.X49]-[.X37]" office:value-type="float" office:value="-50.25">
            <text:p>-50,25</text:p>
          </table:table-cell>
          <table:table-cell table:style-name="ce7" office:value-type="float" office:value="20.3">
            <text:p>20,3</text:p>
          </table:table-cell>
          <table:table-cell table:style-name="ce7" office:value-type="string">
            <text:p>90 k</text:p>
          </table:table-cell>
          <table:table-cell table:style-name="ce7" office:value-type="string">
            <text:p>134 k</text:p>
          </table:table-cell>
          <table:table-cell table:formula="of:=SUM([.C49:.C54])/6" office:value-type="float" office:value="162.833333333333">
            <text:p>162,8333333333</text:p>
          </table:table-cell>
          <table:table-cell table:formula="of:=[.L49]-[.L60]" office:value-type="float" office:value="49.4166666666666">
            <text:p>49,4166666667</text:p>
          </table:table-cell>
          <table:table-cell table:formula="of:=[.R49]-[.R60]" office:value-type="float" office:value="3.25">
            <text:p>3,25</text:p>
          </table:table-cell>
          <table:table-cell table:formula="of:=[.Q49]/[.K49]" office:value-type="float" office:value="0.141640042598509">
            <text:p>0,1416400426</text:p>
          </table:table-cell>
          <table:table-cell table:formula="of:=[.K49]-[.K60]" office:value-type="float" office:value="62.3333333333334">
            <text:p>62,3333333333</text:p>
          </table:table-cell>
          <table:table-cell table:formula="of:=[.Q49]-[.Q60]" office:value-type="float" office:value="8.33333333333334">
            <text:p>8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1-01">
            <text:p>01.01.10</text:p>
          </table:table-cell>
          <table:table-cell table:style-name="ce4" office:value-type="float" office:value="2010">
            <text:p>2010</text:p>
          </table:table-cell>
          <table:table-cell table:style-name="ce7" office:value-type="float" office:value="172">
            <text:p>172</text:p>
          </table:table-cell>
          <table:table-cell table:formula="of:=SUM([.C48:.C50])/3" office:value-type="float" office:value="167">
            <text:p>167</text:p>
          </table:table-cell>
          <table:table-cell table:formula="of:=SUM([.C45:.C50])/6" office:value-type="float" office:value="161.666666666667">
            <text:p>161,6666666667</text:p>
          </table:table-cell>
          <table:table-cell table:formula="of:=SUM([.C39:.C50])/12" office:value-type="float" office:value="163.166666666667">
            <text:p>163,1666666667</text:p>
          </table:table-cell>
          <table:table-cell table:formula="of:=[.F50]-[.F38]" office:value-type="float" office:value="-4.33333333333334">
            <text:p>-4,3333333333</text:p>
          </table:table-cell>
          <table:table-cell table:style-name="ce4" office:value-type="float" office:value="2010">
            <text:p>2010</text:p>
          </table:table-cell>
          <table:table-cell table:style-name="ce7" office:value-type="float" office:value="659">
            <text:p>659</text:p>
          </table:table-cell>
          <table:table-cell table:formula="of:=SUM([.I48:.I50])/3" office:value-type="float" office:value="651.666666666667">
            <text:p>651,6666666667</text:p>
          </table:table-cell>
          <table:table-cell table:formula="of:=SUM([.I45:.I50])/6" office:value-type="float" office:value="642">
            <text:p>642</text:p>
          </table:table-cell>
          <table:table-cell table:formula="of:=SUM([.I39:.I50])/12" office:value-type="float" office:value="654.666666666667">
            <text:p>654,6666666667</text:p>
          </table:table-cell>
          <table:table-cell table:formula="of:=[.L50]-[.L38]" office:value-type="float" office:value="-7.58333333333337">
            <text:p>-7,5833333333</text:p>
          </table:table-cell>
          <table:table-cell table:style-name="ce4" office:value-type="float" office:value="2010">
            <text:p>2010</text:p>
          </table:table-cell>
          <table:table-cell table:style-name="ce7" office:value-type="float" office:value="97">
            <text:p>97</text:p>
          </table:table-cell>
          <table:table-cell table:style-name="ce7" table:formula="of:=SUM([.O48:.O50])/3" office:value-type="float" office:value="88">
            <text:p>88</text:p>
          </table:table-cell>
          <table:table-cell table:formula="of:=SUM([.O45:.O50])/6" office:value-type="float" office:value="91.1666666666667">
            <text:p>91,1666666667</text:p>
          </table:table-cell>
          <table:table-cell table:style-name="ce10" table:formula="of:=SUM([.O39:.O50])/12" office:value-type="float" office:value="90.3333333333333">
            <text:p>90,3333333333</text:p>
          </table:table-cell>
          <table:table-cell table:style-name="ce10" table:formula="of:=[.R50]-[.R38]" office:value-type="float" office:value="-12.25">
            <text:p>-12,25</text:p>
          </table:table-cell>
          <table:table-cell table:style-name="ce4" office:value-type="float" office:value="2010">
            <text:p>2010</text:p>
          </table:table-cell>
          <table:table-cell table:style-name="ce7" office:value-type="float" office:value="125">
            <text:p>125</text:p>
          </table:table-cell>
          <table:table-cell table:style-name="ce7" table:formula="of:=SUM([.U48:.U50])/3" office:value-type="float" office:value="130.666666666667">
            <text:p>130,6666666667</text:p>
          </table:table-cell>
          <table:table-cell table:style-name="ce7" table:formula="of:=SUM([.U45:.U50])/6" office:value-type="float" office:value="123.166666666667">
            <text:p>123,1666666667</text:p>
          </table:table-cell>
          <table:table-cell table:style-name="ce7" table:formula="of:=SUM([.U39:.U50])/12" office:value-type="float" office:value="108.416666666667">
            <text:p>108,4166666667</text:p>
          </table:table-cell>
          <table:table-cell table:style-name="ce7" table:formula="of:=[.X50]-[.X38]" office:value-type="float" office:value="-46.5833333333333">
            <text:p>-46,5833333333</text:p>
          </table:table-cell>
          <table:table-cell table:style-name="ce7" office:value-type="float" office:value="20.5">
            <text:p>20,5</text:p>
          </table:table-cell>
          <table:table-cell table:style-name="ce7" office:value-type="string">
            <text:p>128 k</text:p>
          </table:table-cell>
          <table:table-cell table:style-name="ce7" office:value-type="string">
            <text:p>136 k</text:p>
          </table:table-cell>
          <table:table-cell table:formula="of:=SUM([.C50:.C55])/6" office:value-type="float" office:value="159.5">
            <text:p>159,5</text:p>
          </table:table-cell>
          <table:table-cell table:formula="of:=[.L50]-[.L61]" office:value-type="float" office:value="50.3333333333333">
            <text:p>50,3333333333</text:p>
          </table:table-cell>
          <table:table-cell table:formula="of:=[.R50]-[.R61]" office:value-type="float" office:value="2.33333333333333">
            <text:p>2,3333333333</text:p>
          </table:table-cell>
          <table:table-cell table:formula="of:=[.Q50]/[.K50]" office:value-type="float" office:value="0.142004153686397">
            <text:p>0,1420041537</text:p>
          </table:table-cell>
          <table:table-cell table:formula="of:=[.K50]-[.K61]" office:value-type="float" office:value="89.3333333333334">
            <text:p>89,3333333333</text:p>
          </table:table-cell>
          <table:table-cell table:formula="of:=[.Q50]-[.Q61]" office:value-type="float" office:value="12.1666666666667">
            <text:p>12,1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2-01">
            <text:p>01.02.10</text:p>
          </table:table-cell>
          <table:table-cell table:style-name="ce4"/>
          <table:table-cell table:style-name="ce7" office:value-type="float" office:value="156">
            <text:p>156</text:p>
          </table:table-cell>
          <table:table-cell table:formula="of:=SUM([.C49:.C51])/3" office:value-type="float" office:value="154">
            <text:p>154</text:p>
          </table:table-cell>
          <table:table-cell table:formula="of:=SUM([.C46:.C51])/6" office:value-type="float" office:value="162.333333333333">
            <text:p>162,3333333333</text:p>
          </table:table-cell>
          <table:table-cell table:formula="of:=SUM([.C40:.C51])/12" office:value-type="float" office:value="162.833333333333">
            <text:p>162,8333333333</text:p>
          </table:table-cell>
          <table:table-cell table:formula="of:=[.F51]-[.F39]" office:value-type="float" office:value="-3.08333333333331">
            <text:p>-3,0833333333</text:p>
          </table:table-cell>
          <table:table-cell table:style-name="ce4"/>
          <table:table-cell table:style-name="ce7" office:value-type="float" office:value="658">
            <text:p>658</text:p>
          </table:table-cell>
          <table:table-cell table:formula="of:=SUM([.I49:.I51])/3" office:value-type="float" office:value="642.666666666667">
            <text:p>642,6666666667</text:p>
          </table:table-cell>
          <table:table-cell table:formula="of:=SUM([.I46:.I51])/6" office:value-type="float" office:value="645.833333333333">
            <text:p>645,8333333333</text:p>
          </table:table-cell>
          <table:table-cell table:formula="of:=SUM([.I40:.I51])/12" office:value-type="float" office:value="651.583333333333">
            <text:p>651,5833333333</text:p>
          </table:table-cell>
          <table:table-cell table:formula="of:=[.L51]-[.L39]" office:value-type="float" office:value="-10.25">
            <text:p>-10,25</text:p>
          </table:table-cell>
          <table:table-cell table:style-name="ce4"/>
          <table:table-cell table:style-name="ce7" office:value-type="float" office:value="102">
            <text:p>102</text:p>
          </table:table-cell>
          <table:table-cell table:style-name="ce7" table:formula="of:=SUM([.O49:.O51])/3" office:value-type="float" office:value="95">
            <text:p>95</text:p>
          </table:table-cell>
          <table:table-cell table:formula="of:=SUM([.O46:.O51])/6" office:value-type="float" office:value="92.1666666666667">
            <text:p>92,1666666667</text:p>
          </table:table-cell>
          <table:table-cell table:style-name="ce10" table:formula="of:=SUM([.O40:.O51])/12" office:value-type="float" office:value="90.9166666666667">
            <text:p>90,9166666667</text:p>
          </table:table-cell>
          <table:table-cell table:style-name="ce10" table:formula="of:=[.R51]-[.R39]" office:value-type="float" office:value="-10.5">
            <text:p>-10,5</text:p>
          </table:table-cell>
          <table:table-cell table:style-name="ce4"/>
          <table:table-cell table:style-name="ce7" office:value-type="float" office:value="136">
            <text:p>136</text:p>
          </table:table-cell>
          <table:table-cell table:style-name="ce7" table:formula="of:=SUM([.U49:.U51])/3" office:value-type="float" office:value="131.333333333333">
            <text:p>131,3333333333</text:p>
          </table:table-cell>
          <table:table-cell table:style-name="ce7" table:formula="of:=SUM([.U46:.U51])/6" office:value-type="float" office:value="128.333333333333">
            <text:p>128,3333333333</text:p>
          </table:table-cell>
          <table:table-cell table:style-name="ce7" table:formula="of:=SUM([.U40:.U51])/12" office:value-type="float" office:value="110.666666666667">
            <text:p>110,6666666667</text:p>
          </table:table-cell>
          <table:table-cell table:style-name="ce7" table:formula="of:=[.X51]-[.X39]" office:value-type="float" office:value="-39.9166666666667">
            <text:p>-39,9166666667</text:p>
          </table:table-cell>
          <table:table-cell table:style-name="ce7" office:value-type="float" office:value="20.6">
            <text:p>20,6</text:p>
          </table:table-cell>
          <table:table-cell table:style-name="ce7" office:value-type="string">
            <text:p>104 k</text:p>
          </table:table-cell>
          <table:table-cell table:style-name="ce7" office:value-type="string">
            <text:p>138 k</text:p>
          </table:table-cell>
          <table:table-cell table:formula="of:=SUM([.C51:.C56])/6" office:value-type="float" office:value="149">
            <text:p>149</text:p>
          </table:table-cell>
          <table:table-cell table:formula="of:=[.L51]-[.L62]" office:value-type="float" office:value="50.75">
            <text:p>50,75</text:p>
          </table:table-cell>
          <table:table-cell table:formula="of:=[.R51]-[.R62]" office:value-type="float" office:value="3.16666666666667">
            <text:p>3,1666666667</text:p>
          </table:table-cell>
          <table:table-cell table:formula="of:=[.Q51]/[.K51]" office:value-type="float" office:value="0.142709677419355">
            <text:p>0,1427096774</text:p>
          </table:table-cell>
          <table:table-cell table:formula="of:=[.K51]-[.K62]" office:value-type="float" office:value="75">
            <text:p>75</text:p>
          </table:table-cell>
          <table:table-cell table:formula="of:=[.Q51]-[.Q62]" office:value-type="float" office:value="11.3333333333333">
            <text:p>11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3-01">
            <text:p>01.03.10</text:p>
          </table:table-cell>
          <table:table-cell table:style-name="ce4"/>
          <table:table-cell table:style-name="ce7" office:value-type="float" office:value="172">
            <text:p>172</text:p>
          </table:table-cell>
          <table:table-cell table:formula="of:=SUM([.C50:.C52])/3" office:value-type="float" office:value="166.666666666667">
            <text:p>166,6666666667</text:p>
          </table:table-cell>
          <table:table-cell table:formula="of:=SUM([.C47:.C52])/6" office:value-type="float" office:value="166.333333333333">
            <text:p>166,3333333333</text:p>
          </table:table-cell>
          <table:table-cell table:formula="of:=SUM([.C41:.C52])/12" office:value-type="float" office:value="159.666666666667">
            <text:p>159,6666666667</text:p>
          </table:table-cell>
          <table:table-cell table:formula="of:=[.F52]-[.F40]" office:value-type="float" office:value="-9.5">
            <text:p>-9,5</text:p>
          </table:table-cell>
          <table:table-cell table:style-name="ce4"/>
          <table:table-cell table:style-name="ce7" office:value-type="float" office:value="709">
            <text:p>709</text:p>
          </table:table-cell>
          <table:table-cell table:formula="of:=SUM([.I50:.I52])/3" office:value-type="float" office:value="675.333333333333">
            <text:p>675,3333333333</text:p>
          </table:table-cell>
          <table:table-cell table:formula="of:=SUM([.I47:.I52])/6" office:value-type="float" office:value="659.666666666667">
            <text:p>659,6666666667</text:p>
          </table:table-cell>
          <table:table-cell table:formula="of:=SUM([.I41:.I52])/12" office:value-type="float" office:value="643.333333333333">
            <text:p>643,3333333333</text:p>
          </table:table-cell>
          <table:table-cell table:formula="of:=[.L52]-[.L40]" office:value-type="float" office:value="-29.3333333333333">
            <text:p>-29,3333333333</text:p>
          </table:table-cell>
          <table:table-cell table:style-name="ce4"/>
          <table:table-cell table:style-name="ce7" office:value-type="float" office:value="90">
            <text:p>90</text:p>
          </table:table-cell>
          <table:table-cell table:style-name="ce7" table:formula="of:=SUM([.O50:.O52])/3" office:value-type="float" office:value="96.3333333333333">
            <text:p>96,3333333333</text:p>
          </table:table-cell>
          <table:table-cell table:formula="of:=SUM([.O47:.O52])/6" office:value-type="float" office:value="91.5">
            <text:p>91,5</text:p>
          </table:table-cell>
          <table:table-cell table:style-name="ce10" table:formula="of:=SUM([.O41:.O52])/12" office:value-type="float" office:value="89.5833333333333">
            <text:p>89,5833333333</text:p>
          </table:table-cell>
          <table:table-cell table:style-name="ce10" table:formula="of:=[.R52]-[.R40]" office:value-type="float" office:value="-11.1666666666667">
            <text:p>-11,1666666667</text:p>
          </table:table-cell>
          <table:table-cell table:style-name="ce4"/>
          <table:table-cell table:style-name="ce7" office:value-type="float" office:value="128">
            <text:p>128</text:p>
          </table:table-cell>
          <table:table-cell table:style-name="ce7" table:formula="of:=SUM([.U50:.U52])/3" office:value-type="float" office:value="129.666666666667">
            <text:p>129,6666666667</text:p>
          </table:table-cell>
          <table:table-cell table:style-name="ce7" table:formula="of:=SUM([.U47:.U52])/6" office:value-type="float" office:value="130.333333333333">
            <text:p>130,3333333333</text:p>
          </table:table-cell>
          <table:table-cell table:style-name="ce7" table:formula="of:=SUM([.U41:.U52])/12" office:value-type="float" office:value="113.083333333333">
            <text:p>113,0833333333</text:p>
          </table:table-cell>
          <table:table-cell table:style-name="ce7" table:formula="of:=[.X52]-[.X40]" office:value-type="float" office:value="-33.9166666666667">
            <text:p>-33,9166666667</text:p>
          </table:table-cell>
          <table:table-cell table:style-name="ce7" office:value-type="float" office:value="20.7">
            <text:p>20,7</text:p>
          </table:table-cell>
          <table:table-cell table:style-name="ce7" office:value-type="string">
            <text:p>105 k</text:p>
          </table:table-cell>
          <table:table-cell table:style-name="ce7" office:value-type="string">
            <text:p>140 k</text:p>
          </table:table-cell>
          <table:table-cell table:formula="of:=SUM([.C52:.C57])/6" office:value-type="float" office:value="143">
            <text:p>143</text:p>
          </table:table-cell>
          <table:table-cell table:formula="of:=[.L52]-[.L63]" office:value-type="float" office:value="47.4166666666667">
            <text:p>47,4166666667</text:p>
          </table:table-cell>
          <table:table-cell table:formula="of:=[.R52]-[.R63]" office:value-type="float" office:value="2.83333333333333">
            <text:p>2,8333333333</text:p>
          </table:table-cell>
          <table:table-cell table:formula="of:=[.Q52]/[.K52]" office:value-type="float" office:value="0.138706417382516">
            <text:p>0,1387064174</text:p>
          </table:table-cell>
          <table:table-cell table:formula="of:=[.K52]-[.K63]" office:value-type="float" office:value="82.6666666666666">
            <text:p>82,6666666667</text:p>
          </table:table-cell>
          <table:table-cell table:formula="of:=[.Q52]-[.Q63]" office:value-type="float" office:value="8">
            <text:p>8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4-01">
            <text:p>01.04.10</text:p>
          </table:table-cell>
          <table:table-cell table:style-name="ce4"/>
          <table:table-cell table:style-name="ce7" office:value-type="float" office:value="180">
            <text:p>180</text:p>
          </table:table-cell>
          <table:table-cell table:formula="of:=SUM([.C51:.C53])/3" office:value-type="float" office:value="169.333333333333">
            <text:p>169,3333333333</text:p>
          </table:table-cell>
          <table:table-cell table:formula="of:=SUM([.C48:.C53])/6" office:value-type="float" office:value="168.166666666667">
            <text:p>168,1666666667</text:p>
          </table:table-cell>
          <table:table-cell table:formula="of:=SUM([.C42:.C53])/12" office:value-type="float" office:value="162.5">
            <text:p>162,5</text:p>
          </table:table-cell>
          <table:table-cell table:formula="of:=[.F53]-[.F41]" office:value-type="float" office:value="-5.91666666666666">
            <text:p>-5,9166666667</text:p>
          </table:table-cell>
          <table:table-cell table:style-name="ce4"/>
          <table:table-cell table:style-name="ce7" office:value-type="float" office:value="657">
            <text:p>657</text:p>
          </table:table-cell>
          <table:table-cell table:formula="of:=SUM([.I51:.I53])/3" office:value-type="float" office:value="674.666666666667">
            <text:p>674,6666666667</text:p>
          </table:table-cell>
          <table:table-cell table:formula="of:=SUM([.I48:.I53])/6" office:value-type="float" office:value="663.166666666667">
            <text:p>663,1666666667</text:p>
          </table:table-cell>
          <table:table-cell table:formula="of:=SUM([.I42:.I53])/12" office:value-type="float" office:value="642.916666666667">
            <text:p>642,9166666667</text:p>
          </table:table-cell>
          <table:table-cell table:formula="of:=[.L53]-[.L41]" office:value-type="float" office:value="-31.9166666666667">
            <text:p>-31,9166666667</text:p>
          </table:table-cell>
          <table:table-cell table:style-name="ce4"/>
          <table:table-cell table:style-name="ce7" office:value-type="float" office:value="103">
            <text:p>103</text:p>
          </table:table-cell>
          <table:table-cell table:style-name="ce7" table:formula="of:=SUM([.O51:.O53])/3" office:value-type="float" office:value="98.3333333333333">
            <text:p>98,3333333333</text:p>
          </table:table-cell>
          <table:table-cell table:formula="of:=SUM([.O48:.O53])/6" office:value-type="float" office:value="93.1666666666667">
            <text:p>93,1666666667</text:p>
          </table:table-cell>
          <table:table-cell table:style-name="ce10" table:formula="of:=SUM([.O42:.O53])/12" office:value-type="float" office:value="90.6666666666667">
            <text:p>90,6666666667</text:p>
          </table:table-cell>
          <table:table-cell table:style-name="ce10" table:formula="of:=[.R53]-[.R41]" office:value-type="float" office:value="-8.83333333333333">
            <text:p>-8,8333333333</text:p>
          </table:table-cell>
          <table:table-cell table:style-name="ce4"/>
          <table:table-cell table:style-name="ce7" office:value-type="float" office:value="107">
            <text:p>107</text:p>
          </table:table-cell>
          <table:table-cell table:style-name="ce7" table:formula="of:=SUM([.U51:.U53])/3" office:value-type="float" office:value="123.666666666667">
            <text:p>123,6666666667</text:p>
          </table:table-cell>
          <table:table-cell table:style-name="ce7" table:formula="of:=SUM([.U48:.U53])/6" office:value-type="float" office:value="127.166666666667">
            <text:p>127,1666666667</text:p>
          </table:table-cell>
          <table:table-cell table:style-name="ce7" table:formula="of:=SUM([.U42:.U53])/12" office:value-type="float" office:value="113.083333333333">
            <text:p>113,0833333333</text:p>
          </table:table-cell>
          <table:table-cell table:style-name="ce7" table:formula="of:=[.X53]-[.X41]" office:value-type="float" office:value="-30.75">
            <text:p>-30,75</text:p>
          </table:table-cell>
          <table:table-cell table:style-name="ce7" office:value-type="float" office:value="20.8">
            <text:p>20,8</text:p>
          </table:table-cell>
          <table:table-cell table:style-name="ce7" office:value-type="string">
            <text:p>100 k</text:p>
          </table:table-cell>
          <table:table-cell table:style-name="ce7" office:value-type="string">
            <text:p>142 k</text:p>
          </table:table-cell>
          <table:table-cell table:formula="of:=SUM([.C53:.C58])/6" office:value-type="float" office:value="132.666666666667">
            <text:p>132,6666666667</text:p>
          </table:table-cell>
          <table:table-cell table:formula="of:=[.L53]-[.L64]" office:value-type="float" office:value="52.4166666666666">
            <text:p>52,4166666667</text:p>
          </table:table-cell>
          <table:table-cell table:formula="of:=[.R53]-[.R64]" office:value-type="float" office:value="2.5">
            <text:p>2,5</text:p>
          </table:table-cell>
          <table:table-cell table:formula="of:=[.Q53]/[.K53]" office:value-type="float" office:value="0.140487559688364">
            <text:p>0,1404875597</text:p>
          </table:table-cell>
          <table:table-cell table:formula="of:=[.K53]-[.K64]" office:value-type="float" office:value="70.3333333333333">
            <text:p>70,3333333333</text:p>
          </table:table-cell>
          <table:table-cell table:formula="of:=[.Q53]-[.Q64]" office:value-type="float" office:value="4.66666666666667">
            <text:p>4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5-01">
            <text:p>01.05.10</text:p>
          </table:table-cell>
          <table:table-cell table:style-name="ce4"/>
          <table:table-cell table:style-name="ce7" office:value-type="float" office:value="163">
            <text:p>163</text:p>
          </table:table-cell>
          <table:table-cell table:formula="of:=SUM([.C52:.C54])/3" office:value-type="float" office:value="171.666666666667">
            <text:p>171,6666666667</text:p>
          </table:table-cell>
          <table:table-cell table:formula="of:=SUM([.C49:.C54])/6" office:value-type="float" office:value="162.833333333333">
            <text:p>162,8333333333</text:p>
          </table:table-cell>
          <table:table-cell table:formula="of:=SUM([.C43:.C54])/12" office:value-type="float" office:value="160.916666666667">
            <text:p>160,9166666667</text:p>
          </table:table-cell>
          <table:table-cell table:formula="of:=[.F54]-[.F42]" office:value-type="float" office:value="-10.4166666666667">
            <text:p>-10,4166666667</text:p>
          </table:table-cell>
          <table:table-cell table:style-name="ce4"/>
          <table:table-cell table:style-name="ce7" office:value-type="float" office:value="677">
            <text:p>677</text:p>
          </table:table-cell>
          <table:table-cell table:formula="of:=SUM([.I52:.I54])/3" office:value-type="float" office:value="681">
            <text:p>681</text:p>
          </table:table-cell>
          <table:table-cell table:formula="of:=SUM([.I49:.I54])/6" office:value-type="float" office:value="661.833333333333">
            <text:p>661,8333333333</text:p>
          </table:table-cell>
          <table:table-cell table:formula="of:=SUM([.I43:.I54])/12" office:value-type="float" office:value="645.75">
            <text:p>645,75</text:p>
          </table:table-cell>
          <table:table-cell table:formula="of:=[.L54]-[.L42]" office:value-type="float" office:value="-31">
            <text:p>-31</text:p>
          </table:table-cell>
          <table:table-cell table:style-name="ce4"/>
          <table:table-cell table:style-name="ce7" office:value-type="float" office:value="99">
            <text:p>99</text:p>
          </table:table-cell>
          <table:table-cell table:style-name="ce7" table:formula="of:=SUM([.O52:.O54])/3" office:value-type="float" office:value="97.3333333333333">
            <text:p>97,3333333333</text:p>
          </table:table-cell>
          <table:table-cell table:formula="of:=SUM([.O49:.O54])/6" office:value-type="float" office:value="96.1666666666667">
            <text:p>96,1666666667</text:p>
          </table:table-cell>
          <table:table-cell table:style-name="ce10" table:formula="of:=SUM([.O43:.O54])/12" office:value-type="float" office:value="91.9166666666667">
            <text:p>91,9166666667</text:p>
          </table:table-cell>
          <table:table-cell table:style-name="ce10" table:formula="of:=[.R54]-[.R42]" office:value-type="float" office:value="-6.83333333333333">
            <text:p>-6,8333333333</text:p>
          </table:table-cell>
          <table:table-cell table:style-name="ce4"/>
          <table:table-cell table:style-name="ce7" office:value-type="float" office:value="139">
            <text:p>139</text:p>
          </table:table-cell>
          <table:table-cell table:style-name="ce7" table:formula="of:=SUM([.U52:.U54])/3" office:value-type="float" office:value="124.666666666667">
            <text:p>124,6666666667</text:p>
          </table:table-cell>
          <table:table-cell table:style-name="ce7" table:formula="of:=SUM([.U49:.U54])/6" office:value-type="float" office:value="128">
            <text:p>128</text:p>
          </table:table-cell>
          <table:table-cell table:style-name="ce7" table:formula="of:=SUM([.U43:.U54])/12" office:value-type="float" office:value="117.333333333333">
            <text:p>117,3333333333</text:p>
          </table:table-cell>
          <table:table-cell table:style-name="ce7" table:formula="of:=[.X54]-[.X42]" office:value-type="float" office:value="-21.5">
            <text:p>-21,5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121 k</text:p>
          </table:table-cell>
          <table:table-cell table:style-name="ce7" office:value-type="string">
            <text:p>144 k</text:p>
          </table:table-cell>
          <table:table-cell table:formula="of:=SUM([.C54:.C59])/6" office:value-type="float" office:value="126.5">
            <text:p>126,5</text:p>
          </table:table-cell>
          <table:table-cell table:formula="of:=[.L54]-[.L65]" office:value-type="float" office:value="61.0833333333334">
            <text:p>61,0833333333</text:p>
          </table:table-cell>
          <table:table-cell table:formula="of:=[.R54]-[.R65]" office:value-type="float" office:value="4.91666666666667">
            <text:p>4,9166666667</text:p>
          </table:table-cell>
          <table:table-cell table:formula="of:=[.Q54]/[.K54]" office:value-type="float" office:value="0.145303450012591">
            <text:p>0,14530345</text:p>
          </table:table-cell>
          <table:table-cell table:formula="of:=[.K54]-[.K65]" office:value-type="float" office:value="68.5">
            <text:p>68,5</text:p>
          </table:table-cell>
          <table:table-cell table:formula="of:=[.Q54]-[.Q65]" office:value-type="float" office:value="5.5">
            <text:p>5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6-01">
            <text:p>01.06.10</text:p>
          </table:table-cell>
          <table:table-cell table:style-name="ce4"/>
          <table:table-cell table:style-name="ce7" office:value-type="float" office:value="114">
            <text:p>114</text:p>
          </table:table-cell>
          <table:table-cell table:formula="of:=SUM([.C53:.C55])/3" office:value-type="float" office:value="152.333333333333">
            <text:p>152,3333333333</text:p>
          </table:table-cell>
          <table:table-cell table:formula="of:=SUM([.C50:.C55])/6" office:value-type="float" office:value="159.5">
            <text:p>159,5</text:p>
          </table:table-cell>
          <table:table-cell table:formula="of:=SUM([.C44:.C55])/12" office:value-type="float" office:value="158.416666666667">
            <text:p>158,4166666667</text:p>
          </table:table-cell>
          <table:table-cell table:formula="of:=[.F55]-[.F43]" office:value-type="float" office:value="-13.9166666666667">
            <text:p>-13,9166666667</text:p>
          </table:table-cell>
          <table:table-cell table:style-name="ce4"/>
          <table:table-cell table:style-name="ce7" office:value-type="float" office:value="576">
            <text:p>576</text:p>
          </table:table-cell>
          <table:table-cell table:formula="of:=SUM([.I53:.I55])/3" office:value-type="float" office:value="636.666666666667">
            <text:p>636,6666666667</text:p>
          </table:table-cell>
          <table:table-cell table:formula="of:=SUM([.I50:.I55])/6" office:value-type="float" office:value="656">
            <text:p>656</text:p>
          </table:table-cell>
          <table:table-cell table:formula="of:=SUM([.I44:.I55])/12" office:value-type="float" office:value="641">
            <text:p>641</text:p>
          </table:table-cell>
          <table:table-cell table:formula="of:=[.L55]-[.L43]" office:value-type="float" office:value="-40.6666666666666">
            <text:p>-40,6666666667</text:p>
          </table:table-cell>
          <table:table-cell table:style-name="ce4"/>
          <table:table-cell table:style-name="ce7" office:value-type="float" office:value="91">
            <text:p>91</text:p>
          </table:table-cell>
          <table:table-cell table:style-name="ce7" table:formula="of:=SUM([.O53:.O55])/3" office:value-type="float" office:value="97.6666666666667">
            <text:p>97,6666666667</text:p>
          </table:table-cell>
          <table:table-cell table:formula="of:=SUM([.O50:.O55])/6" office:value-type="float" office:value="97">
            <text:p>97</text:p>
          </table:table-cell>
          <table:table-cell table:style-name="ce10" table:formula="of:=SUM([.O44:.O55])/12" office:value-type="float" office:value="92.8333333333333">
            <text:p>92,8333333333</text:p>
          </table:table-cell>
          <table:table-cell table:style-name="ce10" table:formula="of:=[.R55]-[.R43]" office:value-type="float" office:value="-4.58333333333334">
            <text:p>-4,5833333333</text:p>
          </table:table-cell>
          <table:table-cell table:style-name="ce4"/>
          <table:table-cell table:style-name="ce7" office:value-type="float" office:value="126">
            <text:p>126</text:p>
          </table:table-cell>
          <table:table-cell table:style-name="ce7" table:formula="of:=SUM([.U53:.U55])/3" office:value-type="float" office:value="124">
            <text:p>124</text:p>
          </table:table-cell>
          <table:table-cell table:style-name="ce7" table:formula="of:=SUM([.U50:.U55])/6" office:value-type="float" office:value="126.833333333333">
            <text:p>126,8333333333</text:p>
          </table:table-cell>
          <table:table-cell table:style-name="ce7" table:formula="of:=SUM([.U44:.U55])/12" office:value-type="float" office:value="120.833333333333">
            <text:p>120,8333333333</text:p>
          </table:table-cell>
          <table:table-cell table:style-name="ce7" table:formula="of:=[.X55]-[.X43]" office:value-type="float" office:value="-13.5833333333333">
            <text:p>-13,5833333333</text:p>
          </table:table-cell>
          <table:table-cell table:style-name="ce7" office:value-type="float" office:value="21.1">
            <text:p>21,1</text:p>
          </table:table-cell>
          <table:table-cell table:style-name="ce7" office:value-type="string">
            <text:p>104 k</text:p>
          </table:table-cell>
          <table:table-cell table:style-name="ce7" office:value-type="string">
            <text:p>146 k</text:p>
          </table:table-cell>
          <table:table-cell table:formula="of:=SUM([.C55:.C60])/6" office:value-type="float" office:value="123">
            <text:p>123</text:p>
          </table:table-cell>
          <table:table-cell table:formula="of:=[.L55]-[.L66]" office:value-type="float" office:value="61.8333333333334">
            <text:p>61,8333333333</text:p>
          </table:table-cell>
          <table:table-cell table:formula="of:=[.R55]-[.R66]" office:value-type="float" office:value="6.33333333333333">
            <text:p>6,3333333333</text:p>
          </table:table-cell>
          <table:table-cell table:formula="of:=[.Q55]/[.K55]" office:value-type="float" office:value="0.147865853658537">
            <text:p>0,1478658537</text:p>
          </table:table-cell>
          <table:table-cell table:formula="of:=[.K55]-[.K66]" office:value-type="float" office:value="61.3333333333334">
            <text:p>61,3333333333</text:p>
          </table:table-cell>
          <table:table-cell table:formula="of:=[.Q55]-[.Q66]" office:value-type="float" office:value="4.33333333333333">
            <text:p>4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7-01">
            <text:p>01.07.10</text:p>
          </table:table-cell>
          <table:table-cell table:style-name="ce4"/>
          <table:table-cell table:style-name="ce7" office:value-type="float" office:value="109">
            <text:p>109</text:p>
          </table:table-cell>
          <table:table-cell table:formula="of:=SUM([.C54:.C56])/3" office:value-type="float" office:value="128.666666666667">
            <text:p>128,6666666667</text:p>
          </table:table-cell>
          <table:table-cell table:formula="of:=SUM([.C51:.C56])/6" office:value-type="float" office:value="149">
            <text:p>149</text:p>
          </table:table-cell>
          <table:table-cell table:formula="of:=SUM([.C45:.C56])/12" office:value-type="float" office:value="155.333333333333">
            <text:p>155,3333333333</text:p>
          </table:table-cell>
          <table:table-cell table:formula="of:=[.F56]-[.F44]" office:value-type="float" office:value="-18.1666666666667">
            <text:p>-18,1666666667</text:p>
          </table:table-cell>
          <table:table-cell table:style-name="ce4"/>
          <table:table-cell table:style-name="ce7" office:value-type="float" office:value="508">
            <text:p>508</text:p>
          </table:table-cell>
          <table:table-cell table:formula="of:=SUM([.I54:.I56])/3" office:value-type="float" office:value="587">
            <text:p>587</text:p>
          </table:table-cell>
          <table:table-cell table:formula="of:=SUM([.I51:.I56])/6" office:value-type="float" office:value="630.833333333333">
            <text:p>630,8333333333</text:p>
          </table:table-cell>
          <table:table-cell table:formula="of:=SUM([.I45:.I56])/12" office:value-type="float" office:value="636.416666666667">
            <text:p>636,4166666667</text:p>
          </table:table-cell>
          <table:table-cell table:formula="of:=[.L56]-[.L44]" office:value-type="float" office:value="-45">
            <text:p>-45</text:p>
          </table:table-cell>
          <table:table-cell table:style-name="ce4"/>
          <table:table-cell table:style-name="ce7" office:value-type="float" office:value="83">
            <text:p>83</text:p>
          </table:table-cell>
          <table:table-cell table:style-name="ce7" table:formula="of:=SUM([.O54:.O56])/3" office:value-type="float" office:value="91">
            <text:p>91</text:p>
          </table:table-cell>
          <table:table-cell table:formula="of:=SUM([.O51:.O56])/6" office:value-type="float" office:value="94.6666666666667">
            <text:p>94,6666666667</text:p>
          </table:table-cell>
          <table:table-cell table:style-name="ce10" table:formula="of:=SUM([.O45:.O56])/12" office:value-type="float" office:value="92.9166666666667">
            <text:p>92,9166666667</text:p>
          </table:table-cell>
          <table:table-cell table:style-name="ce10" table:formula="of:=[.R56]-[.R44]" office:value-type="float" office:value="-3.5">
            <text:p>-3,5</text:p>
          </table:table-cell>
          <table:table-cell table:style-name="ce4"/>
          <table:table-cell table:style-name="ce7" office:value-type="float" office:value="133">
            <text:p>133</text:p>
          </table:table-cell>
          <table:table-cell table:style-name="ce7" table:formula="of:=SUM([.U54:.U56])/3" office:value-type="float" office:value="132.666666666667">
            <text:p>132,6666666667</text:p>
          </table:table-cell>
          <table:table-cell table:style-name="ce7" table:formula="of:=SUM([.U51:.U56])/6" office:value-type="float" office:value="128.166666666667">
            <text:p>128,1666666667</text:p>
          </table:table-cell>
          <table:table-cell table:style-name="ce7" table:formula="of:=SUM([.U45:.U56])/12" office:value-type="float" office:value="125.666666666667">
            <text:p>125,6666666667</text:p>
          </table:table-cell>
          <table:table-cell table:style-name="ce7" table:formula="of:=[.X56]-[.X44]" office:value-type="float" office:value="-5.41666666666667">
            <text:p>-5,4166666667</text:p>
          </table:table-cell>
          <table:table-cell table:style-name="ce7" office:value-type="float" office:value="21.1">
            <text:p>21,1</text:p>
          </table:table-cell>
          <table:table-cell table:style-name="ce7" office:value-type="string">
            <text:p>97 k</text:p>
          </table:table-cell>
          <table:table-cell table:style-name="ce7" office:value-type="string">
            <text:p>148 k</text:p>
          </table:table-cell>
          <table:table-cell table:formula="of:=SUM([.C56:.C61])/6" office:value-type="float" office:value="123">
            <text:p>123</text:p>
          </table:table-cell>
          <table:table-cell table:formula="of:=[.L56]-[.L67]" office:value-type="float" office:value="60.9166666666666">
            <text:p>60,9166666667</text:p>
          </table:table-cell>
          <table:table-cell table:formula="of:=[.R56]-[.R67]" office:value-type="float" office:value="6.75">
            <text:p>6,75</text:p>
          </table:table-cell>
          <table:table-cell table:formula="of:=[.Q56]/[.K56]" office:value-type="float" office:value="0.150066050198151">
            <text:p>0,1500660502</text:p>
          </table:table-cell>
          <table:table-cell table:formula="of:=[.K56]-[.K67]" office:value-type="float" office:value="32.5">
            <text:p>32,5</text:p>
          </table:table-cell>
          <table:table-cell table:formula="of:=[.Q56]-[.Q67]" office:value-type="float" office:value="1.33333333333334">
            <text:p>1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8-01">
            <text:p>01.08.10</text:p>
          </table:table-cell>
          <table:table-cell table:style-name="ce4"/>
          <table:table-cell table:style-name="ce7" office:value-type="float" office:value="120">
            <text:p>120</text:p>
          </table:table-cell>
          <table:table-cell table:formula="of:=SUM([.C55:.C57])/3" office:value-type="float" office:value="114.333333333333">
            <text:p>114,3333333333</text:p>
          </table:table-cell>
          <table:table-cell table:formula="of:=SUM([.C52:.C57])/6" office:value-type="float" office:value="143">
            <text:p>143</text:p>
          </table:table-cell>
          <table:table-cell table:formula="of:=SUM([.C46:.C57])/12" office:value-type="float" office:value="152.666666666667">
            <text:p>152,6666666667</text:p>
          </table:table-cell>
          <table:table-cell table:formula="of:=[.F57]-[.F45]" office:value-type="float" office:value="-20.5833333333333">
            <text:p>-20,5833333333</text:p>
          </table:table-cell>
          <table:table-cell table:style-name="ce4"/>
          <table:table-cell table:style-name="ce7" office:value-type="float" office:value="562">
            <text:p>562</text:p>
          </table:table-cell>
          <table:table-cell table:formula="of:=SUM([.I55:.I57])/3" office:value-type="float" office:value="548.666666666667">
            <text:p>548,6666666667</text:p>
          </table:table-cell>
          <table:table-cell table:formula="of:=SUM([.I52:.I57])/6" office:value-type="float" office:value="614.833333333333">
            <text:p>614,8333333333</text:p>
          </table:table-cell>
          <table:table-cell table:formula="of:=SUM([.I46:.I57])/12" office:value-type="float" office:value="630.333333333333">
            <text:p>630,3333333333</text:p>
          </table:table-cell>
          <table:table-cell table:formula="of:=[.L57]-[.L45]" office:value-type="float" office:value="-49.75">
            <text:p>-49,75</text:p>
          </table:table-cell>
          <table:table-cell table:style-name="ce4"/>
          <table:table-cell table:style-name="ce7" office:value-type="float" office:value="74">
            <text:p>74</text:p>
          </table:table-cell>
          <table:table-cell table:style-name="ce7" table:formula="of:=SUM([.O55:.O57])/3" office:value-type="float" office:value="82.6666666666667">
            <text:p>82,6666666667</text:p>
          </table:table-cell>
          <table:table-cell table:formula="of:=SUM([.O52:.O57])/6" office:value-type="float" office:value="90">
            <text:p>90</text:p>
          </table:table-cell>
          <table:table-cell table:style-name="ce10" table:formula="of:=SUM([.O46:.O57])/12" office:value-type="float" office:value="91.0833333333333">
            <text:p>91,0833333333</text:p>
          </table:table-cell>
          <table:table-cell table:style-name="ce10" table:formula="of:=[.R57]-[.R45]" office:value-type="float" office:value="-5">
            <text:p>-5</text:p>
          </table:table-cell>
          <table:table-cell table:style-name="ce4"/>
          <table:table-cell table:style-name="ce7" office:value-type="float" office:value="115">
            <text:p>115</text:p>
          </table:table-cell>
          <table:table-cell table:style-name="ce7" table:formula="of:=SUM([.U55:.U57])/3" office:value-type="float" office:value="124.666666666667">
            <text:p>124,6666666667</text:p>
          </table:table-cell>
          <table:table-cell table:style-name="ce7" table:formula="of:=SUM([.U52:.U57])/6" office:value-type="float" office:value="124.666666666667">
            <text:p>124,6666666667</text:p>
          </table:table-cell>
          <table:table-cell table:style-name="ce7" table:formula="of:=SUM([.U46:.U57])/12" office:value-type="float" office:value="126.5">
            <text:p>126,5</text:p>
          </table:table-cell>
          <table:table-cell table:style-name="ce7" table:formula="of:=[.X57]-[.X45]" office:value-type="float" office:value="-4.91666666666666">
            <text:p>-4,9166666667</text:p>
          </table:table-cell>
          <table:table-cell table:style-name="ce7" office:value-type="float" office:value="21.2">
            <text:p>21,2</text:p>
          </table:table-cell>
          <table:table-cell table:style-name="ce7" office:value-type="string">
            <text:p>105 k</text:p>
          </table:table-cell>
          <table:table-cell table:style-name="ce7" office:value-type="string">
            <text:p>149 k</text:p>
          </table:table-cell>
          <table:table-cell table:formula="of:=SUM([.C57:.C62])/6" office:value-type="float" office:value="130.833333333333">
            <text:p>130,8333333333</text:p>
          </table:table-cell>
          <table:table-cell table:formula="of:=[.L57]-[.L68]" office:value-type="float" office:value="56.5833333333334">
            <text:p>56,5833333333</text:p>
          </table:table-cell>
          <table:table-cell table:formula="of:=[.R57]-[.R68]" office:value-type="float" office:value="5">
            <text:p>5</text:p>
          </table:table-cell>
          <table:table-cell table:formula="of:=[.Q57]/[.K57]" office:value-type="float" office:value="0.146381133098401">
            <text:p>0,1463811331</text:p>
          </table:table-cell>
          <table:table-cell table:formula="of:=[.K57]-[.K68]" office:value-type="float" office:value="38.1666666666667">
            <text:p>38,1666666667</text:p>
          </table:table-cell>
          <table:table-cell table:formula="of:=[.Q57]-[.Q68]" office:value-type="float" office:value="-1.33333333333333">
            <text:p>-1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09-01">
            <text:p>01.09.10</text:p>
          </table:table-cell>
          <table:table-cell table:style-name="ce4"/>
          <table:table-cell table:style-name="ce7" office:value-type="float" office:value="110">
            <text:p>110</text:p>
          </table:table-cell>
          <table:table-cell table:formula="of:=SUM([.C56:.C58])/3" office:value-type="float" office:value="113">
            <text:p>113</text:p>
          </table:table-cell>
          <table:table-cell table:formula="of:=SUM([.C53:.C58])/6" office:value-type="float" office:value="132.666666666667">
            <text:p>132,6666666667</text:p>
          </table:table-cell>
          <table:table-cell table:formula="of:=SUM([.C47:.C58])/12" office:value-type="float" office:value="149.5">
            <text:p>149,5</text:p>
          </table:table-cell>
          <table:table-cell table:formula="of:=[.F58]-[.F46]" office:value-type="float" office:value="-20.5">
            <text:p>-20,5</text:p>
          </table:table-cell>
          <table:table-cell table:style-name="ce4"/>
          <table:table-cell table:style-name="ce7" office:value-type="float" office:value="549">
            <text:p>549</text:p>
          </table:table-cell>
          <table:table-cell table:formula="of:=SUM([.I56:.I58])/3" office:value-type="float" office:value="539.666666666667">
            <text:p>539,6666666667</text:p>
          </table:table-cell>
          <table:table-cell table:formula="of:=SUM([.I53:.I58])/6" office:value-type="float" office:value="588.166666666667">
            <text:p>588,1666666667</text:p>
          </table:table-cell>
          <table:table-cell table:formula="of:=SUM([.I47:.I58])/12" office:value-type="float" office:value="623.916666666667">
            <text:p>623,9166666667</text:p>
          </table:table-cell>
          <table:table-cell table:formula="of:=[.L58]-[.L46]" office:value-type="float" office:value="-53.4166666666667">
            <text:p>-53,4166666667</text:p>
          </table:table-cell>
          <table:table-cell table:style-name="ce4"/>
          <table:table-cell table:style-name="ce7" office:value-type="float" office:value="77">
            <text:p>77</text:p>
          </table:table-cell>
          <table:table-cell table:style-name="ce7" table:formula="of:=SUM([.O56:.O58])/3" office:value-type="float" office:value="78">
            <text:p>78</text:p>
          </table:table-cell>
          <table:table-cell table:formula="of:=SUM([.O53:.O58])/6" office:value-type="float" office:value="87.8333333333333">
            <text:p>87,8333333333</text:p>
          </table:table-cell>
          <table:table-cell table:style-name="ce10" table:formula="of:=SUM([.O47:.O58])/12" office:value-type="float" office:value="89.6666666666667">
            <text:p>89,6666666667</text:p>
          </table:table-cell>
          <table:table-cell table:style-name="ce10" table:formula="of:=[.R58]-[.R46]" office:value-type="float" office:value="-6.5">
            <text:p>-6,5</text:p>
          </table:table-cell>
          <table:table-cell table:style-name="ce4"/>
          <table:table-cell table:style-name="ce7" office:value-type="float" office:value="107">
            <text:p>107</text:p>
          </table:table-cell>
          <table:table-cell table:style-name="ce7" table:formula="of:=SUM([.U56:.U58])/3" office:value-type="float" office:value="118.333333333333">
            <text:p>118,3333333333</text:p>
          </table:table-cell>
          <table:table-cell table:style-name="ce7" table:formula="of:=SUM([.U53:.U58])/6" office:value-type="float" office:value="121.166666666667">
            <text:p>121,1666666667</text:p>
          </table:table-cell>
          <table:table-cell table:style-name="ce7" table:formula="of:=SUM([.U47:.U58])/12" office:value-type="float" office:value="125.75">
            <text:p>125,75</text:p>
          </table:table-cell>
          <table:table-cell table:style-name="ce7" table:formula="of:=[.X58]-[.X46]" office:value-type="float" office:value="-3.91666666666666">
            <text:p>-3,9166666667</text:p>
          </table:table-cell>
          <table:table-cell table:style-name="ce7" office:value-type="float" office:value="21.3">
            <text:p>21,3</text:p>
          </table:table-cell>
          <table:table-cell table:style-name="ce7" office:value-type="string">
            <text:p>94 k</text:p>
          </table:table-cell>
          <table:table-cell table:style-name="ce7" office:value-type="string">
            <text:p>151 k</text:p>
          </table:table-cell>
          <table:table-cell table:formula="of:=SUM([.C58:.C63])/6" office:value-type="float" office:value="132.5">
            <text:p>132,5</text:p>
          </table:table-cell>
          <table:table-cell table:formula="of:=[.L58]-[.L69]" office:value-type="float" office:value="54">
            <text:p>54</text:p>
          </table:table-cell>
          <table:table-cell table:formula="of:=[.R58]-[.R69]" office:value-type="float" office:value="3">
            <text:p>3</text:p>
          </table:table-cell>
          <table:table-cell table:formula="of:=[.Q58]/[.K58]" office:value-type="float" office:value="0.149334088977047">
            <text:p>0,149334089</text:p>
          </table:table-cell>
          <table:table-cell table:formula="of:=[.K58]-[.K69]" office:value-type="float" office:value="25.3333333333333">
            <text:p>25,3333333333</text:p>
          </table:table-cell>
          <table:table-cell table:formula="of:=[.Q58]-[.Q69]" office:value-type="float" office:value="-2">
            <text:p>-2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10-01">
            <text:p>01.10.10</text:p>
          </table:table-cell>
          <table:table-cell table:style-name="ce4"/>
          <table:table-cell table:style-name="ce7" office:value-type="float" office:value="143">
            <text:p>143</text:p>
          </table:table-cell>
          <table:table-cell table:formula="of:=SUM([.C57:.C59])/3" office:value-type="float" office:value="124.333333333333">
            <text:p>124,3333333333</text:p>
          </table:table-cell>
          <table:table-cell table:formula="of:=SUM([.C54:.C59])/6" office:value-type="float" office:value="126.5">
            <text:p>126,5</text:p>
          </table:table-cell>
          <table:table-cell table:formula="of:=SUM([.C48:.C59])/12" office:value-type="float" office:value="147.333333333333">
            <text:p>147,3333333333</text:p>
          </table:table-cell>
          <table:table-cell table:formula="of:=[.F59]-[.F47]" office:value-type="float" office:value="-19.8333333333333">
            <text:p>-19,8333333333</text:p>
          </table:table-cell>
          <table:table-cell table:style-name="ce4"/>
          <table:table-cell table:style-name="ce7" office:value-type="float" office:value="584">
            <text:p>584</text:p>
          </table:table-cell>
          <table:table-cell table:formula="of:=SUM([.I57:.I59])/3" office:value-type="float" office:value="565">
            <text:p>565</text:p>
          </table:table-cell>
          <table:table-cell table:formula="of:=SUM([.I54:.I59])/6" office:value-type="float" office:value="576">
            <text:p>576</text:p>
          </table:table-cell>
          <table:table-cell table:formula="of:=SUM([.I48:.I59])/12" office:value-type="float" office:value="619.583333333333">
            <text:p>619,5833333333</text:p>
          </table:table-cell>
          <table:table-cell table:formula="of:=[.L59]-[.L47]" office:value-type="float" office:value="-47.9166666666666">
            <text:p>-47,9166666667</text:p>
          </table:table-cell>
          <table:table-cell table:style-name="ce4"/>
          <table:table-cell table:style-name="ce7" office:value-type="float" office:value="76">
            <text:p>76</text:p>
          </table:table-cell>
          <table:table-cell table:style-name="ce7" table:formula="of:=SUM([.O57:.O59])/3" office:value-type="float" office:value="75.6666666666667">
            <text:p>75,6666666667</text:p>
          </table:table-cell>
          <table:table-cell table:formula="of:=SUM([.O54:.O59])/6" office:value-type="float" office:value="83.3333333333333">
            <text:p>83,3333333333</text:p>
          </table:table-cell>
          <table:table-cell table:style-name="ce10" table:formula="of:=SUM([.O48:.O59])/12" office:value-type="float" office:value="88.25">
            <text:p>88,25</text:p>
          </table:table-cell>
          <table:table-cell table:style-name="ce10" table:formula="of:=[.R59]-[.R47]" office:value-type="float" office:value="-6.75">
            <text:p>-6,75</text:p>
          </table:table-cell>
          <table:table-cell table:style-name="ce4"/>
          <table:table-cell table:style-name="ce7" office:value-type="float" office:value="113">
            <text:p>113</text:p>
          </table:table-cell>
          <table:table-cell table:style-name="ce7" table:formula="of:=SUM([.U57:.U59])/3" office:value-type="float" office:value="111.666666666667">
            <text:p>111,6666666667</text:p>
          </table:table-cell>
          <table:table-cell table:style-name="ce7" table:formula="of:=SUM([.U54:.U59])/6" office:value-type="float" office:value="122.166666666667">
            <text:p>122,1666666667</text:p>
          </table:table-cell>
          <table:table-cell table:style-name="ce7" table:formula="of:=SUM([.U48:.U59])/12" office:value-type="float" office:value="124.666666666667">
            <text:p>124,6666666667</text:p>
          </table:table-cell>
          <table:table-cell table:style-name="ce7" table:formula="of:=[.X59]-[.X47]" office:value-type="float" office:value="3.08333333333334">
            <text:p>3,0833333333</text:p>
          </table:table-cell>
          <table:table-cell table:style-name="ce7" office:value-type="float" office:value="21.3">
            <text:p>21,3</text:p>
          </table:table-cell>
          <table:table-cell table:style-name="ce7" office:value-type="string">
            <text:p>85 k</text:p>
          </table:table-cell>
          <table:table-cell table:style-name="ce7" office:value-type="string">
            <text:p>153 k</text:p>
          </table:table-cell>
          <table:table-cell table:formula="of:=SUM([.C59:.C64])/6" office:value-type="float" office:value="139">
            <text:p>139</text:p>
          </table:table-cell>
          <table:table-cell table:formula="of:=[.L59]-[.L70]" office:value-type="float" office:value="619.583333333333">
            <text:p>619,5833333333</text:p>
          </table:table-cell>
          <table:table-cell table:formula="of:=[.R59]-[.R70]" office:value-type="float" office:value="88.25">
            <text:p>88,25</text:p>
          </table:table-cell>
          <table:table-cell table:formula="of:=[.Q59]/[.K59]" office:value-type="float" office:value="0.144675925925926">
            <text:p>0,1446759259</text:p>
          </table:table-cell>
          <table:table-cell table:formula="of:=[.K59]-[.K70]" office:value-type="float" office:value="576">
            <text:p>576</text:p>
          </table:table-cell>
          <table:table-cell table:formula="of:=[.Q59]-[.Q70]" office:value-type="float" office:value="83.3333333333333">
            <text:p>83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11-01">
            <text:p>01.11.10</text:p>
          </table:table-cell>
          <table:table-cell table:style-name="ce4"/>
          <table:table-cell table:style-name="ce7" office:value-type="float" office:value="142">
            <text:p>142</text:p>
          </table:table-cell>
          <table:table-cell table:formula="of:=SUM([.C58:.C60])/3" office:value-type="float" office:value="131.666666666667">
            <text:p>131,6666666667</text:p>
          </table:table-cell>
          <table:table-cell table:formula="of:=SUM([.C55:.C60])/6" office:value-type="float" office:value="123">
            <text:p>123</text:p>
          </table:table-cell>
          <table:table-cell table:formula="of:=SUM([.C49:.C60])/12" office:value-type="float" office:value="142.916666666667">
            <text:p>142,9166666667</text:p>
          </table:table-cell>
          <table:table-cell table:formula="of:=[.F60]-[.F48]" office:value-type="float" office:value="-25.5">
            <text:p>-25,5</text:p>
          </table:table-cell>
          <table:table-cell table:style-name="ce4"/>
          <table:table-cell table:style-name="ce7" office:value-type="float" office:value="603">
            <text:p>603</text:p>
          </table:table-cell>
          <table:table-cell table:formula="of:=SUM([.I58:.I60])/3" office:value-type="float" office:value="578.666666666667">
            <text:p>578,6666666667</text:p>
          </table:table-cell>
          <table:table-cell table:formula="of:=SUM([.I55:.I60])/6" office:value-type="float" office:value="563.666666666667">
            <text:p>563,6666666667</text:p>
          </table:table-cell>
          <table:table-cell table:formula="of:=SUM([.I49:.I60])/12" office:value-type="float" office:value="612.75">
            <text:p>612,75</text:p>
          </table:table-cell>
          <table:table-cell table:formula="of:=[.L60]-[.L48]" office:value-type="float" office:value="-53.3333333333334">
            <text:p>-53,3333333333</text:p>
          </table:table-cell>
          <table:table-cell table:style-name="ce4"/>
          <table:table-cell table:style-name="ce7" office:value-type="float" office:value="81">
            <text:p>81</text:p>
          </table:table-cell>
          <table:table-cell table:style-name="ce7" table:formula="of:=SUM([.O58:.O60])/3" office:value-type="float" office:value="78">
            <text:p>78</text:p>
          </table:table-cell>
          <table:table-cell table:formula="of:=SUM([.O55:.O60])/6" office:value-type="float" office:value="80.3333333333333">
            <text:p>80,3333333333</text:p>
          </table:table-cell>
          <table:table-cell table:style-name="ce10" table:formula="of:=SUM([.O49:.O60])/12" office:value-type="float" office:value="88.25">
            <text:p>88,25</text:p>
          </table:table-cell>
          <table:table-cell table:style-name="ce10" table:formula="of:=[.R60]-[.R48]" office:value-type="float" office:value="-5.33333333333333">
            <text:p>-5,3333333333</text:p>
          </table:table-cell>
          <table:table-cell table:style-name="ce4"/>
          <table:table-cell table:style-name="ce7" office:value-type="float" office:value="111">
            <text:p>111</text:p>
          </table:table-cell>
          <table:table-cell table:style-name="ce7" table:formula="of:=SUM([.U58:.U60])/3" office:value-type="float" office:value="110.333333333333">
            <text:p>110,3333333333</text:p>
          </table:table-cell>
          <table:table-cell table:style-name="ce7" table:formula="of:=SUM([.U55:.U60])/6" office:value-type="float" office:value="117.5">
            <text:p>117,5</text:p>
          </table:table-cell>
          <table:table-cell table:style-name="ce7" table:formula="of:=SUM([.U49:.U60])/12" office:value-type="float" office:value="122.75">
            <text:p>122,75</text:p>
          </table:table-cell>
          <table:table-cell table:style-name="ce7" table:formula="of:=[.X60]-[.X48]" office:value-type="float" office:value="11.6666666666667">
            <text:p>11,6666666667</text:p>
          </table:table-cell>
          <table:table-cell table:style-name="ce7" office:value-type="float" office:value="21.4">
            <text:p>21,4</text:p>
          </table:table-cell>
          <table:table-cell table:style-name="ce7" office:value-type="string">
            <text:p>98 k</text:p>
          </table:table-cell>
          <table:table-cell table:style-name="ce7" office:value-type="string">
            <text:p>155 k</text:p>
          </table:table-cell>
          <table:table-cell table:formula="of:=SUM([.C60:.C65])/6" office:value-type="float" office:value="138.166666666667">
            <text:p>138,1666666667</text:p>
          </table:table-cell>
          <table:table-cell table:formula="of:=[.L60]-[.L71]" office:value-type="float" office:value="612.75">
            <text:p>612,75</text:p>
          </table:table-cell>
          <table:table-cell table:formula="of:=[.R60]-[.R71]" office:value-type="float" office:value="88.25">
            <text:p>88,25</text:p>
          </table:table-cell>
          <table:table-cell table:formula="of:=[.Q60]/[.K60]" office:value-type="float" office:value="0.142519219396807">
            <text:p>0,1425192194</text:p>
          </table:table-cell>
          <table:table-cell table:formula="of:=[.K60]-[.K71]" office:value-type="float" office:value="563.666666666667">
            <text:p>563,6666666667</text:p>
          </table:table-cell>
          <table:table-cell table:formula="of:=[.Q60]-[.Q71]" office:value-type="float" office:value="80.3333333333333">
            <text:p>80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0-12-01">
            <text:p>01.12.10</text:p>
          </table:table-cell>
          <table:table-cell table:style-name="ce4"/>
          <table:table-cell table:style-name="ce7" office:value-type="float" office:value="114">
            <text:p>114</text:p>
          </table:table-cell>
          <table:table-cell table:formula="of:=SUM([.C59:.C61])/3" office:value-type="float" office:value="133">
            <text:p>133</text:p>
          </table:table-cell>
          <table:table-cell table:formula="of:=SUM([.C56:.C61])/6" office:value-type="float" office:value="123">
            <text:p>123</text:p>
          </table:table-cell>
          <table:table-cell table:formula="of:=SUM([.C50:.C61])/12" office:value-type="float" office:value="141.25">
            <text:p>141,25</text:p>
          </table:table-cell>
          <table:table-cell table:formula="of:=[.F61]-[.F49]" office:value-type="float" office:value="-24.5">
            <text:p>-24,5</text:p>
          </table:table-cell>
          <table:table-cell table:style-name="ce4"/>
          <table:table-cell table:style-name="ce7" office:value-type="float" office:value="510">
            <text:p>510</text:p>
          </table:table-cell>
          <table:table-cell table:formula="of:=SUM([.I59:.I61])/3" office:value-type="float" office:value="565.666666666667">
            <text:p>565,6666666667</text:p>
          </table:table-cell>
          <table:table-cell table:formula="of:=SUM([.I56:.I61])/6" office:value-type="float" office:value="552.666666666667">
            <text:p>552,6666666667</text:p>
          </table:table-cell>
          <table:table-cell table:formula="of:=SUM([.I50:.I61])/12" office:value-type="float" office:value="604.333333333333">
            <text:p>604,3333333333</text:p>
          </table:table-cell>
          <table:table-cell table:formula="of:=[.L61]-[.L49]" office:value-type="float" office:value="-57.8333333333333">
            <text:p>-57,8333333333</text:p>
          </table:table-cell>
          <table:table-cell table:style-name="ce4"/>
          <table:table-cell table:style-name="ce7" office:value-type="float" office:value="83">
            <text:p>83</text:p>
          </table:table-cell>
          <table:table-cell table:style-name="ce7" table:formula="of:=SUM([.O59:.O61])/3" office:value-type="float" office:value="80">
            <text:p>80</text:p>
          </table:table-cell>
          <table:table-cell table:formula="of:=SUM([.O56:.O61])/6" office:value-type="float" office:value="79">
            <text:p>79</text:p>
          </table:table-cell>
          <table:table-cell table:style-name="ce10" table:formula="of:=SUM([.O50:.O61])/12" office:value-type="float" office:value="88">
            <text:p>88</text:p>
          </table:table-cell>
          <table:table-cell table:style-name="ce10" table:formula="of:=[.R61]-[.R49]" office:value-type="float" office:value="-3.5">
            <text:p>-3,5</text:p>
          </table:table-cell>
          <table:table-cell table:style-name="ce4"/>
          <table:table-cell table:style-name="ce7" office:value-type="float" office:value="96">
            <text:p>96</text:p>
          </table:table-cell>
          <table:table-cell table:style-name="ce7" table:formula="of:=SUM([.U59:.U61])/3" office:value-type="float" office:value="106.666666666667">
            <text:p>106,6666666667</text:p>
          </table:table-cell>
          <table:table-cell table:style-name="ce7" table:formula="of:=SUM([.U56:.U61])/6" office:value-type="float" office:value="112.5">
            <text:p>112,5</text:p>
          </table:table-cell>
          <table:table-cell table:style-name="ce7" table:formula="of:=SUM([.U50:.U61])/12" office:value-type="float" office:value="119.666666666667">
            <text:p>119,6666666667</text:p>
          </table:table-cell>
          <table:table-cell table:style-name="ce7" table:formula="of:=[.X61]-[.X49]" office:value-type="float" office:value="11.8333333333333">
            <text:p>11,8333333333</text:p>
          </table:table-cell>
          <table:table-cell table:style-name="ce7" office:value-type="float" office:value="21.6">
            <text:p>21,6</text:p>
          </table:table-cell>
          <table:table-cell table:style-name="ce7" office:value-type="string">
            <text:p>121 k</text:p>
          </table:table-cell>
          <table:table-cell table:style-name="ce7" office:value-type="string">
            <text:p>156 k</text:p>
          </table:table-cell>
          <table:table-cell table:formula="of:=SUM([.C61:.C66])/6" office:value-type="float" office:value="137">
            <text:p>137</text:p>
          </table:table-cell>
          <table:table-cell table:formula="of:=[.L61]-[.L72]" office:value-type="float" office:value="604.333333333333">
            <text:p>604,3333333333</text:p>
          </table:table-cell>
          <table:table-cell table:formula="of:=[.R61]-[.R72]" office:value-type="float" office:value="88">
            <text:p>88</text:p>
          </table:table-cell>
          <table:table-cell table:formula="of:=[.Q61]/[.K61]" office:value-type="float" office:value="0.142943305186972">
            <text:p>0,1429433052</text:p>
          </table:table-cell>
          <table:table-cell table:formula="of:=[.K61]-[.K72]" office:value-type="float" office:value="552.666666666667">
            <text:p>552,6666666667</text:p>
          </table:table-cell>
          <table:table-cell table:formula="of:=[.Q61]-[.Q72]" office:value-type="float" office:value="79">
            <text:p>79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1-01">
            <text:p>01.01.11</text:p>
          </table:table-cell>
          <table:table-cell table:style-name="ce4" office:value-type="float" office:value="2011">
            <text:p>2011</text:p>
          </table:table-cell>
          <table:table-cell table:style-name="ce7" office:value-type="float" office:value="156">
            <text:p>156</text:p>
          </table:table-cell>
          <table:table-cell table:formula="of:=SUM([.C60:.C62])/3" office:value-type="float" office:value="137.333333333333">
            <text:p>137,3333333333</text:p>
          </table:table-cell>
          <table:table-cell table:formula="of:=SUM([.C57:.C62])/6" office:value-type="float" office:value="130.833333333333">
            <text:p>130,8333333333</text:p>
          </table:table-cell>
          <table:table-cell table:formula="of:=SUM([.C51:.C62])/12" office:value-type="float" office:value="139.916666666667">
            <text:p>139,9166666667</text:p>
          </table:table-cell>
          <table:table-cell table:formula="of:=[.F62]-[.F50]" office:value-type="float" office:value="-23.25">
            <text:p>-23,25</text:p>
          </table:table-cell>
          <table:table-cell table:style-name="ce4" office:value-type="float" office:value="2011">
            <text:p>2011</text:p>
          </table:table-cell>
          <table:table-cell table:style-name="ce7" office:value-type="float" office:value="617">
            <text:p>617</text:p>
          </table:table-cell>
          <table:table-cell table:formula="of:=SUM([.I60:.I62])/3" office:value-type="float" office:value="576.666666666667">
            <text:p>576,6666666667</text:p>
          </table:table-cell>
          <table:table-cell table:formula="of:=SUM([.I57:.I62])/6" office:value-type="float" office:value="570.833333333333">
            <text:p>570,8333333333</text:p>
          </table:table-cell>
          <table:table-cell table:formula="of:=SUM([.I51:.I62])/12" office:value-type="float" office:value="600.833333333333">
            <text:p>600,8333333333</text:p>
          </table:table-cell>
          <table:table-cell table:formula="of:=[.L62]-[.L50]" office:value-type="float" office:value="-53.8333333333333">
            <text:p>-53,8333333333</text:p>
          </table:table-cell>
          <table:table-cell table:style-name="ce4" office:value-type="float" office:value="2011">
            <text:p>2011</text:p>
          </table:table-cell>
          <table:table-cell table:style-name="ce7" office:value-type="float" office:value="94">
            <text:p>94</text:p>
          </table:table-cell>
          <table:table-cell table:style-name="ce7" table:formula="of:=SUM([.O60:.O62])/3" office:value-type="float" office:value="86">
            <text:p>86</text:p>
          </table:table-cell>
          <table:table-cell table:formula="of:=SUM([.O57:.O62])/6" office:value-type="float" office:value="80.8333333333333">
            <text:p>80,8333333333</text:p>
          </table:table-cell>
          <table:table-cell table:style-name="ce10" table:formula="of:=SUM([.O51:.O62])/12" office:value-type="float" office:value="87.75">
            <text:p>87,75</text:p>
          </table:table-cell>
          <table:table-cell table:style-name="ce10" table:formula="of:=[.R62]-[.R50]" office:value-type="float" office:value="-2.58333333333333">
            <text:p>-2,5833333333</text:p>
          </table:table-cell>
          <table:table-cell table:style-name="ce4" office:value-type="float" office:value="2011">
            <text:p>2011</text:p>
          </table:table-cell>
          <table:table-cell table:style-name="ce7" office:value-type="float" office:value="124">
            <text:p>124</text:p>
          </table:table-cell>
          <table:table-cell table:style-name="ce7" table:formula="of:=SUM([.U60:.U62])/3" office:value-type="float" office:value="110.333333333333">
            <text:p>110,3333333333</text:p>
          </table:table-cell>
          <table:table-cell table:style-name="ce7" table:formula="of:=SUM([.U57:.U62])/6" office:value-type="float" office:value="111">
            <text:p>111</text:p>
          </table:table-cell>
          <table:table-cell table:style-name="ce7" table:formula="of:=SUM([.U51:.U62])/12" office:value-type="float" office:value="119.583333333333">
            <text:p>119,5833333333</text:p>
          </table:table-cell>
          <table:table-cell table:style-name="ce7" table:formula="of:=[.X62]-[.X50]" office:value-type="float" office:value="11.1666666666667">
            <text:p>11,1666666667</text:p>
          </table:table-cell>
          <table:table-cell table:style-name="ce7" office:value-type="float" office:value="21.7">
            <text:p>21,7</text:p>
          </table:table-cell>
          <table:table-cell table:style-name="ce7" office:value-type="string">
            <text:p>111 k</text:p>
          </table:table-cell>
          <table:table-cell table:style-name="ce7" office:value-type="string">
            <text:p>158 k</text:p>
          </table:table-cell>
          <table:table-cell table:formula="of:=SUM([.C62:.C67])/6" office:value-type="float" office:value="137.5">
            <text:p>137,5</text:p>
          </table:table-cell>
          <table:table-cell table:formula="of:=[.L62]-[.L73]" office:value-type="float" office:value="600.833333333333">
            <text:p>600,8333333333</text:p>
          </table:table-cell>
          <table:table-cell table:formula="of:=[.R62]-[.R73]" office:value-type="float" office:value="87.75">
            <text:p>87,75</text:p>
          </table:table-cell>
          <table:table-cell table:formula="of:=[.Q62]/[.K62]" office:value-type="float" office:value="0.141605839416058">
            <text:p>0,1416058394</text:p>
          </table:table-cell>
          <table:table-cell table:formula="of:=[.K62]-[.K73]" office:value-type="float" office:value="570.833333333333">
            <text:p>570,8333333333</text:p>
          </table:table-cell>
          <table:table-cell table:formula="of:=[.Q62]-[.Q73]" office:value-type="float" office:value="80.8333333333333">
            <text:p>80,8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2-01">
            <text:p>01.02.11</text:p>
          </table:table-cell>
          <table:table-cell table:style-name="ce4"/>
          <table:table-cell table:style-name="ce7" office:value-type="float" office:value="130">
            <text:p>130</text:p>
          </table:table-cell>
          <table:table-cell table:formula="of:=SUM([.C61:.C63])/3" office:value-type="float" office:value="133.333333333333">
            <text:p>133,3333333333</text:p>
          </table:table-cell>
          <table:table-cell table:formula="of:=SUM([.C58:.C63])/6" office:value-type="float" office:value="132.5">
            <text:p>132,5</text:p>
          </table:table-cell>
          <table:table-cell table:formula="of:=SUM([.C52:.C63])/12" office:value-type="float" office:value="137.75">
            <text:p>137,75</text:p>
          </table:table-cell>
          <table:table-cell table:formula="of:=[.F63]-[.F51]" office:value-type="float" office:value="-25.0833333333333">
            <text:p>-25,0833333333</text:p>
          </table:table-cell>
          <table:table-cell table:style-name="ce4"/>
          <table:table-cell table:style-name="ce7" office:value-type="float" office:value="599">
            <text:p>599</text:p>
          </table:table-cell>
          <table:table-cell table:formula="of:=SUM([.I61:.I63])/3" office:value-type="float" office:value="575.333333333333">
            <text:p>575,3333333333</text:p>
          </table:table-cell>
          <table:table-cell table:formula="of:=SUM([.I58:.I63])/6" office:value-type="float" office:value="577">
            <text:p>577</text:p>
          </table:table-cell>
          <table:table-cell table:formula="of:=SUM([.I52:.I63])/12" office:value-type="float" office:value="595.916666666667">
            <text:p>595,9166666667</text:p>
          </table:table-cell>
          <table:table-cell table:formula="of:=[.L63]-[.L51]" office:value-type="float" office:value="-55.6666666666667">
            <text:p>-55,6666666667</text:p>
          </table:table-cell>
          <table:table-cell table:style-name="ce4"/>
          <table:table-cell table:style-name="ce7" office:value-type="float" office:value="90">
            <text:p>90</text:p>
          </table:table-cell>
          <table:table-cell table:style-name="ce7" table:formula="of:=SUM([.O61:.O63])/3" office:value-type="float" office:value="89">
            <text:p>89</text:p>
          </table:table-cell>
          <table:table-cell table:formula="of:=SUM([.O58:.O63])/6" office:value-type="float" office:value="83.5">
            <text:p>83,5</text:p>
          </table:table-cell>
          <table:table-cell table:style-name="ce10" table:formula="of:=SUM([.O52:.O63])/12" office:value-type="float" office:value="86.75">
            <text:p>86,75</text:p>
          </table:table-cell>
          <table:table-cell table:style-name="ce10" table:formula="of:=[.R63]-[.R51]" office:value-type="float" office:value="-4.16666666666667">
            <text:p>-4,1666666667</text:p>
          </table:table-cell>
          <table:table-cell table:style-name="ce4"/>
          <table:table-cell table:style-name="ce7" office:value-type="float" office:value="124">
            <text:p>124</text:p>
          </table:table-cell>
          <table:table-cell table:style-name="ce7" table:formula="of:=SUM([.U61:.U63])/3" office:value-type="float" office:value="114.666666666667">
            <text:p>114,6666666667</text:p>
          </table:table-cell>
          <table:table-cell table:style-name="ce7" table:formula="of:=SUM([.U58:.U63])/6" office:value-type="float" office:value="112.5">
            <text:p>112,5</text:p>
          </table:table-cell>
          <table:table-cell table:style-name="ce7" table:formula="of:=SUM([.U52:.U63])/12" office:value-type="float" office:value="118.583333333333">
            <text:p>118,5833333333</text:p>
          </table:table-cell>
          <table:table-cell table:style-name="ce7" table:formula="of:=[.X63]-[.X51]" office:value-type="float" office:value="7.91666666666666">
            <text:p>7,9166666667</text:p>
          </table:table-cell>
          <table:table-cell table:style-name="ce7" office:value-type="float" office:value="21.8">
            <text:p>21,8</text:p>
          </table:table-cell>
          <table:table-cell table:style-name="ce7" office:value-type="string">
            <text:p>104 k</text:p>
          </table:table-cell>
          <table:table-cell table:style-name="ce7" office:value-type="string">
            <text:p>160 k</text:p>
          </table:table-cell>
          <table:table-cell table:formula="of:=SUM([.C63:.C68])/6" office:value-type="float" office:value="126.666666666667">
            <text:p>126,6666666667</text:p>
          </table:table-cell>
          <table:table-cell table:formula="of:=[.L63]-[.L74]" office:value-type="float" office:value="595.916666666667">
            <text:p>595,9166666667</text:p>
          </table:table-cell>
          <table:table-cell table:formula="of:=[.R63]-[.R74]" office:value-type="float" office:value="86.75">
            <text:p>86,75</text:p>
          </table:table-cell>
          <table:table-cell table:formula="of:=[.Q63]/[.K63]" office:value-type="float" office:value="0.14471403812825">
            <text:p>0,1447140381</text:p>
          </table:table-cell>
          <table:table-cell table:formula="of:=[.K63]-[.K74]" office:value-type="float" office:value="577">
            <text:p>577</text:p>
          </table:table-cell>
          <table:table-cell table:formula="of:=[.Q63]-[.Q74]" office:value-type="float" office:value="83.5">
            <text:p>83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3-01">
            <text:p>01.03.11</text:p>
          </table:table-cell>
          <table:table-cell table:style-name="ce4"/>
          <table:table-cell table:style-name="ce7" office:value-type="float" office:value="149">
            <text:p>149</text:p>
          </table:table-cell>
          <table:table-cell table:formula="of:=SUM([.C62:.C64])/3" office:value-type="float" office:value="145">
            <text:p>145</text:p>
          </table:table-cell>
          <table:table-cell table:formula="of:=SUM([.C59:.C64])/6" office:value-type="float" office:value="139">
            <text:p>139</text:p>
          </table:table-cell>
          <table:table-cell table:formula="of:=SUM([.C53:.C64])/12" office:value-type="float" office:value="135.833333333333">
            <text:p>135,8333333333</text:p>
          </table:table-cell>
          <table:table-cell table:formula="of:=[.F64]-[.F52]" office:value-type="float" office:value="-23.8333333333333">
            <text:p>-23,8333333333</text:p>
          </table:table-cell>
          <table:table-cell table:style-name="ce4"/>
          <table:table-cell table:style-name="ce7" office:value-type="float" office:value="644">
            <text:p>644</text:p>
          </table:table-cell>
          <table:table-cell table:formula="of:=SUM([.I62:.I64])/3" office:value-type="float" office:value="620">
            <text:p>620</text:p>
          </table:table-cell>
          <table:table-cell table:formula="of:=SUM([.I59:.I64])/6" office:value-type="float" office:value="592.833333333333">
            <text:p>592,8333333333</text:p>
          </table:table-cell>
          <table:table-cell table:formula="of:=SUM([.I53:.I64])/12" office:value-type="float" office:value="590.5">
            <text:p>590,5</text:p>
          </table:table-cell>
          <table:table-cell table:formula="of:=[.L64]-[.L52]" office:value-type="float" office:value="-52.8333333333334">
            <text:p>-52,8333333333</text:p>
          </table:table-cell>
          <table:table-cell table:style-name="ce4"/>
          <table:table-cell table:style-name="ce7" office:value-type="float" office:value="107">
            <text:p>107</text:p>
          </table:table-cell>
          <table:table-cell table:style-name="ce7" table:formula="of:=SUM([.O62:.O64])/3" office:value-type="float" office:value="97">
            <text:p>97</text:p>
          </table:table-cell>
          <table:table-cell table:formula="of:=SUM([.O59:.O64])/6" office:value-type="float" office:value="88.5">
            <text:p>88,5</text:p>
          </table:table-cell>
          <table:table-cell table:style-name="ce10" table:formula="of:=SUM([.O53:.O64])/12" office:value-type="float" office:value="88.1666666666667">
            <text:p>88,1666666667</text:p>
          </table:table-cell>
          <table:table-cell table:style-name="ce10" table:formula="of:=[.R64]-[.R52]" office:value-type="float" office:value="-1.41666666666666">
            <text:p>-1,4166666667</text:p>
          </table:table-cell>
          <table:table-cell table:style-name="ce4"/>
          <table:table-cell table:style-name="ce7" office:value-type="float" office:value="109">
            <text:p>109</text:p>
          </table:table-cell>
          <table:table-cell table:style-name="ce7" table:formula="of:=SUM([.U62:.U64])/3" office:value-type="float" office:value="119">
            <text:p>119</text:p>
          </table:table-cell>
          <table:table-cell table:style-name="ce7" table:formula="of:=SUM([.U59:.U64])/6" office:value-type="float" office:value="112.833333333333">
            <text:p>112,8333333333</text:p>
          </table:table-cell>
          <table:table-cell table:style-name="ce7" table:formula="of:=SUM([.U53:.U64])/12" office:value-type="float" office:value="117">
            <text:p>117</text:p>
          </table:table-cell>
          <table:table-cell table:style-name="ce7" table:formula="of:=[.X64]-[.X52]" office:value-type="float" office:value="3.91666666666667">
            <text:p>3,9166666667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120 k</text:p>
          </table:table-cell>
          <table:table-cell table:style-name="ce7" office:value-type="string">
            <text:p>162 k</text:p>
          </table:table-cell>
          <table:table-cell table:formula="of:=SUM([.C64:.C69])/6" office:value-type="float" office:value="122.166666666667">
            <text:p>122,1666666667</text:p>
          </table:table-cell>
          <table:table-cell table:formula="of:=[.L64]-[.L75]" office:value-type="float" office:value="590.5">
            <text:p>590,5</text:p>
          </table:table-cell>
          <table:table-cell table:formula="of:=[.R64]-[.R75]" office:value-type="float" office:value="88.1666666666667">
            <text:p>88,1666666667</text:p>
          </table:table-cell>
          <table:table-cell table:formula="of:=[.Q64]/[.K64]" office:value-type="float" office:value="0.149283103739106">
            <text:p>0,1492831037</text:p>
          </table:table-cell>
          <table:table-cell table:formula="of:=[.K64]-[.K75]" office:value-type="float" office:value="592.833333333333">
            <text:p>592,8333333333</text:p>
          </table:table-cell>
          <table:table-cell table:formula="of:=[.Q64]-[.Q75]" office:value-type="float" office:value="88.5">
            <text:p>88,5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4-01">
            <text:p>01.04.11</text:p>
          </table:table-cell>
          <table:table-cell table:style-name="ce4"/>
          <table:table-cell table:style-name="ce7" office:value-type="float" office:value="138">
            <text:p>138</text:p>
          </table:table-cell>
          <table:table-cell table:formula="of:=SUM([.C63:.C65])/3" office:value-type="float" office:value="139">
            <text:p>139</text:p>
          </table:table-cell>
          <table:table-cell table:formula="of:=SUM([.C60:.C65])/6" office:value-type="float" office:value="138.166666666667">
            <text:p>138,1666666667</text:p>
          </table:table-cell>
          <table:table-cell table:formula="of:=SUM([.C54:.C65])/12" office:value-type="float" office:value="132.333333333333">
            <text:p>132,3333333333</text:p>
          </table:table-cell>
          <table:table-cell table:formula="of:=[.F65]-[.F53]" office:value-type="float" office:value="-30.1666666666667">
            <text:p>-30,1666666667</text:p>
          </table:table-cell>
          <table:table-cell table:style-name="ce4"/>
          <table:table-cell table:style-name="ce7" office:value-type="float" office:value="587">
            <text:p>587</text:p>
          </table:table-cell>
          <table:table-cell table:formula="of:=SUM([.I63:.I65])/3" office:value-type="float" office:value="610">
            <text:p>610</text:p>
          </table:table-cell>
          <table:table-cell table:formula="of:=SUM([.I60:.I65])/6" office:value-type="float" office:value="593.333333333333">
            <text:p>593,3333333333</text:p>
          </table:table-cell>
          <table:table-cell table:formula="of:=SUM([.I54:.I65])/12" office:value-type="float" office:value="584.666666666667">
            <text:p>584,6666666667</text:p>
          </table:table-cell>
          <table:table-cell table:formula="of:=[.L65]-[.L53]" office:value-type="float" office:value="-58.25">
            <text:p>-58,25</text:p>
          </table:table-cell>
          <table:table-cell table:style-name="ce4"/>
          <table:table-cell table:style-name="ce7" office:value-type="float" office:value="89">
            <text:p>89</text:p>
          </table:table-cell>
          <table:table-cell table:style-name="ce7" table:formula="of:=SUM([.O63:.O65])/3" office:value-type="float" office:value="95.3333333333333">
            <text:p>95,3333333333</text:p>
          </table:table-cell>
          <table:table-cell table:formula="of:=SUM([.O60:.O65])/6" office:value-type="float" office:value="90.6666666666667">
            <text:p>90,6666666667</text:p>
          </table:table-cell>
          <table:table-cell table:style-name="ce10" table:formula="of:=SUM([.O54:.O65])/12" office:value-type="float" office:value="87">
            <text:p>87</text:p>
          </table:table-cell>
          <table:table-cell table:style-name="ce10" table:formula="of:=[.R65]-[.R53]" office:value-type="float" office:value="-3.66666666666667">
            <text:p>-3,6666666667</text:p>
          </table:table-cell>
          <table:table-cell table:style-name="ce4"/>
          <table:table-cell table:style-name="ce7" office:value-type="float" office:value="101">
            <text:p>101</text:p>
          </table:table-cell>
          <table:table-cell table:style-name="ce7" table:formula="of:=SUM([.U63:.U65])/3" office:value-type="float" office:value="111.333333333333">
            <text:p>111,3333333333</text:p>
          </table:table-cell>
          <table:table-cell table:style-name="ce7" table:formula="of:=SUM([.U60:.U65])/6" office:value-type="float" office:value="110.833333333333">
            <text:p>110,8333333333</text:p>
          </table:table-cell>
          <table:table-cell table:style-name="ce7" table:formula="of:=SUM([.U54:.U65])/12" office:value-type="float" office:value="116.5">
            <text:p>116,5</text:p>
          </table:table-cell>
          <table:table-cell table:style-name="ce7" table:formula="of:=[.X65]-[.X53]" office:value-type="float" office:value="3.41666666666667">
            <text:p>3,4166666667</text:p>
          </table:table-cell>
          <table:table-cell table:style-name="ce7" office:value-type="float" office:value="22.1">
            <text:p>22,1</text:p>
          </table:table-cell>
          <table:table-cell table:style-name="ce7" office:value-type="string">
            <text:p>92 k</text:p>
          </table:table-cell>
          <table:table-cell table:style-name="ce7" office:value-type="string">
            <text:p>163 k</text:p>
          </table:table-cell>
          <table:table-cell table:formula="of:=SUM([.C65:.C70])/6" office:value-type="float" office:value="97.3333333333333">
            <text:p>97,3333333333</text:p>
          </table:table-cell>
          <table:table-cell table:formula="of:=[.L65]-[.L76]" office:value-type="float" office:value="584.666666666667">
            <text:p>584,6666666667</text:p>
          </table:table-cell>
          <table:table-cell table:formula="of:=[.R65]-[.R76]" office:value-type="float" office:value="87">
            <text:p>87</text:p>
          </table:table-cell>
          <table:table-cell table:formula="of:=[.Q65]/[.K65]" office:value-type="float" office:value="0.152808988764045">
            <text:p>0,1528089888</text:p>
          </table:table-cell>
          <table:table-cell table:formula="of:=[.K65]-[.K76]" office:value-type="float" office:value="593.333333333333">
            <text:p>593,3333333333</text:p>
          </table:table-cell>
          <table:table-cell table:formula="of:=[.Q65]-[.Q76]" office:value-type="float" office:value="90.6666666666667">
            <text:p>90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5-01">
            <text:p>01.05.11</text:p>
          </table:table-cell>
          <table:table-cell table:style-name="ce4"/>
          <table:table-cell table:style-name="ce7" office:value-type="float" office:value="135">
            <text:p>135</text:p>
          </table:table-cell>
          <table:table-cell table:formula="of:=SUM([.C64:.C66])/3" office:value-type="float" office:value="140.666666666667">
            <text:p>140,6666666667</text:p>
          </table:table-cell>
          <table:table-cell table:formula="of:=SUM([.C61:.C66])/6" office:value-type="float" office:value="137">
            <text:p>137</text:p>
          </table:table-cell>
          <table:table-cell table:formula="of:=SUM([.C55:.C66])/12" office:value-type="float" office:value="130">
            <text:p>130</text:p>
          </table:table-cell>
          <table:table-cell table:formula="of:=[.F66]-[.F54]" office:value-type="float" office:value="-30.9166666666667">
            <text:p>-30,9166666667</text:p>
          </table:table-cell>
          <table:table-cell table:style-name="ce4"/>
          <table:table-cell table:style-name="ce7" office:value-type="float" office:value="611">
            <text:p>611</text:p>
          </table:table-cell>
          <table:table-cell table:formula="of:=SUM([.I64:.I66])/3" office:value-type="float" office:value="614">
            <text:p>614</text:p>
          </table:table-cell>
          <table:table-cell table:formula="of:=SUM([.I61:.I66])/6" office:value-type="float" office:value="594.666666666667">
            <text:p>594,6666666667</text:p>
          </table:table-cell>
          <table:table-cell table:formula="of:=SUM([.I55:.I66])/12" office:value-type="float" office:value="579.166666666667">
            <text:p>579,1666666667</text:p>
          </table:table-cell>
          <table:table-cell table:formula="of:=[.L66]-[.L54]" office:value-type="float" office:value="-66.5833333333334">
            <text:p>-66,5833333333</text:p>
          </table:table-cell>
          <table:table-cell table:style-name="ce4"/>
          <table:table-cell table:style-name="ce7" office:value-type="float" office:value="93">
            <text:p>93</text:p>
          </table:table-cell>
          <table:table-cell table:style-name="ce7" table:formula="of:=SUM([.O64:.O66])/3" office:value-type="float" office:value="96.3333333333333">
            <text:p>96,3333333333</text:p>
          </table:table-cell>
          <table:table-cell table:formula="of:=SUM([.O61:.O66])/6" office:value-type="float" office:value="92.6666666666667">
            <text:p>92,6666666667</text:p>
          </table:table-cell>
          <table:table-cell table:style-name="ce10" table:formula="of:=SUM([.O55:.O66])/12" office:value-type="float" office:value="86.5">
            <text:p>86,5</text:p>
          </table:table-cell>
          <table:table-cell table:style-name="ce10" table:formula="of:=[.R66]-[.R54]" office:value-type="float" office:value="-5.41666666666667">
            <text:p>-5,4166666667</text:p>
          </table:table-cell>
          <table:table-cell table:style-name="ce4"/>
          <table:table-cell table:style-name="ce7" office:value-type="float" office:value="123">
            <text:p>123</text:p>
          </table:table-cell>
          <table:table-cell table:style-name="ce7" table:formula="of:=SUM([.U64:.U66])/3" office:value-type="float" office:value="111">
            <text:p>111</text:p>
          </table:table-cell>
          <table:table-cell table:style-name="ce7" table:formula="of:=SUM([.U61:.U66])/6" office:value-type="float" office:value="112.833333333333">
            <text:p>112,8333333333</text:p>
          </table:table-cell>
          <table:table-cell table:style-name="ce7" table:formula="of:=SUM([.U55:.U66])/12" office:value-type="float" office:value="115.166666666667">
            <text:p>115,1666666667</text:p>
          </table:table-cell>
          <table:table-cell table:style-name="ce7" table:formula="of:=[.X66]-[.X54]" office:value-type="float" office:value="-2.16666666666666">
            <text:p>-2,1666666667</text:p>
          </table:table-cell>
          <table:table-cell table:style-name="ce7" office:value-type="float" office:value="22.2">
            <text:p>22,2</text:p>
          </table:table-cell>
          <table:table-cell table:style-name="ce7" office:value-type="string">
            <text:p>115 k</text:p>
          </table:table-cell>
          <table:table-cell table:style-name="ce7" office:value-type="string">
            <text:p>164 k</text:p>
          </table:table-cell>
          <table:table-cell table:formula="of:=SUM([.C66:.C71])/6" office:value-type="float" office:value="74.3333333333333">
            <text:p>74,3333333333</text:p>
          </table:table-cell>
          <table:table-cell table:formula="of:=[.L66]-[.L77]" office:value-type="float" office:value="579.166666666667">
            <text:p>579,1666666667</text:p>
          </table:table-cell>
          <table:table-cell table:formula="of:=[.R66]-[.R77]" office:value-type="float" office:value="86.5">
            <text:p>86,5</text:p>
          </table:table-cell>
          <table:table-cell table:formula="of:=[.Q66]/[.K66]" office:value-type="float" office:value="0.155829596412556">
            <text:p>0,1558295964</text:p>
          </table:table-cell>
          <table:table-cell table:formula="of:=[.K66]-[.K77]" office:value-type="float" office:value="594.666666666667">
            <text:p>594,6666666667</text:p>
          </table:table-cell>
          <table:table-cell table:formula="of:=[.Q66]-[.Q77]" office:value-type="float" office:value="92.6666666666667">
            <text:p>92,6666666667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6-01">
            <text:p>01.06.11</text:p>
          </table:table-cell>
          <table:table-cell table:style-name="ce4"/>
          <table:table-cell table:style-name="ce7" office:value-type="float" office:value="117">
            <text:p>117</text:p>
          </table:table-cell>
          <table:table-cell table:formula="of:=SUM([.C65:.C67])/3" office:value-type="float" office:value="130">
            <text:p>130</text:p>
          </table:table-cell>
          <table:table-cell table:formula="of:=SUM([.C62:.C67])/6" office:value-type="float" office:value="137.5">
            <text:p>137,5</text:p>
          </table:table-cell>
          <table:table-cell table:formula="of:=SUM([.C56:.C67])/12" office:value-type="float" office:value="130.25">
            <text:p>130,25</text:p>
          </table:table-cell>
          <table:table-cell table:formula="of:=[.F67]-[.F55]" office:value-type="float" office:value="-28.1666666666667">
            <text:p>-28,1666666667</text:p>
          </table:table-cell>
          <table:table-cell table:style-name="ce4"/>
          <table:table-cell table:style-name="ce7" office:value-type="float" office:value="532">
            <text:p>532</text:p>
          </table:table-cell>
          <table:table-cell table:formula="of:=SUM([.I65:.I67])/3" office:value-type="float" office:value="576.666666666667">
            <text:p>576,6666666667</text:p>
          </table:table-cell>
          <table:table-cell table:formula="of:=SUM([.I62:.I67])/6" office:value-type="float" office:value="598.333333333333">
            <text:p>598,3333333333</text:p>
          </table:table-cell>
          <table:table-cell table:formula="of:=SUM([.I56:.I67])/12" office:value-type="float" office:value="575.5">
            <text:p>575,5</text:p>
          </table:table-cell>
          <table:table-cell table:formula="of:=[.L67]-[.L55]" office:value-type="float" office:value="-65.5">
            <text:p>-65,5</text:p>
          </table:table-cell>
          <table:table-cell table:style-name="ce4"/>
          <table:table-cell table:style-name="ce7" office:value-type="float" office:value="87">
            <text:p>87</text:p>
          </table:table-cell>
          <table:table-cell table:style-name="ce7" table:formula="of:=SUM([.O65:.O67])/3" office:value-type="float" office:value="89.6666666666667">
            <text:p>89,6666666667</text:p>
          </table:table-cell>
          <table:table-cell table:formula="of:=SUM([.O62:.O67])/6" office:value-type="float" office:value="93.3333333333333">
            <text:p>93,3333333333</text:p>
          </table:table-cell>
          <table:table-cell table:style-name="ce10" table:formula="of:=SUM([.O56:.O67])/12" office:value-type="float" office:value="86.1666666666667">
            <text:p>86,1666666667</text:p>
          </table:table-cell>
          <table:table-cell table:style-name="ce10" table:formula="of:=[.R67]-[.R55]" office:value-type="float" office:value="-6.66666666666666">
            <text:p>-6,6666666667</text:p>
          </table:table-cell>
          <table:table-cell table:style-name="ce4"/>
          <table:table-cell table:style-name="ce7" office:value-type="float" office:value="109">
            <text:p>109</text:p>
          </table:table-cell>
          <table:table-cell table:style-name="ce7" table:formula="of:=SUM([.U65:.U67])/3" office:value-type="float" office:value="111">
            <text:p>111</text:p>
          </table:table-cell>
          <table:table-cell table:style-name="ce7" table:formula="of:=SUM([.U62:.U67])/6" office:value-type="float" office:value="115">
            <text:p>115</text:p>
          </table:table-cell>
          <table:table-cell table:style-name="ce7" table:formula="of:=SUM([.U56:.U67])/12" office:value-type="float" office:value="113.75">
            <text:p>113,75</text:p>
          </table:table-cell>
          <table:table-cell table:style-name="ce7" table:formula="of:=[.X67]-[.X55]" office:value-type="float" office:value="-7.08333333333333">
            <text:p>-7,0833333333</text:p>
          </table:table-cell>
          <table:table-cell table:style-name="ce7" office:value-type="float" office:value="22.3">
            <text:p>22,3</text:p>
          </table:table-cell>
          <table:table-cell table:style-name="ce7" office:value-type="string">
            <text:p>110 k</text:p>
          </table:table-cell>
          <table:table-cell table:style-name="ce7" office:value-type="string">
            <text:p>167 k</text:p>
          </table:table-cell>
          <table:table-cell table:formula="of:=SUM([.C67:.C72])/6" office:value-type="float" office:value="51.8333333333333">
            <text:p>51,8333333333</text:p>
          </table:table-cell>
          <table:table-cell table:formula="of:=[.L67]-[.L78]" office:value-type="float" office:value="575.5">
            <text:p>575,5</text:p>
          </table:table-cell>
          <table:table-cell table:formula="of:=[.R67]-[.R78]" office:value-type="float" office:value="86.1666666666667">
            <text:p>86,1666666667</text:p>
          </table:table-cell>
          <table:table-cell table:formula="of:=[.Q67]/[.K67]" office:value-type="float" office:value="0.155988857938719">
            <text:p>0,1559888579</text:p>
          </table:table-cell>
          <table:table-cell table:formula="of:=[.K67]-[.K78]" office:value-type="float" office:value="598.333333333333">
            <text:p>598,3333333333</text:p>
          </table:table-cell>
          <table:table-cell table:formula="of:=[.Q67]-[.Q78]" office:value-type="float" office:value="93.3333333333333">
            <text:p>93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7-01">
            <text:p>01.07.11</text:p>
          </table:table-cell>
          <table:table-cell table:style-name="ce4"/>
          <table:table-cell table:style-name="ce7" office:value-type="float" office:value="91">
            <text:p>91</text:p>
          </table:table-cell>
          <table:table-cell table:formula="of:=SUM([.C66:.C68])/3" office:value-type="float" office:value="114.333333333333">
            <text:p>114,3333333333</text:p>
          </table:table-cell>
          <table:table-cell table:formula="of:=SUM([.C63:.C68])/6" office:value-type="float" office:value="126.666666666667">
            <text:p>126,6666666667</text:p>
          </table:table-cell>
          <table:table-cell table:formula="of:=SUM([.C57:.C68])/12" office:value-type="float" office:value="128.75">
            <text:p>128,75</text:p>
          </table:table-cell>
          <table:table-cell table:formula="of:=[.F68]-[.F56]" office:value-type="float" office:value="-26.5833333333333">
            <text:p>-26,5833333333</text:p>
          </table:table-cell>
          <table:table-cell table:style-name="ce4"/>
          <table:table-cell table:style-name="ce7" office:value-type="float" office:value="487">
            <text:p>487</text:p>
          </table:table-cell>
          <table:table-cell table:formula="of:=SUM([.I66:.I68])/3" office:value-type="float" office:value="543.333333333333">
            <text:p>543,3333333333</text:p>
          </table:table-cell>
          <table:table-cell table:formula="of:=SUM([.I63:.I68])/6" office:value-type="float" office:value="576.666666666667">
            <text:p>576,6666666667</text:p>
          </table:table-cell>
          <table:table-cell table:formula="of:=SUM([.I57:.I68])/12" office:value-type="float" office:value="573.75">
            <text:p>573,75</text:p>
          </table:table-cell>
          <table:table-cell table:formula="of:=[.L68]-[.L56]" office:value-type="float" office:value="-62.6666666666666">
            <text:p>-62,6666666667</text:p>
          </table:table-cell>
          <table:table-cell table:style-name="ce4"/>
          <table:table-cell table:style-name="ce7" office:value-type="float" office:value="82">
            <text:p>82</text:p>
          </table:table-cell>
          <table:table-cell table:style-name="ce7" table:formula="of:=SUM([.O66:.O68])/3" office:value-type="float" office:value="87.3333333333333">
            <text:p>87,3333333333</text:p>
          </table:table-cell>
          <table:table-cell table:formula="of:=SUM([.O63:.O68])/6" office:value-type="float" office:value="91.3333333333333">
            <text:p>91,3333333333</text:p>
          </table:table-cell>
          <table:table-cell table:style-name="ce10" table:formula="of:=SUM([.O57:.O68])/12" office:value-type="float" office:value="86.0833333333333">
            <text:p>86,0833333333</text:p>
          </table:table-cell>
          <table:table-cell table:style-name="ce10" table:formula="of:=[.R68]-[.R56]" office:value-type="float" office:value="-6.83333333333334">
            <text:p>-6,8333333333</text:p>
          </table:table-cell>
          <table:table-cell table:style-name="ce4"/>
          <table:table-cell table:style-name="ce7" office:value-type="float" office:value="89">
            <text:p>89</text:p>
          </table:table-cell>
          <table:table-cell table:style-name="ce7" table:formula="of:=SUM([.U66:.U68])/3" office:value-type="float" office:value="107">
            <text:p>107</text:p>
          </table:table-cell>
          <table:table-cell table:style-name="ce7" table:formula="of:=SUM([.U63:.U68])/6" office:value-type="float" office:value="109.166666666667">
            <text:p>109,1666666667</text:p>
          </table:table-cell>
          <table:table-cell table:style-name="ce7" table:formula="of:=SUM([.U57:.U68])/12" office:value-type="float" office:value="110.083333333333">
            <text:p>110,0833333333</text:p>
          </table:table-cell>
          <table:table-cell table:style-name="ce7" table:formula="of:=[.X68]-[.X56]" office:value-type="float" office:value="-15.5833333333333">
            <text:p>-15,5833333333</text:p>
          </table:table-cell>
          <table:table-cell table:style-name="ce7" office:value-type="float" office:value="22.4">
            <text:p>22,4</text:p>
          </table:table-cell>
          <table:table-cell table:style-name="ce7" office:value-type="string">
            <text:p>100 k</text:p>
          </table:table-cell>
          <table:table-cell table:style-name="ce7" office:value-type="string">
            <text:p>169 k</text:p>
          </table:table-cell>
          <table:table-cell table:formula="of:=SUM([.C68:.C73])/6" office:value-type="float" office:value="32.3333333333333">
            <text:p>32,3333333333</text:p>
          </table:table-cell>
          <table:table-cell table:formula="of:=[.L68]-[.L79]" office:value-type="float" office:value="573.75">
            <text:p>573,75</text:p>
          </table:table-cell>
          <table:table-cell table:formula="of:=[.R68]-[.R79]" office:value-type="float" office:value="86.0833333333333">
            <text:p>86,0833333333</text:p>
          </table:table-cell>
          <table:table-cell table:formula="of:=[.Q68]/[.K68]" office:value-type="float" office:value="0.158381502890173">
            <text:p>0,1583815029</text:p>
          </table:table-cell>
          <table:table-cell table:formula="of:=[.K68]-[.K79]" office:value-type="float" office:value="576.666666666667">
            <text:p>576,6666666667</text:p>
          </table:table-cell>
          <table:table-cell table:formula="of:=[.Q68]-[.Q79]" office:value-type="float" office:value="91.3333333333333">
            <text:p>91,3333333333</text:p>
          </table:table-cell>
          <table:table-cell table:number-columns-repeated="990"/>
        </table:table-row>
        <table:table-row table:style-name="ro1">
          <table:table-cell table:style-name="ce2" office:value-type="date" office:date-value="2011-08-01">
            <text:p>01.08.11</text:p>
          </table:table-cell>
          <table:table-cell table:style-name="ce4"/>
          <table:table-cell table:style-name="ce7" office:value-type="float" office:value="103">
            <text:p>103</text:p>
          </table:table-cell>
          <table:table-cell table:formula="of:=SUM([.C67:.C69])/3" office:value-type="float" office:value="103.666666666667">
            <text:p>103,6666666667</text:p>
          </table:table-cell>
          <table:table-cell table:formula="of:=SUM([.C64:.C69])/6" office:value-type="float" office:value="122.166666666667">
            <text:p>122,1666666667</text:p>
          </table:table-cell>
          <table:table-cell table:formula="of:=SUM([.C58:.C69])/12" office:value-type="float" office:value="127.333333333333">
            <text:p>127,3333333333</text:p>
          </table:table-cell>
          <table:table-cell table:formula="of:=[.F69]-[.F57]" office:value-type="float" office:value="-25.3333333333333">
            <text:p>-25,3333333333</text:p>
          </table:table-cell>
          <table:table-cell table:style-name="ce4"/>
          <table:table-cell table:style-name="ce7" office:value-type="float" office:value="516">
            <text:p>516</text:p>
          </table:table-cell>
          <table:table-cell table:formula="of:=SUM([.I67:.I69])/3" office:value-type="float" office:value="511.666666666667">
            <text:p>511,6666666667</text:p>
          </table:table-cell>
          <table:table-cell table:formula="of:=SUM([.I64:.I69])/6" office:value-type="float" office:value="562.833333333333">
            <text:p>562,8333333333</text:p>
          </table:table-cell>
          <table:table-cell table:formula="of:=SUM([.I58:.I69])/12" office:value-type="float" office:value="569.916666666667">
            <text:p>569,9166666667</text:p>
          </table:table-cell>
          <table:table-cell table:formula="of:=[.L69]-[.L57]" office:value-type="float" office:value="-60.4166666666667">
            <text:p>-60,4166666667</text:p>
          </table:table-cell>
          <table:table-cell table:style-name="ce4"/>
          <table:table-cell table:style-name="ce7" office:value-type="float" office:value="81">
            <text:p>81</text:p>
          </table:table-cell>
          <table:table-cell table:style-name="ce7" table:formula="of:=SUM([.O67:.O69])/3" office:value-type="float" office:value="83.3333333333333">
            <text:p>83,3333333333</text:p>
          </table:table-cell>
          <table:table-cell table:formula="of:=SUM([.O64:.O69])/6" office:value-type="float" office:value="89.8333333333333">
            <text:p>89,8333333333</text:p>
          </table:table-cell>
          <table:table-cell table:style-name="ce10" table:formula="of:=SUM([.O58:.O69])/12" office:value-type="float" office:value="86.6666666666667">
            <text:p>86,6666666667</text:p>
          </table:table-cell>
          <table:table-cell table:style-name="ce10" table:formula="of:=[.R69]-[.R57]" office:value-type="float" office:value="-4.41666666666666">
            <text:p>-4,4166666667</text:p>
          </table:table-cell>
          <table:table-cell table:style-name="ce4"/>
          <table:table-cell table:style-name="ce7" office:value-type="float" office:value="85">
            <text:p>85</text:p>
          </table:table-cell>
          <table:table-cell table:style-name="ce7" table:formula="of:=SUM([.U67:.U69])/3" office:value-type="float" office:value="94.3333333333333">
            <text:p>94,3333333333</text:p>
          </table:table-cell>
          <table:table-cell table:style-name="ce7" table:formula="of:=SUM([.U64:.U69])/6" office:value-type="float" office:value="102.666666666667">
            <text:p>102,6666666667</text:p>
          </table:table-cell>
          <table:table-cell table:style-name="ce7" table:formula="of:=SUM([.U58:.U69])/12" office:value-type="float" office:value="107.583333333333">
            <text:p>107,5833333333</text:p>
          </table:table-cell>
          <table:table-cell table:style-name="ce7" table:formula="of:=[.X69]-[.X57]" office:value-type="float" office:value="-18.9166666666667">
            <text:p>-18,9166666667</text:p>
          </table:table-cell>
          <table:table-cell table:style-name="ce7" office:value-type="float" office:value="22.5">
            <text:p>22,5</text:p>
          </table:table-cell>
          <table:table-cell table:style-name="ce7" office:value-type="string">
            <text:p>92 k</text:p>
          </table:table-cell>
          <table:table-cell table:style-name="ce7" office:value-type="string">
            <text:p>172 k</text:p>
          </table:table-cell>
          <table:table-cell table:formula="of:=SUM([.C69:.C74])/6" office:value-type="float" office:value="17.1666666666667">
            <text:p>17,1666666667</text:p>
          </table:table-cell>
          <table:table-cell table:formula="of:=[.L69]-[.L80]" office:value-type="float" office:value="569.916666666667">
            <text:p>569,9166666667</text:p>
          </table:table-cell>
          <table:table-cell table:formula="of:=[.R69]-[.R80]" office:value-type="float" office:value="86.6666666666667">
            <text:p>86,6666666667</text:p>
          </table:table-cell>
          <table:table-cell table:formula="of:=[.Q69]/[.K69]" office:value-type="float" office:value="0.159609120521173">
            <text:p>0,1596091205</text:p>
          </table:table-cell>
          <table:table-cell table:formula="of:=[.K69]-[.K80]" office:value-type="float" office:value="562.833333333333">
            <text:p>562,8333333333</text:p>
          </table:table-cell>
          <table:table-cell table:formula="of:=[.Q69]-[.Q80]" office:value-type="float" office:value="89.8333333333333">
            <text:p>89,8333333333</text:p>
          </table:table-cell>
          <table:table-cell table:number-columns-repeated="990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>
          <table:table-cell table:number-columns-repeated="10"/>
          <table:table-cell table:number-columns-repeated="2"/>
          <table:table-cell table:number-columns-repeated="4"/>
          <table:table-cell table:number-columns-repeated="2"/>
          <table:table-cell table:number-columns-repeated="100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.$A$1:.$N$68"/>
        <table:named-range table:name="HTML_all" table:base-cell-address="$Sheet1.$A$1" table:cell-range-address=".$A$1:.$N$68"/>
        <table:named-range table:name="HTML_tables" table:base-cell-address="$Sheet1.$A$1" table:cell-range-address=".$A$1:.$A$1"/>
      </table:named-expressions>
      <table:database-ranges>
        <table:database-range table:target-range-address="Sheet1.A2:Sheet1.AMJ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.10.2011</text:date>, <text:time>14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5T14:14:29</dc:date>
    <dc:creator>John Blad</dc:creator>
    <meta:generator>LibreOffice/3.3$Unix LibreOffice_project/330m19$Build-401</meta:generator>
    <meta:editing-duration>P1DT52M50S</meta:editing-duration>
    <meta:editing-cycles>3</meta:editing-cycles>
    <meta:document-statistic meta:table-count="1" meta:cell-count="2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6cm" chart:style-name="ch2">
          <text:p>Norsk (bokmål) Wikipedia</text:p>
        </chart:title>
        <chart:subtitle svg:x="6.938cm" svg:y="1.275cm" chart:style-name="ch3">
          <text:p>Nye artikler</text:p>
        </chart:subtitle>
        <chart:legend chart:legend-position="end" svg:x="13.286cm" svg:y="3.305cm" chart:style-name="ch4"/>
        <chart:plot-area chart:style-name="ch5" table:cell-range-address="Sheet1.T1:Sheet1.Y69" chart:data-source-has-labels="both" svg:x="1.331cm" svg:y="2.318cm" svg:width="11.315cm" svg:height="5.521cm">
          <chartooo:coordinate-region svg:x="2.243cm" svg:y="2.517cm" svg:width="10.403cm" svg:height="5.123cm"/>
          <chart:axis chart:dimension="x" chart:name="primary-x" chart:style-name="ch6">
            <chart:title svg:x="6.785cm" svg:y="8.019cm" chart:style-name="ch7">
              <text:p>år</text:p>
            </chart:title>
            <chart:categories table:cell-range-address="Sheet1.T2:Sheet1.T69"/>
          </chart:axis>
          <chart:axis chart:dimension="y" chart:name="primary-y" chart:style-name="ch6">
            <chart:title svg:x="0.451cm" svg:y="5.532cm" chart:style-name="ch8">
              <text:p>antall</text:p>
            </chart:title>
            <chart:grid chart:style-name="ch9" chart:class="major"/>
          </chart:axis>
          <chart:series chart:style-name="ch10" chart:values-cell-range-address="Sheet1.U2:Sheet1.U69" chart:label-cell-address="Sheet1.U1:Sheet1.U1" chart:class="chart:line">
            <chart:data-point chart:repeated="68"/>
          </chart:series>
          <chart:series chart:style-name="ch11" chart:values-cell-range-address="Sheet1.V2:Sheet1.V69" chart:label-cell-address="Sheet1.V1:Sheet1.V1" chart:class="chart:line">
            <chart:data-point chart:repeated="68"/>
          </chart:series>
          <chart:series chart:style-name="ch12" chart:values-cell-range-address="Sheet1.W2:Sheet1.W69" chart:label-cell-address="Sheet1.W1:Sheet1.W1" chart:class="chart:line">
            <chart:data-point chart:repeated="68"/>
          </chart:series>
          <chart:series chart:style-name="ch13" chart:values-cell-range-address="Sheet1.X2:Sheet1.X69" chart:label-cell-address="Sheet1.X1:Sheet1.X1" chart:class="chart:line">
            <chart:data-point chart:repeated="68"/>
          </chart:series>
          <chart:series chart:style-name="ch14" chart:values-cell-range-address="Sheet1.Y2:Sheet1.Y69" chart:label-cell-address="Sheet1.Y1:Sheet1.Y1" chart:class="chart:line">
            <chart:data-point chart:repeated="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åned</text:p>
                <draw:g>
                  <svg:desc>Sheet1.U1:Sheet1.U1</svg:desc>
                </draw:g>
              </table:table-cell>
              <table:table-cell office:value-type="string">
                <text:p>3 måneder</text:p>
                <draw:g>
                  <svg:desc>Sheet1.V1:Sheet1.V1</svg:desc>
                </draw:g>
              </table:table-cell>
              <table:table-cell office:value-type="string">
                <text:p>6 måneder</text:p>
                <draw:g>
                  <svg:desc>Sheet1.W1:Sheet1.W1</svg:desc>
                </draw:g>
              </table:table-cell>
              <table:table-cell office:value-type="string">
                <text:p>12 måneder</text:p>
                <draw:g>
                  <svg:desc>Sheet1.X1:Sheet1.X1</svg:desc>
                </draw:g>
              </table:table-cell>
              <table:table-cell office:value-type="string">
                <text:p>Årlig endring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heet1.T2:Sheet1.T69</svg:desc>
                </draw:g>
              </table:table-cell>
              <table:table-cell office:value-type="float" office:value="118">
                <text:p>118</text:p>
                <draw:g>
                  <svg:desc>Sheet1.U2:Sheet1.U69</svg:desc>
                </draw:g>
              </table:table-cell>
              <table:table-cell office:value-type="float" office:value="NaN">
                <text:p>NaN</text:p>
                <draw:g>
                  <svg:desc>Sheet1.V2:Sheet1.V69</svg:desc>
                </draw:g>
              </table:table-cell>
              <table:table-cell office:value-type="float" office:value="NaN">
                <text:p>NaN</text:p>
                <draw:g>
                  <svg:desc>Sheet1.W2:Sheet1.W69</svg:desc>
                </draw:g>
              </table:table-cell>
              <table:table-cell office:value-type="float" office:value="NaN">
                <text:p>NaN</text:p>
                <draw:g>
                  <svg:desc>Sheet1.X2:Sheet1.X69</svg:desc>
                </draw:g>
              </table:table-cell>
              <table:table-cell office:value-type="float" office:value="NaN">
                <text:p>NaN</text:p>
                <draw:g>
                  <svg:desc>Sheet1.Y2:Sheet1.Y6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">
                <text:p>211</text:p>
              </table:table-cell>
              <table:table-cell office:value-type="float" office:value="163">
                <text:p>163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37.166666666667">
                <text:p>137.166666666667</text:p>
              </table:table-cell>
              <table:table-cell office:value-type="float" office:value="126.416666666667">
                <text:p>126.4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37">
                <text:p>137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145">
                <text:p>145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37.25">
                <text:p>13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157.5">
                <text:p>157.5</text:p>
              </table:table-cell>
              <table:table-cell office:value-type="float" office:value="138.416666666667">
                <text:p>138.4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36">
                <text:p>136</text:p>
              </table:table-cell>
              <table:table-cell office:value-type="float" office:value="142.833333333333">
                <text:p>142.833333333333</text:p>
              </table:table-cell>
              <table:table-cell office:value-type="float" office:value="139.083333333333">
                <text:p>139.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138.5">
                <text:p>138.5</text:p>
              </table:table-cell>
              <table:table-cell office:value-type="float" office:value="137.833333333333">
                <text:p>137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151.833333333333">
                <text:p>151.833333333333</text:p>
              </table:table-cell>
              <table:table-cell office:value-type="float" office:value="154.083333333333">
                <text:p>154.0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184">
                <text:p>184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156.75">
                <text:p>15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148.833333333333">
                <text:p>148.833333333333</text:p>
              </table:table-cell>
              <table:table-cell office:value-type="float" office:value="153.166666666667">
                <text:p>153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48.25">
                <text:p>148.25</text:p>
              </table:table-cell>
              <table:table-cell office:value-type="float" office:value="33.4166666666667">
                <text:p>33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46.583333333333">
                <text:p>146.583333333333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55">
                <text:p>155</text:p>
              </table:table-cell>
              <table:table-cell office:value-type="float" office:value="142">
                <text:p>142</text:p>
              </table:table-cell>
              <table:table-cell office:value-type="float" office:value="157.166666666667">
                <text:p>157.166666666667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20.0833333333333">
                <text:p>20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142.5">
                <text:p>142.5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139.166666666667">
                <text:p>139.166666666667</text:p>
              </table:table-cell>
              <table:table-cell office:value-type="float" office:value="145.416666666667">
                <text:p>145.416666666667</text:p>
              </table:table-cell>
              <table:table-cell office:value-type="float" office:value="8.16666666666666">
                <text:p>8.16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8.91666666666669">
                <text:p>8.9166666666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.166666666667">
                <text:p>145.166666666667</text:p>
              </table:table-cell>
              <table:table-cell office:value-type="float" office:value="149.416666666667">
                <text:p>149.41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148.166666666667">
                <text:p>148.166666666667</text:p>
              </table:table-cell>
              <table:table-cell office:value-type="float" office:value="151.416666666667">
                <text:p>151.416666666667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41.5">
                <text:p>141.5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7.33333333333334">
                <text:p>7.33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136.916666666667">
                <text:p>136.916666666667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130.5">
                <text:p>130.5</text:p>
              </table:table-cell>
              <table:table-cell office:value-type="float" office:value="134.833333333333">
                <text:p>134.833333333333</text:p>
              </table:table-cell>
              <table:table-cell office:value-type="float" office:value="-21.9166666666667">
                <text:p>-21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">
                <text:p>223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43.5">
                <text:p>143.5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62.166666666667">
                <text:p>162.1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5.41666666666666">
                <text:p>5.4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218.333333333333">
                <text:p>218.333333333333</text:p>
              </table:table-cell>
              <table:table-cell office:value-type="float" office:value="168">
                <text:p>168</text:p>
              </table:table-cell>
              <table:table-cell office:value-type="float" office:value="158.083333333333">
                <text:p>158.0833333333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18">
                <text:p>118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68.5">
                <text:p>168.5</text:p>
              </table:table-cell>
              <table:table-cell office:value-type="float" office:value="155">
                <text:p>155</text:p>
              </table:table-cell>
              <table:table-cell office:value-type="float" office:value="6.91666666666666">
                <text:p>6.9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169.833333333333">
                <text:p>169.833333333333</text:p>
              </table:table-cell>
              <table:table-cell office:value-type="float" office:value="150.583333333333">
                <text:p>150.583333333333</text:p>
              </table:table-cell>
              <table:table-cell office:value-type="float" office:value="3.41666666666669">
                <text:p>3.4166666666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163.5">
                <text:p>163.5</text:p>
              </table:table-cell>
              <table:table-cell office:value-type="float" office:value="147">
                <text:p>147</text:p>
              </table:table-cell>
              <table:table-cell office:value-type="float" office:value="1.58333333333334">
                <text:p>1.5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44.166666666667">
                <text:p>144.166666666667</text:p>
              </table:table-cell>
              <table:table-cell office:value-type="float" office:value="143.833333333333">
                <text:p>143.83333333333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115.5">
                <text:p>115.5</text:p>
              </table:table-cell>
              <table:table-cell office:value-type="float" office:value="138.833333333333">
                <text:p>138.833333333333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134.416666666667">
                <text:p>134.4166666666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31.083333333333">
                <text:p>131.083333333333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131.416666666667">
                <text:p>131.41666666666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-5.16666666666669">
                <text:p>-5.1666666666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99">
                <text:p>99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-23.0833333333333">
                <text:p>-23.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11.083333333333">
                <text:p>111.083333333333</text:p>
              </table:table-cell>
              <table:table-cell office:value-type="float" office:value="-42.5833333333333">
                <text:p>-42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25">
                <text:p>125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23.166666666667">
                <text:p>123.166666666667</text:p>
              </table:table-cell>
              <table:table-cell office:value-type="float" office:value="108.416666666667">
                <text:p>108.416666666667</text:p>
              </table:table-cell>
              <table:table-cell office:value-type="float" office:value="-46.5833333333333">
                <text:p>-46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-39.9166666666667">
                <text:p>-39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113.083333333333">
                <text:p>113.083333333333</text:p>
              </table:table-cell>
              <table:table-cell office:value-type="float" office:value="-33.9166666666667">
                <text:p>-33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27.166666666667">
                <text:p>127.166666666667</text:p>
              </table:table-cell>
              <table:table-cell office:value-type="float" office:value="113.083333333333">
                <text:p>113.083333333333</text:p>
              </table:table-cell>
              <table:table-cell office:value-type="float" office:value="-30.75">
                <text:p>-3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8">
                <text:p>128</text:p>
              </table:table-cell>
              <table:table-cell office:value-type="float" office:value="117.333333333333">
                <text:p>117.33333333333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6.833333333333">
                <text:p>126.833333333333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128.166666666667">
                <text:p>128.166666666667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26.5">
                <text:p>126.5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121.166666666667">
                <text:p>121.166666666667</text:p>
              </table:table-cell>
              <table:table-cell office:value-type="float" office:value="125.75">
                <text:p>125.75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122.166666666667">
                <text:p>122.166666666667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3.08333333333334">
                <text:p>3.083333333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117.5">
                <text:p>117.5</text:p>
              </table:table-cell>
              <table:table-cell office:value-type="float" office:value="122.75">
                <text:p>122.7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112.5">
                <text:p>112.5</text:p>
              </table:table-cell>
              <table:table-cell office:value-type="float" office:value="119.666666666667">
                <text:p>119.666666666667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24">
                <text:p>124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111">
                <text:p>111</text:p>
              </table:table-cell>
              <table:table-cell office:value-type="float" office:value="119.583333333333">
                <text:p>119.583333333333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112.5">
                <text:p>112.5</text:p>
              </table:table-cell>
              <table:table-cell office:value-type="float" office:value="118.583333333333">
                <text:p>118.583333333333</text:p>
              </table:table-cell>
              <table:table-cell office:value-type="float" office:value="7.91666666666666">
                <text:p>7.91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112.833333333333">
                <text:p>112.833333333333</text:p>
              </table:table-cell>
              <table:table-cell office:value-type="float" office:value="117">
                <text:p>117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10.833333333333">
                <text:p>110.833333333333</text:p>
              </table:table-cell>
              <table:table-cell office:value-type="float" office:value="116.5">
                <text:p>116.5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112.833333333333">
                <text:p>112.833333333333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-2.16666666666666">
                <text:p>-2.166666666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13.75">
                <text:p>113.75</text:p>
              </table:table-cell>
              <table:table-cell office:value-type="float" office:value="-7.08333333333333">
                <text:p>-7.0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109.166666666667">
                <text:p>109.166666666667</text:p>
              </table:table-cell>
              <table:table-cell office:value-type="float" office:value="110.083333333333">
                <text:p>110.083333333333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07.583333333333">
                <text:p>107.583333333333</text:p>
              </table:table-cell>
              <table:table-cell office:value-type="float" office:value="-18.9166666666667">
                <text:p>-18.9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